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6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8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2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4" style:family="table-cell" style:parent-style-name="Default" style:data-style-name="N1"/>
    <style:style style:name="ce24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Default" style:data-style-name="N38"/>
    <style:style style:name="ce25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8.598958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8.942916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8.83708333333333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13in" svg:y="0.2438in" svg:width="1.9113in" svg:height="0.52298in">
                <draw:text-box>
                  <text:p text:style-name="a13" text:class-names="" text:cond-style-name=""><text:span text:style-name="a11" text:class-names="">OUTUBRO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1481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1 - PEDIDOS DE EMPREGO <text:s text:c="2"/>E <text:s text:c="3"/>DESEMPREGO REGISTADO</text:p>
          </table:table-cell>
          <table:table-cell table:number-columns-repeated="2" table:style-name="ce160"/>
          <table:table-cell table:number-columns-repeated="6" table:style-name="ce159"/>
          <table:table-cell office:value-type="string" table:number-columns-spanned="2" table:number-rows-spanned="1" table:style-name="ce255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7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61829" table:style-name="ce109">
            <text:p>561 82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53928" table:style-name="ce111">
            <text:p>553 92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55402" table:style-name="ce111">
            <text:p>455 40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901" table:style-name="ce113">
            <text:p>+7 901</text:p>
          </table:table-cell>
          <table:table-cell office:value-type="float" office:value="1.4263586603313065" table:style-name="ce114">
            <text:p>+1,4<text:s text:c="3"/></text:p>
          </table:table-cell>
          <table:table-cell office:value-type="float" office:value="106427" table:style-name="ce113">
            <text:p>+106 427</text:p>
          </table:table-cell>
          <table:table-cell office:value-type="float" office:value="23.369901757128865" table:style-name="ce114">
            <text:p>+23,4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403554" table:style-name="ce116">
            <text:p>403 554</text:p>
          </table:table-cell>
          <table:table-cell office:value-type="float" office:value="71.828616892328441" table:style-name="ce117">
            <text:p>71,8<text:s text:c="5"/></text:p>
          </table:table-cell>
          <table:table-cell office:value-type="float" office:value="410174" table:style-name="ce118">
            <text:p>410 174</text:p>
          </table:table-cell>
          <table:table-cell office:value-type="float" office:value="74.04825175835127" table:style-name="ce119">
            <text:p>74,0<text:s text:c="5"/></text:p>
          </table:table-cell>
          <table:table-cell office:value-type="float" office:value="300019" table:style-name="ce118">
            <text:p>300 019</text:p>
          </table:table-cell>
          <table:table-cell office:value-type="float" office:value="65.880035660800786" table:style-name="ce119">
            <text:p>65,9<text:s text:c="5"/></text:p>
          </table:table-cell>
          <table:table-cell office:value-type="float" office:value="-6620" table:style-name="ce120">
            <text:p><text:s/>-6 620</text:p>
          </table:table-cell>
          <table:table-cell office:value-type="float" office:value="-1.6139492020459612" table:style-name="ce121">
            <text:p>-1,6<text:s text:c="3"/></text:p>
          </table:table-cell>
          <table:table-cell office:value-type="float" office:value="103535" table:style-name="ce120">
            <text:p>+103 535</text:p>
          </table:table-cell>
          <table:table-cell office:value-type="float" office:value="34.509481066199136" table:style-name="ce121">
            <text:p>+34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5649" table:style-name="ce116">
            <text:p>45 649</text:p>
          </table:table-cell>
          <table:table-cell office:value-type="float" office:value="8.1250700836019494" table:style-name="ce117">
            <text:p>8,1<text:s text:c="5"/></text:p>
          </table:table-cell>
          <table:table-cell office:value-type="float" office:value="43548" table:style-name="ce118">
            <text:p>43 548</text:p>
          </table:table-cell>
          <table:table-cell office:value-type="float" office:value="7.8616715529816155" table:style-name="ce119">
            <text:p>7,9<text:s text:c="5"/></text:p>
          </table:table-cell>
          <table:table-cell office:value-type="float" office:value="40619" table:style-name="ce118">
            <text:p>40 619</text:p>
          </table:table-cell>
          <table:table-cell office:value-type="float" office:value="8.9193723347723548" table:style-name="ce119">
            <text:p>8,9<text:s text:c="5"/></text:p>
          </table:table-cell>
          <table:table-cell office:value-type="float" office:value="2101" table:style-name="ce120">
            <text:p>+2 101</text:p>
          </table:table-cell>
          <table:table-cell office:value-type="float" office:value="4.8245614035087714" table:style-name="ce121">
            <text:p>+4,8<text:s text:c="3"/></text:p>
          </table:table-cell>
          <table:table-cell office:value-type="float" office:value="5030" table:style-name="ce120">
            <text:p>+5 030</text:p>
          </table:table-cell>
          <table:table-cell office:value-type="float" office:value="12.38336738964524" table:style-name="ce121">
            <text:p>+12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93588" table:style-name="ce116">
            <text:p>93 588</text:p>
          </table:table-cell>
          <table:table-cell office:value-type="float" office:value="16.657737496640436" table:style-name="ce117">
            <text:p>16,7<text:s text:c="5"/></text:p>
          </table:table-cell>
          <table:table-cell office:value-type="float" office:value="82063" table:style-name="ce118">
            <text:p>82 063</text:p>
          </table:table-cell>
          <table:table-cell office:value-type="float" office:value="14.814741266012913" table:style-name="ce119">
            <text:p>14,8<text:s text:c="5"/></text:p>
          </table:table-cell>
          <table:table-cell office:value-type="float" office:value="88743" table:style-name="ce118">
            <text:p>88 743</text:p>
          </table:table-cell>
          <table:table-cell office:value-type="float" office:value="19.486739188672864" table:style-name="ce119">
            <text:p>19,5<text:s text:c="5"/></text:p>
          </table:table-cell>
          <table:table-cell office:value-type="float" office:value="11525" table:style-name="ce120">
            <text:p>+11 525</text:p>
          </table:table-cell>
          <table:table-cell office:value-type="float" office:value="14.044088078671265" table:style-name="ce121">
            <text:p>+14,0<text:s text:c="3"/></text:p>
          </table:table-cell>
          <table:table-cell office:value-type="float" office:value="4845" table:style-name="ce120">
            <text:p>+4 845</text:p>
          </table:table-cell>
          <table:table-cell office:value-type="float" office:value="5.4595855447753623" table:style-name="ce121">
            <text:p>+5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9038" table:style-name="ce116">
            <text:p>19 038</text:p>
          </table:table-cell>
          <table:table-cell office:value-type="float" office:value="3.3885755274291642" table:style-name="ce117">
            <text:p>3,4<text:s text:c="5"/></text:p>
          </table:table-cell>
          <table:table-cell office:value-type="float" office:value="18143" table:style-name="ce118">
            <text:p>18 143</text:p>
          </table:table-cell>
          <table:table-cell office:value-type="float" office:value="3.2753354226542077" table:style-name="ce119">
            <text:p>3,3<text:s text:c="5"/></text:p>
          </table:table-cell>
          <table:table-cell office:value-type="float" office:value="26021" table:style-name="ce118">
            <text:p>26 021</text:p>
          </table:table-cell>
          <table:table-cell office:value-type="float" office:value="5.7138528157539934" table:style-name="ce119">
            <text:p>5,7<text:s text:c="5"/></text:p>
          </table:table-cell>
          <table:table-cell office:value-type="float" office:value="895" table:style-name="ce120">
            <text:p>+ 895</text:p>
          </table:table-cell>
          <table:table-cell office:value-type="float" office:value="4.9330320233698943" table:style-name="ce121">
            <text:p>+4,9<text:s text:c="3"/></text:p>
          </table:table-cell>
          <table:table-cell office:value-type="float" office:value="-6983" table:style-name="ce120">
            <text:p><text:s/>-6 983</text:p>
          </table:table-cell>
          <table:table-cell office:value-type="float" office:value="-26.836017063141309" table:style-name="ce121">
            <text:p>-26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403554" table:style-name="ce127">
            <text:p>403 55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10174" table:style-name="ce129">
            <text:p>410 17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00019" table:style-name="ce129">
            <text:p>300 01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6620" table:style-name="ce113">
            <text:p><text:s/>-6 620</text:p>
          </table:table-cell>
          <table:table-cell office:value-type="float" office:value="-1.6139492020459612" table:style-name="ce114">
            <text:p>-1,6<text:s text:c="3"/></text:p>
          </table:table-cell>
          <table:table-cell office:value-type="float" office:value="103535" table:style-name="ce113">
            <text:p>+103 535</text:p>
          </table:table-cell>
          <table:table-cell office:value-type="float" office:value="34.509481066199136" table:style-name="ce114">
            <text:p>+34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76441" table:style-name="ce132">
            <text:p>176 441</text:p>
          </table:table-cell>
          <table:table-cell office:value-type="float" office:value="43.72178196722124" table:style-name="ce133">
            <text:p>43,7<text:s text:c="5"/></text:p>
          </table:table-cell>
          <table:table-cell office:value-type="float" office:value="177644" table:style-name="ce134">
            <text:p>177 644</text:p>
          </table:table-cell>
          <table:table-cell office:value-type="float" office:value="43.30942478070282" table:style-name="ce135">
            <text:p>43,3<text:s text:c="5"/></text:p>
          </table:table-cell>
          <table:table-cell office:value-type="float" office:value="129447" table:style-name="ce134">
            <text:p>129 447</text:p>
          </table:table-cell>
          <table:table-cell office:value-type="float" office:value="43.146267403064471" table:style-name="ce135">
            <text:p>43,1<text:s text:c="5"/></text:p>
          </table:table-cell>
          <table:table-cell office:value-type="float" office:value="-1203" table:style-name="ce120">
            <text:p><text:s/>-1 203</text:p>
          </table:table-cell>
          <table:table-cell office:value-type="float" office:value="-0.67719709081083523" table:style-name="ce121">
            <text:p>-0,7<text:s text:c="3"/></text:p>
          </table:table-cell>
          <table:table-cell office:value-type="float" office:value="46994" table:style-name="ce120">
            <text:p>+46 994</text:p>
          </table:table-cell>
          <table:table-cell office:value-type="float" office:value="36.303660957766496" table:style-name="ce121">
            <text:p>+36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27113" table:style-name="ce132">
            <text:p>227 113</text:p>
          </table:table-cell>
          <table:table-cell office:value-type="float" office:value="56.27821803277876" table:style-name="ce133">
            <text:p>56,3<text:s text:c="5"/></text:p>
          </table:table-cell>
          <table:table-cell office:value-type="float" office:value="232530" table:style-name="ce134">
            <text:p>232 530</text:p>
          </table:table-cell>
          <table:table-cell office:value-type="float" office:value="56.69057521929718" table:style-name="ce135">
            <text:p>56,7<text:s text:c="5"/></text:p>
          </table:table-cell>
          <table:table-cell office:value-type="float" office:value="170572" table:style-name="ce134">
            <text:p>170 572</text:p>
          </table:table-cell>
          <table:table-cell office:value-type="float" office:value="56.853732596935522" table:style-name="ce135">
            <text:p>56,9<text:s text:c="5"/></text:p>
          </table:table-cell>
          <table:table-cell office:value-type="float" office:value="-5417" table:style-name="ce120">
            <text:p><text:s/>-5 417</text:p>
          </table:table-cell>
          <table:table-cell office:value-type="float" office:value="-2.3295918806175551" table:style-name="ce121">
            <text:p>-2,3<text:s text:c="3"/></text:p>
          </table:table-cell>
          <table:table-cell office:value-type="float" office:value="56541" table:style-name="ce120">
            <text:p>+56 541</text:p>
          </table:table-cell>
          <table:table-cell office:value-type="float" office:value="33.147878901578224" table:style-name="ce121">
            <text:p>+33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9525" table:style-name="ce132">
            <text:p>49 525</text:p>
          </table:table-cell>
          <table:table-cell office:value-type="float" office:value="12.272211401695932" table:style-name="ce133">
            <text:p>12,3<text:s text:c="5"/></text:p>
          </table:table-cell>
          <table:table-cell office:value-type="float" office:value="48626" table:style-name="ce134">
            <text:p>48 626</text:p>
          </table:table-cell>
          <table:table-cell office:value-type="float" office:value="11.854968866871133" table:style-name="ce135">
            <text:p>11,9<text:s text:c="5"/></text:p>
          </table:table-cell>
          <table:table-cell office:value-type="float" office:value="33876" table:style-name="ce134">
            <text:p>33 876</text:p>
          </table:table-cell>
          <table:table-cell office:value-type="float" office:value="11.291284885290597" table:style-name="ce135">
            <text:p>11,3<text:s text:c="5"/></text:p>
          </table:table-cell>
          <table:table-cell office:value-type="float" office:value="899" table:style-name="ce120">
            <text:p>+ 899</text:p>
          </table:table-cell>
          <table:table-cell office:value-type="float" office:value="1.8488051659605973" table:style-name="ce121">
            <text:p>+1,8<text:s text:c="3"/></text:p>
          </table:table-cell>
          <table:table-cell office:value-type="float" office:value="15649" table:style-name="ce120">
            <text:p>+15 649</text:p>
          </table:table-cell>
          <table:table-cell office:value-type="float" office:value="46.194946274648721" table:style-name="ce121">
            <text:p>+46,2<text:s text:c="3"/></text:p>
          </table:table-cell>
          <table:table-cell table:style-name="ce20"/>
          <table:table-cell table:number-columns-repeated="2" table:style-name="ce250"/>
          <table:table-cell table:number-columns-repeated="3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54029" table:style-name="ce132">
            <text:p>354 029</text:p>
          </table:table-cell>
          <table:table-cell office:value-type="float" office:value="87.727788598304073" table:style-name="ce133">
            <text:p>87,7<text:s text:c="5"/></text:p>
          </table:table-cell>
          <table:table-cell office:value-type="float" office:value="361548" table:style-name="ce134">
            <text:p>361 548</text:p>
          </table:table-cell>
          <table:table-cell office:value-type="float" office:value="88.145031133128867" table:style-name="ce135">
            <text:p>88,1<text:s text:c="5"/></text:p>
          </table:table-cell>
          <table:table-cell office:value-type="float" office:value="266143" table:style-name="ce134">
            <text:p>266 143</text:p>
          </table:table-cell>
          <table:table-cell office:value-type="float" office:value="88.708715114709406" table:style-name="ce135">
            <text:p>88,7<text:s text:c="5"/></text:p>
          </table:table-cell>
          <table:table-cell office:value-type="float" office:value="-7519" table:style-name="ce120">
            <text:p><text:s/>-7 519</text:p>
          </table:table-cell>
          <table:table-cell office:value-type="float" office:value="-2.0796685364045717" table:style-name="ce121">
            <text:p>-2,1<text:s text:c="3"/></text:p>
          </table:table-cell>
          <table:table-cell office:value-type="float" office:value="87886" table:style-name="ce120">
            <text:p>+87 886</text:p>
          </table:table-cell>
          <table:table-cell office:value-type="float" office:value="33.022097143265086" table:style-name="ce121">
            <text:p>+33,0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55683" table:style-name="ce132">
            <text:p>255 683</text:p>
          </table:table-cell>
          <table:table-cell office:value-type="float" office:value="63.357815806558726" table:style-name="ce133">
            <text:p>63,4<text:s text:c="5"/></text:p>
          </table:table-cell>
          <table:table-cell office:value-type="float" office:value="263319" table:style-name="ce134">
            <text:p>263 319</text:p>
          </table:table-cell>
          <table:table-cell office:value-type="float" office:value="64.196901802649606" table:style-name="ce135">
            <text:p>64,2<text:s text:c="5"/></text:p>
          </table:table-cell>
          <table:table-cell office:value-type="float" office:value="171381" table:style-name="ce134">
            <text:p>171 381</text:p>
          </table:table-cell>
          <table:table-cell office:value-type="float" office:value="57.123382185794902" table:style-name="ce135">
            <text:p>57,1<text:s text:c="5"/></text:p>
          </table:table-cell>
          <table:table-cell office:value-type="float" office:value="-7636" table:style-name="ce120">
            <text:p><text:s/>-7 636</text:p>
          </table:table-cell>
          <table:table-cell office:value-type="float" office:value="-2.8999046783559104" table:style-name="ce121">
            <text:p>-2,9<text:s text:c="3"/></text:p>
          </table:table-cell>
          <table:table-cell office:value-type="float" office:value="84302" table:style-name="ce120">
            <text:p>+84 302</text:p>
          </table:table-cell>
          <table:table-cell office:value-type="float" office:value="49.189816840840002" table:style-name="ce121">
            <text:p>+49,2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47871" table:style-name="ce132">
            <text:p>147 871</text:p>
          </table:table-cell>
          <table:table-cell office:value-type="float" office:value="36.642184193441274" table:style-name="ce133">
            <text:p>36,6<text:s text:c="5"/></text:p>
          </table:table-cell>
          <table:table-cell office:value-type="float" office:value="146855" table:style-name="ce134">
            <text:p>146 855</text:p>
          </table:table-cell>
          <table:table-cell office:value-type="float" office:value="35.803098197350394" table:style-name="ce135">
            <text:p>35,8<text:s text:c="5"/></text:p>
          </table:table-cell>
          <table:table-cell office:value-type="float" office:value="128638" table:style-name="ce134">
            <text:p>128 638</text:p>
          </table:table-cell>
          <table:table-cell office:value-type="float" office:value="42.876617814205098" table:style-name="ce135">
            <text:p>42,9<text:s text:c="5"/></text:p>
          </table:table-cell>
          <table:table-cell office:value-type="float" office:value="1016" table:style-name="ce120">
            <text:p>+1 016</text:p>
          </table:table-cell>
          <table:table-cell office:value-type="float" office:value="0.69183888869973786" table:style-name="ce121">
            <text:p>+0,7<text:s text:c="3"/></text:p>
          </table:table-cell>
          <table:table-cell office:value-type="float" office:value="19233" table:style-name="ce120">
            <text:p>+19 233</text:p>
          </table:table-cell>
          <table:table-cell office:value-type="float" office:value="14.951258570562354" table:style-name="ce121">
            <text:p>+15,0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4800" table:style-name="ce132">
            <text:p>34 800</text:p>
          </table:table-cell>
          <table:table-cell office:value-type="float" office:value="8.6233812575268747" table:style-name="ce133">
            <text:p>8,6<text:s text:c="5"/></text:p>
          </table:table-cell>
          <table:table-cell office:value-type="float" office:value="33403" table:style-name="ce134">
            <text:p>33 403</text:p>
          </table:table-cell>
          <table:table-cell office:value-type="float" office:value="8.1436170990847785" table:style-name="ce135">
            <text:p>8,1<text:s text:c="5"/></text:p>
          </table:table-cell>
          <table:table-cell office:value-type="float" office:value="31919" table:style-name="ce134">
            <text:p>31 919</text:p>
          </table:table-cell>
          <table:table-cell office:value-type="float" office:value="10.638992863785294" table:style-name="ce135">
            <text:p>10,6<text:s text:c="5"/></text:p>
          </table:table-cell>
          <table:table-cell office:value-type="float" office:value="1397" table:style-name="ce120">
            <text:p>+1 397</text:p>
          </table:table-cell>
          <table:table-cell office:value-type="float" office:value="4.1822590785258811" table:style-name="ce121">
            <text:p>+4,2<text:s text:c="3"/></text:p>
          </table:table-cell>
          <table:table-cell office:value-type="float" office:value="2881" table:style-name="ce120">
            <text:p>+2 881</text:p>
          </table:table-cell>
          <table:table-cell office:value-type="float" office:value="9.0259719916037469" table:style-name="ce121">
            <text:p>+9,0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68754" table:style-name="ce132">
            <text:p>368 754</text:p>
          </table:table-cell>
          <table:table-cell office:value-type="float" office:value="91.376618742473127" table:style-name="ce133">
            <text:p>91,4<text:s text:c="5"/></text:p>
          </table:table-cell>
          <table:table-cell office:value-type="float" office:value="376771" table:style-name="ce134">
            <text:p>376 771</text:p>
          </table:table-cell>
          <table:table-cell office:value-type="float" office:value="91.856382900915222" table:style-name="ce135">
            <text:p>91,9<text:s text:c="5"/></text:p>
          </table:table-cell>
          <table:table-cell office:value-type="float" office:value="268100" table:style-name="ce134">
            <text:p>268 100</text:p>
          </table:table-cell>
          <table:table-cell office:value-type="float" office:value="89.36100713621471" table:style-name="ce135">
            <text:p>89,4<text:s text:c="5"/></text:p>
          </table:table-cell>
          <table:table-cell office:value-type="float" office:value="-8017" table:style-name="ce120">
            <text:p><text:s/>-8 017</text:p>
          </table:table-cell>
          <table:table-cell office:value-type="float" office:value="-2.1278176929753085" table:style-name="ce121">
            <text:p>-2,1<text:s text:c="3"/></text:p>
          </table:table-cell>
          <table:table-cell office:value-type="float" office:value="100654" table:style-name="ce120">
            <text:p>+100 654</text:p>
          </table:table-cell>
          <table:table-cell office:value-type="float" office:value="37.543453935098839" table:style-name="ce121">
            <text:p>+37,5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6910" table:style-name="ce132">
            <text:p>26 910</text:p>
          </table:table-cell>
          <table:table-cell office:value-type="float" office:value="6.6682525758634537" table:style-name="ce133">
            <text:p>6,7<text:s text:c="5"/></text:p>
          </table:table-cell>
          <table:table-cell office:value-type="float" office:value="25895" table:style-name="ce134">
            <text:p>25 895</text:p>
          </table:table-cell>
          <table:table-cell office:value-type="float" office:value="6.31317440890939" table:style-name="ce135">
            <text:p>6,3<text:s text:c="5"/></text:p>
          </table:table-cell>
          <table:table-cell office:value-type="float" office:value="21810" table:style-name="ce134">
            <text:p>21 810</text:p>
          </table:table-cell>
          <table:table-cell office:value-type="float" office:value="7.2695395958255968" table:style-name="ce135">
            <text:p>7,3<text:s text:c="5"/></text:p>
          </table:table-cell>
          <table:table-cell office:value-type="float" office:value="1015" table:style-name="ce120">
            <text:p>+1 015</text:p>
          </table:table-cell>
          <table:table-cell office:value-type="float" office:value="3.9196756130527128" table:style-name="ce121">
            <text:p>+3,9<text:s text:c="3"/></text:p>
          </table:table-cell>
          <table:table-cell office:value-type="float" office:value="5100" table:style-name="ce120">
            <text:p>+5 100</text:p>
          </table:table-cell>
          <table:table-cell office:value-type="float" office:value="23.383768913342504" table:style-name="ce121">
            <text:p>+23,4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5659" table:style-name="ce132">
            <text:p>55 659</text:p>
          </table:table-cell>
          <table:table-cell office:value-type="float" office:value="13.792206247491043" table:style-name="ce133">
            <text:p>13,8<text:s text:c="5"/></text:p>
          </table:table-cell>
          <table:table-cell office:value-type="float" office:value="56561" table:style-name="ce134">
            <text:p>56 561</text:p>
          </table:table-cell>
          <table:table-cell office:value-type="float" office:value="13.789513718568216" table:style-name="ce135">
            <text:p>13,8<text:s text:c="5"/></text:p>
          </table:table-cell>
          <table:table-cell office:value-type="float" office:value="51214" table:style-name="ce134">
            <text:p>51 214</text:p>
          </table:table-cell>
          <table:table-cell office:value-type="float" office:value="17.070252217359567" table:style-name="ce135">
            <text:p>17,1<text:s text:c="5"/></text:p>
          </table:table-cell>
          <table:table-cell office:value-type="float" office:value="-902" table:style-name="ce120">
            <text:p><text:s/>- 902</text:p>
          </table:table-cell>
          <table:table-cell office:value-type="float" office:value="-1.5947384240024045" table:style-name="ce121">
            <text:p>-1,6<text:s text:c="3"/></text:p>
          </table:table-cell>
          <table:table-cell office:value-type="float" office:value="4445" table:style-name="ce120">
            <text:p>+4 445</text:p>
          </table:table-cell>
          <table:table-cell office:value-type="float" office:value="8.679267387823641" table:style-name="ce121">
            <text:p>+8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4567" table:style-name="ce132">
            <text:p>54 567</text:p>
          </table:table-cell>
          <table:table-cell office:value-type="float" office:value="13.521610490789337" table:style-name="ce133">
            <text:p>13,5<text:s text:c="5"/></text:p>
          </table:table-cell>
          <table:table-cell office:value-type="float" office:value="56413" table:style-name="ce134">
            <text:p>56 413</text:p>
          </table:table-cell>
          <table:table-cell office:value-type="float" office:value="13.753431470546646" table:style-name="ce135">
            <text:p>13,8<text:s text:c="5"/></text:p>
          </table:table-cell>
          <table:table-cell office:value-type="float" office:value="42277" table:style-name="ce134">
            <text:p>42 277</text:p>
          </table:table-cell>
          <table:table-cell office:value-type="float" office:value="14.091440875411223" table:style-name="ce135">
            <text:p>14,1<text:s text:c="5"/></text:p>
          </table:table-cell>
          <table:table-cell office:value-type="float" office:value="-1846" table:style-name="ce120">
            <text:p><text:s/>-1 846</text:p>
          </table:table-cell>
          <table:table-cell office:value-type="float" office:value="-3.2722953929058907" table:style-name="ce121">
            <text:p>-3,3<text:s text:c="3"/></text:p>
          </table:table-cell>
          <table:table-cell office:value-type="float" office:value="12290" table:style-name="ce120">
            <text:p>+12 290</text:p>
          </table:table-cell>
          <table:table-cell office:value-type="float" office:value="29.070180003311492" table:style-name="ce121">
            <text:p>+29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9766" table:style-name="ce132">
            <text:p>79 766</text:p>
          </table:table-cell>
          <table:table-cell office:value-type="float" office:value="19.765880154824387" table:style-name="ce133">
            <text:p>19,8<text:s text:c="5"/></text:p>
          </table:table-cell>
          <table:table-cell office:value-type="float" office:value="81575" table:style-name="ce134">
            <text:p>81 575</text:p>
          </table:table-cell>
          <table:table-cell office:value-type="float" office:value="19.887901232160011" table:style-name="ce135">
            <text:p>19,9<text:s text:c="5"/></text:p>
          </table:table-cell>
          <table:table-cell office:value-type="float" office:value="56200" table:style-name="ce134">
            <text:p>56 200</text:p>
          </table:table-cell>
          <table:table-cell office:value-type="float" office:value="18.732146964025613" table:style-name="ce135">
            <text:p>18,7<text:s text:c="5"/></text:p>
          </table:table-cell>
          <table:table-cell office:value-type="float" office:value="-1809" table:style-name="ce120">
            <text:p><text:s/>-1 809</text:p>
          </table:table-cell>
          <table:table-cell office:value-type="float" office:value="-2.2175911737664724" table:style-name="ce121">
            <text:p>-2,2<text:s text:c="3"/></text:p>
          </table:table-cell>
          <table:table-cell office:value-type="float" office:value="23566" table:style-name="ce120">
            <text:p>+23 566</text:p>
          </table:table-cell>
          <table:table-cell office:value-type="float" office:value="41.932384341637011" table:style-name="ce121">
            <text:p>+41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8540" table:style-name="ce132">
            <text:p>128 540</text:p>
          </table:table-cell>
          <table:table-cell office:value-type="float" office:value="31.851995024209895" table:style-name="ce133">
            <text:p>31,9<text:s text:c="5"/></text:p>
          </table:table-cell>
          <table:table-cell office:value-type="float" office:value="129602" table:style-name="ce134">
            <text:p>129 602</text:p>
          </table:table-cell>
          <table:table-cell office:value-type="float" office:value="31.596834514133025" table:style-name="ce135">
            <text:p>31,6<text:s text:c="5"/></text:p>
          </table:table-cell>
          <table:table-cell office:value-type="float" office:value="83326" table:style-name="ce134">
            <text:p>83 326</text:p>
          </table:table-cell>
          <table:table-cell office:value-type="float" office:value="27.773574340291781" table:style-name="ce135">
            <text:p>27,8<text:s text:c="5"/></text:p>
          </table:table-cell>
          <table:table-cell office:value-type="float" office:value="-1062" table:style-name="ce120">
            <text:p><text:s/>-1 062</text:p>
          </table:table-cell>
          <table:table-cell office:value-type="float" office:value="-0.81943179889199247" table:style-name="ce121">
            <text:p>-0,8<text:s text:c="3"/></text:p>
          </table:table-cell>
          <table:table-cell office:value-type="float" office:value="45214" table:style-name="ce120">
            <text:p>+45 214</text:p>
          </table:table-cell>
          <table:table-cell office:value-type="float" office:value="54.26157501860164" table:style-name="ce121">
            <text:p>+54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8112" table:style-name="ce132">
            <text:p>58 112</text:p>
          </table:table-cell>
          <table:table-cell office:value-type="float" office:value="14.400055506821888" table:style-name="ce133">
            <text:p>14,4<text:s text:c="5"/></text:p>
          </table:table-cell>
          <table:table-cell office:value-type="float" office:value="60128" table:style-name="ce134">
            <text:p>60 128</text:p>
          </table:table-cell>
          <table:table-cell office:value-type="float" office:value="14.659144655682709" table:style-name="ce135">
            <text:p>14,7<text:s text:c="5"/></text:p>
          </table:table-cell>
          <table:table-cell office:value-type="float" office:value="45192" table:style-name="ce134">
            <text:p>45 192</text:p>
          </table:table-cell>
          <table:table-cell office:value-type="float" office:value="15.063046007086218" table:style-name="ce135">
            <text:p>15,1<text:s text:c="5"/></text:p>
          </table:table-cell>
          <table:table-cell office:value-type="float" office:value="-2016" table:style-name="ce120">
            <text:p><text:s/>-2 016</text:p>
          </table:table-cell>
          <table:table-cell office:value-type="float" office:value="-3.352847259180415" table:style-name="ce121">
            <text:p>-3,4<text:s text:c="3"/></text:p>
          </table:table-cell>
          <table:table-cell office:value-type="float" office:value="12920" table:style-name="ce120">
            <text:p>+12 920</text:p>
          </table:table-cell>
          <table:table-cell office:value-type="float" office:value="28.589130819614088" table:style-name="ce121">
            <text:p>+28,6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76441" table:style-name="ce127">
            <text:p>176 44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7644" table:style-name="ce129">
            <text:p>177 64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29447" table:style-name="ce129">
            <text:p>129 44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03" table:style-name="ce113">
            <text:p><text:s/>-1 203</text:p>
          </table:table-cell>
          <table:table-cell office:value-type="float" office:value="-0.67719709081083523" table:style-name="ce114">
            <text:p>-0,7<text:s text:c="3"/></text:p>
          </table:table-cell>
          <table:table-cell office:value-type="float" office:value="46994" table:style-name="ce113">
            <text:p>+46 994</text:p>
          </table:table-cell>
          <table:table-cell office:value-type="float" office:value="36.303660957766496" table:style-name="ce114">
            <text:p>+36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2547" table:style-name="ce132">
            <text:p>22 547</text:p>
          </table:table-cell>
          <table:table-cell office:value-type="float" office:value="12.778775908093923" table:style-name="ce133">
            <text:p>12,8<text:s text:c="5"/></text:p>
          </table:table-cell>
          <table:table-cell office:value-type="float" office:value="22061" table:style-name="ce134">
            <text:p>22 061</text:p>
          </table:table-cell>
          <table:table-cell office:value-type="float" office:value="12.418657539798698" table:style-name="ce135">
            <text:p>12,4<text:s text:c="5"/></text:p>
          </table:table-cell>
          <table:table-cell office:value-type="float" office:value="15033" table:style-name="ce134">
            <text:p>15 033</text:p>
          </table:table-cell>
          <table:table-cell office:value-type="float" office:value="11.613247120443116" table:style-name="ce135">
            <text:p>11,6<text:s text:c="5"/></text:p>
          </table:table-cell>
          <table:table-cell office:value-type="float" office:value="486" table:style-name="ce120">
            <text:p>+ 486</text:p>
          </table:table-cell>
          <table:table-cell office:value-type="float" office:value="2.2029826390462808" table:style-name="ce121">
            <text:p>+2,2<text:s text:c="3"/></text:p>
          </table:table-cell>
          <table:table-cell office:value-type="float" office:value="7514" table:style-name="ce120">
            <text:p>+7 514</text:p>
          </table:table-cell>
          <table:table-cell office:value-type="float" office:value="49.983369919510409" table:style-name="ce121">
            <text:p>+5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3894" table:style-name="ce132">
            <text:p>153 894</text:p>
          </table:table-cell>
          <table:table-cell office:value-type="float" office:value="87.22122409190608" table:style-name="ce133">
            <text:p>87,2<text:s text:c="5"/></text:p>
          </table:table-cell>
          <table:table-cell office:value-type="float" office:value="155583" table:style-name="ce134">
            <text:p>155 583</text:p>
          </table:table-cell>
          <table:table-cell office:value-type="float" office:value="87.581342460201313" table:style-name="ce135">
            <text:p>87,6<text:s text:c="5"/></text:p>
          </table:table-cell>
          <table:table-cell office:value-type="float" office:value="114414" table:style-name="ce134">
            <text:p>114 414</text:p>
          </table:table-cell>
          <table:table-cell office:value-type="float" office:value="88.38675287955688" table:style-name="ce135">
            <text:p>88,4<text:s text:c="5"/></text:p>
          </table:table-cell>
          <table:table-cell office:value-type="float" office:value="-1689" table:style-name="ce120">
            <text:p><text:s/>-1 689</text:p>
          </table:table-cell>
          <table:table-cell office:value-type="float" office:value="-1.0855941844545998" table:style-name="ce121">
            <text:p>-1,1<text:s text:c="3"/></text:p>
          </table:table-cell>
          <table:table-cell office:value-type="float" office:value="39480" table:style-name="ce120">
            <text:p>+39 480</text:p>
          </table:table-cell>
          <table:table-cell office:value-type="float" office:value="34.50626671561173" table:style-name="ce121">
            <text:p>+34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13981" table:style-name="ce132">
            <text:p>113 981</text:p>
          </table:table-cell>
          <table:table-cell office:value-type="float" office:value="64.600064610833087" table:style-name="ce133">
            <text:p>64,6<text:s text:c="5"/></text:p>
          </table:table-cell>
          <table:table-cell office:value-type="float" office:value="115908" table:style-name="ce134">
            <text:p>115 908</text:p>
          </table:table-cell>
          <table:table-cell office:value-type="float" office:value="65.247348629843955" table:style-name="ce135">
            <text:p>65,2<text:s text:c="5"/></text:p>
          </table:table-cell>
          <table:table-cell office:value-type="float" office:value="73667" table:style-name="ce134">
            <text:p>73 667</text:p>
          </table:table-cell>
          <table:table-cell office:value-type="float" office:value="56.909005229939666" table:style-name="ce135">
            <text:p>56,9<text:s text:c="5"/></text:p>
          </table:table-cell>
          <table:table-cell office:value-type="float" office:value="-1927" table:style-name="ce120">
            <text:p><text:s/>-1 927</text:p>
          </table:table-cell>
          <table:table-cell office:value-type="float" office:value="-1.662525451219933" table:style-name="ce121">
            <text:p>-1,7<text:s text:c="3"/></text:p>
          </table:table-cell>
          <table:table-cell office:value-type="float" office:value="40314" table:style-name="ce120">
            <text:p>+40 314</text:p>
          </table:table-cell>
          <table:table-cell office:value-type="float" office:value="54.724639255025998" table:style-name="ce121">
            <text:p>+54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2460" table:style-name="ce132">
            <text:p>62 460</text:p>
          </table:table-cell>
          <table:table-cell office:value-type="float" office:value="35.399935389166913" table:style-name="ce133">
            <text:p>35,4<text:s text:c="5"/></text:p>
          </table:table-cell>
          <table:table-cell office:value-type="float" office:value="61736" table:style-name="ce134">
            <text:p>61 736</text:p>
          </table:table-cell>
          <table:table-cell office:value-type="float" office:value="34.752651370156038" table:style-name="ce135">
            <text:p>34,8<text:s text:c="5"/></text:p>
          </table:table-cell>
          <table:table-cell office:value-type="float" office:value="55780" table:style-name="ce134">
            <text:p>55 780</text:p>
          </table:table-cell>
          <table:table-cell office:value-type="float" office:value="43.090994770060334" table:style-name="ce135">
            <text:p>43,1<text:s text:c="5"/></text:p>
          </table:table-cell>
          <table:table-cell office:value-type="float" office:value="724" table:style-name="ce120">
            <text:p>+ 724</text:p>
          </table:table-cell>
          <table:table-cell office:value-type="float" office:value="1.1727355189840611" table:style-name="ce121">
            <text:p>+1,2<text:s text:c="3"/></text:p>
          </table:table-cell>
          <table:table-cell office:value-type="float" office:value="6680" table:style-name="ce120">
            <text:p>+6 680</text:p>
          </table:table-cell>
          <table:table-cell office:value-type="float" office:value="11.97561850125493" table:style-name="ce121">
            <text:p>+12,0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3870" table:style-name="ce132">
            <text:p>13 870</text:p>
          </table:table-cell>
          <table:table-cell office:value-type="float" office:value="7.8609846917666522" table:style-name="ce133">
            <text:p>7,9<text:s text:c="5"/></text:p>
          </table:table-cell>
          <table:table-cell office:value-type="float" office:value="13254" table:style-name="ce134">
            <text:p>13 254</text:p>
          </table:table-cell>
          <table:table-cell office:value-type="float" office:value="7.460989394519375" table:style-name="ce135">
            <text:p>7,5<text:s text:c="5"/></text:p>
          </table:table-cell>
          <table:table-cell office:value-type="float" office:value="12395" table:style-name="ce134">
            <text:p>12 395</text:p>
          </table:table-cell>
          <table:table-cell office:value-type="float" office:value="9.5753474394926119" table:style-name="ce135">
            <text:p>9,6<text:s text:c="5"/></text:p>
          </table:table-cell>
          <table:table-cell office:value-type="float" office:value="616" table:style-name="ce120">
            <text:p>+ 616</text:p>
          </table:table-cell>
          <table:table-cell office:value-type="float" office:value="4.6476535385543984" table:style-name="ce121">
            <text:p>+4,6<text:s text:c="3"/></text:p>
          </table:table-cell>
          <table:table-cell office:value-type="float" office:value="1475" table:style-name="ce120">
            <text:p>+1 475</text:p>
          </table:table-cell>
          <table:table-cell office:value-type="float" office:value="11.899959661153691" table:style-name="ce121">
            <text:p>+1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62571" table:style-name="ce132">
            <text:p>162 571</text:p>
          </table:table-cell>
          <table:table-cell office:value-type="float" office:value="92.139015308233354" table:style-name="ce133">
            <text:p>92,1<text:s text:c="5"/></text:p>
          </table:table-cell>
          <table:table-cell office:value-type="float" office:value="164390" table:style-name="ce134">
            <text:p>164 390</text:p>
          </table:table-cell>
          <table:table-cell office:value-type="float" office:value="92.539010605480627" table:style-name="ce135">
            <text:p>92,5<text:s text:c="5"/></text:p>
          </table:table-cell>
          <table:table-cell office:value-type="float" office:value="117052" table:style-name="ce134">
            <text:p>117 052</text:p>
          </table:table-cell>
          <table:table-cell office:value-type="float" office:value="90.424652560507397" table:style-name="ce135">
            <text:p>90,4<text:s text:c="5"/></text:p>
          </table:table-cell>
          <table:table-cell office:value-type="float" office:value="-1819" table:style-name="ce120">
            <text:p><text:s/>-1 819</text:p>
          </table:table-cell>
          <table:table-cell office:value-type="float" office:value="-1.1065149948293691" table:style-name="ce121">
            <text:p>-1,1<text:s text:c="3"/></text:p>
          </table:table-cell>
          <table:table-cell office:value-type="float" office:value="45519" table:style-name="ce120">
            <text:p>+45 519</text:p>
          </table:table-cell>
          <table:table-cell office:value-type="float" office:value="38.887844718586614" table:style-name="ce121">
            <text:p>+38,9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2612" table:style-name="ce132">
            <text:p>12 612</text:p>
          </table:table-cell>
          <table:table-cell office:value-type="float" office:value="7.1479984810786616" table:style-name="ce133">
            <text:p>7,1<text:s text:c="5"/></text:p>
          </table:table-cell>
          <table:table-cell office:value-type="float" office:value="12125" table:style-name="ce134">
            <text:p>12 125</text:p>
          </table:table-cell>
          <table:table-cell office:value-type="float" office:value="6.8254486501092071" table:style-name="ce135">
            <text:p>6,8<text:s text:c="5"/></text:p>
          </table:table-cell>
          <table:table-cell office:value-type="float" office:value="10005" table:style-name="ce134">
            <text:p>10 005</text:p>
          </table:table-cell>
          <table:table-cell office:value-type="float" office:value="7.7290319590257024" table:style-name="ce135">
            <text:p>7,7<text:s text:c="5"/></text:p>
          </table:table-cell>
          <table:table-cell office:value-type="float" office:value="487" table:style-name="ce120">
            <text:p>+ 487</text:p>
          </table:table-cell>
          <table:table-cell office:value-type="float" office:value="4.0164948453608247" table:style-name="ce121">
            <text:p>+4,0<text:s text:c="3"/></text:p>
          </table:table-cell>
          <table:table-cell office:value-type="float" office:value="2607" table:style-name="ce120">
            <text:p>+2 607</text:p>
          </table:table-cell>
          <table:table-cell office:value-type="float" office:value="26.056971514242878" table:style-name="ce121">
            <text:p>+2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114" table:style-name="ce132">
            <text:p>26 114</text:p>
          </table:table-cell>
          <table:table-cell office:value-type="float" office:value="14.800414869559797" table:style-name="ce133">
            <text:p>14,8<text:s text:c="5"/></text:p>
          </table:table-cell>
          <table:table-cell office:value-type="float" office:value="26529" table:style-name="ce134">
            <text:p>26 529</text:p>
          </table:table-cell>
          <table:table-cell office:value-type="float" office:value="14.93380018463894" table:style-name="ce135">
            <text:p>14,9<text:s text:c="5"/></text:p>
          </table:table-cell>
          <table:table-cell office:value-type="float" office:value="24496" table:style-name="ce134">
            <text:p>24 496</text:p>
          </table:table-cell>
          <table:table-cell office:value-type="float" office:value="18.92357489937967" table:style-name="ce135">
            <text:p>18,9<text:s text:c="5"/></text:p>
          </table:table-cell>
          <table:table-cell office:value-type="float" office:value="-415" table:style-name="ce120">
            <text:p><text:s/>- 415</text:p>
          </table:table-cell>
          <table:table-cell office:value-type="float" office:value="-1.5643258321082587" table:style-name="ce121">
            <text:p>-1,6<text:s text:c="3"/></text:p>
          </table:table-cell>
          <table:table-cell office:value-type="float" office:value="1618" table:style-name="ce120">
            <text:p>+1 618</text:p>
          </table:table-cell>
          <table:table-cell office:value-type="float" office:value="6.6051600261267147" table:style-name="ce121">
            <text:p>+6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6535" table:style-name="ce132">
            <text:p>26 535</text:p>
          </table:table-cell>
          <table:table-cell office:value-type="float" office:value="15.039021542611977" table:style-name="ce133">
            <text:p>15,0<text:s text:c="5"/></text:p>
          </table:table-cell>
          <table:table-cell office:value-type="float" office:value="27468" table:style-name="ce134">
            <text:p>27 468</text:p>
          </table:table-cell>
          <table:table-cell office:value-type="float" office:value="15.462385445047397" table:style-name="ce135">
            <text:p>15,5<text:s text:c="5"/></text:p>
          </table:table-cell>
          <table:table-cell office:value-type="float" office:value="20774" table:style-name="ce134">
            <text:p>20 774</text:p>
          </table:table-cell>
          <table:table-cell office:value-type="float" office:value="16.048266858250866" table:style-name="ce135">
            <text:p>16,0<text:s text:c="5"/></text:p>
          </table:table-cell>
          <table:table-cell office:value-type="float" office:value="-933" table:style-name="ce120">
            <text:p><text:s/>- 933</text:p>
          </table:table-cell>
          <table:table-cell office:value-type="float" office:value="-3.3966797728265621" table:style-name="ce121">
            <text:p>-3,4<text:s text:c="3"/></text:p>
          </table:table-cell>
          <table:table-cell office:value-type="float" office:value="5761" table:style-name="ce120">
            <text:p>+5 761</text:p>
          </table:table-cell>
          <table:table-cell office:value-type="float" office:value="27.731780109752574" table:style-name="ce121">
            <text:p>+27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5912" table:style-name="ce132">
            <text:p>35 912</text:p>
          </table:table-cell>
          <table:table-cell office:value-type="float" office:value="20.353545944536698" table:style-name="ce133">
            <text:p>20,4<text:s text:c="5"/></text:p>
          </table:table-cell>
          <table:table-cell office:value-type="float" office:value="36323" table:style-name="ce134">
            <text:p>36 323</text:p>
          </table:table-cell>
          <table:table-cell office:value-type="float" office:value="20.447073923127153" table:style-name="ce135">
            <text:p>20,4<text:s text:c="5"/></text:p>
          </table:table-cell>
          <table:table-cell office:value-type="float" office:value="24725" table:style-name="ce134">
            <text:p>24 725</text:p>
          </table:table-cell>
          <table:table-cell office:value-type="float" office:value="19.100481278052019" table:style-name="ce135">
            <text:p>19,1<text:s text:c="5"/></text:p>
          </table:table-cell>
          <table:table-cell office:value-type="float" office:value="-411" table:style-name="ce120">
            <text:p><text:s/>- 411</text:p>
          </table:table-cell>
          <table:table-cell office:value-type="float" office:value="-1.1315144674173387" table:style-name="ce121">
            <text:p>-1,1<text:s text:c="3"/></text:p>
          </table:table-cell>
          <table:table-cell office:value-type="float" office:value="11187" table:style-name="ce120">
            <text:p>+11 187</text:p>
          </table:table-cell>
          <table:table-cell office:value-type="float" office:value="45.245702730030338" table:style-name="ce121">
            <text:p>+45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4590" table:style-name="ce132">
            <text:p>54 590</text:p>
          </table:table-cell>
          <table:table-cell office:value-type="float" office:value="30.939520859664139" table:style-name="ce133">
            <text:p>30,9<text:s text:c="5"/></text:p>
          </table:table-cell>
          <table:table-cell office:value-type="float" office:value="54446" table:style-name="ce134">
            <text:p>54 446</text:p>
          </table:table-cell>
          <table:table-cell office:value-type="float" office:value="30.648938326090381" table:style-name="ce135">
            <text:p>30,6<text:s text:c="5"/></text:p>
          </table:table-cell>
          <table:table-cell office:value-type="float" office:value="34018" table:style-name="ce134">
            <text:p>34 018</text:p>
          </table:table-cell>
          <table:table-cell office:value-type="float" office:value="26.27948117762482" table:style-name="ce135">
            <text:p>26,3<text:s text:c="5"/></text:p>
          </table:table-cell>
          <table:table-cell office:value-type="float" office:value="144" table:style-name="ce120">
            <text:p>+ 144</text:p>
          </table:table-cell>
          <table:table-cell office:value-type="float" office:value="0.26448223928295922" table:style-name="ce121">
            <text:p>+0,3<text:s text:c="3"/></text:p>
          </table:table-cell>
          <table:table-cell office:value-type="float" office:value="20572" table:style-name="ce120">
            <text:p>+20 572</text:p>
          </table:table-cell>
          <table:table-cell office:value-type="float" office:value="60.473866776412486" table:style-name="ce121">
            <text:p>+6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0678" table:style-name="ce132">
            <text:p>20 678</text:p>
          </table:table-cell>
          <table:table-cell office:value-type="float" office:value="11.719498302548727" table:style-name="ce133">
            <text:p>11,7<text:s text:c="5"/></text:p>
          </table:table-cell>
          <table:table-cell office:value-type="float" office:value="20753" table:style-name="ce134">
            <text:p>20 753</text:p>
          </table:table-cell>
          <table:table-cell office:value-type="float" office:value="11.682353470986918" table:style-name="ce135">
            <text:p>11,7<text:s text:c="5"/></text:p>
          </table:table-cell>
          <table:table-cell office:value-type="float" office:value="15429" table:style-name="ce134">
            <text:p>15 429</text:p>
          </table:table-cell>
          <table:table-cell office:value-type="float" office:value="11.919163827666921" table:style-name="ce135">
            <text:p>11,9<text:s text:c="5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0.36139353346504122" table:style-name="ce121">
            <text:p>-0,4<text:s text:c="3"/></text:p>
          </table:table-cell>
          <table:table-cell office:value-type="float" office:value="5249" table:style-name="ce120">
            <text:p>+5 249</text:p>
          </table:table-cell>
          <table:table-cell office:value-type="float" office:value="34.020351286538336" table:style-name="ce121">
            <text:p>+34,0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27113" table:style-name="ce127">
            <text:p>227 113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32530" table:style-name="ce129">
            <text:p>232 53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0572" table:style-name="ce129">
            <text:p>170 57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5417" table:style-name="ce113">
            <text:p><text:s/>-5 417</text:p>
          </table:table-cell>
          <table:table-cell office:value-type="float" office:value="-2.3295918806175551" table:style-name="ce114">
            <text:p>-2,3<text:s text:c="3"/></text:p>
          </table:table-cell>
          <table:table-cell office:value-type="float" office:value="56541" table:style-name="ce113">
            <text:p>+56 541</text:p>
          </table:table-cell>
          <table:table-cell office:value-type="float" office:value="33.147878901578224" table:style-name="ce114">
            <text:p>+3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6978" table:style-name="ce132">
            <text:p>26 978</text:p>
          </table:table-cell>
          <table:table-cell office:value-type="float" office:value="11.878668328100989" table:style-name="ce133">
            <text:p>11,9<text:s text:c="5"/></text:p>
          </table:table-cell>
          <table:table-cell office:value-type="float" office:value="26565" table:style-name="ce134">
            <text:p>26 565</text:p>
          </table:table-cell>
          <table:table-cell office:value-type="float" office:value="11.424332344213649" table:style-name="ce135">
            <text:p>11,4<text:s text:c="5"/></text:p>
          </table:table-cell>
          <table:table-cell office:value-type="float" office:value="18843" table:style-name="ce134">
            <text:p>18 843</text:p>
          </table:table-cell>
          <table:table-cell office:value-type="float" office:value="11.046947916422392" table:style-name="ce135">
            <text:p>11,0<text:s text:c="5"/></text:p>
          </table:table-cell>
          <table:table-cell office:value-type="float" office:value="413" table:style-name="ce120">
            <text:p>+ 413</text:p>
          </table:table-cell>
          <table:table-cell office:value-type="float" office:value="1.5546772068511199" table:style-name="ce121">
            <text:p>+1,6<text:s text:c="3"/></text:p>
          </table:table-cell>
          <table:table-cell office:value-type="float" office:value="8135" table:style-name="ce120">
            <text:p>+8 135</text:p>
          </table:table-cell>
          <table:table-cell office:value-type="float" office:value="43.172530913336516" table:style-name="ce121">
            <text:p>+43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00135" table:style-name="ce132">
            <text:p>200 135</text:p>
          </table:table-cell>
          <table:table-cell office:value-type="float" office:value="88.121331671899" table:style-name="ce133">
            <text:p>88,1<text:s text:c="5"/></text:p>
          </table:table-cell>
          <table:table-cell office:value-type="float" office:value="205965" table:style-name="ce134">
            <text:p>205 965</text:p>
          </table:table-cell>
          <table:table-cell office:value-type="float" office:value="88.575667655786347" table:style-name="ce135">
            <text:p>88,6<text:s text:c="5"/></text:p>
          </table:table-cell>
          <table:table-cell office:value-type="float" office:value="151729" table:style-name="ce134">
            <text:p>151 729</text:p>
          </table:table-cell>
          <table:table-cell office:value-type="float" office:value="88.953052083577617" table:style-name="ce135">
            <text:p>89,0<text:s text:c="5"/></text:p>
          </table:table-cell>
          <table:table-cell office:value-type="float" office:value="-5830" table:style-name="ce120">
            <text:p><text:s/>-5 830</text:p>
          </table:table-cell>
          <table:table-cell office:value-type="float" office:value="-2.8305780108270824" table:style-name="ce121">
            <text:p>-2,8<text:s text:c="3"/></text:p>
          </table:table-cell>
          <table:table-cell office:value-type="float" office:value="48406" table:style-name="ce120">
            <text:p>+48 406</text:p>
          </table:table-cell>
          <table:table-cell office:value-type="float" office:value="31.902932201490813" table:style-name="ce121">
            <text:p>+31,9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41702" table:style-name="ce132">
            <text:p>141 702</text:p>
          </table:table-cell>
          <table:table-cell office:value-type="float" office:value="62.392729610370168" table:style-name="ce133">
            <text:p>62,4<text:s text:c="5"/></text:p>
          </table:table-cell>
          <table:table-cell office:value-type="float" office:value="147411" table:style-name="ce134">
            <text:p>147 411</text:p>
          </table:table-cell>
          <table:table-cell office:value-type="float" office:value="63.394400722487418" table:style-name="ce135">
            <text:p>63,4<text:s text:c="5"/></text:p>
          </table:table-cell>
          <table:table-cell office:value-type="float" office:value="97714" table:style-name="ce134">
            <text:p>97 714</text:p>
          </table:table-cell>
          <table:table-cell office:value-type="float" office:value="57.28607274347489" table:style-name="ce135">
            <text:p>57,3<text:s text:c="5"/></text:p>
          </table:table-cell>
          <table:table-cell office:value-type="float" office:value="-5709" table:style-name="ce120">
            <text:p><text:s/>-5 709</text:p>
          </table:table-cell>
          <table:table-cell office:value-type="float" office:value="-3.8728453100514884" table:style-name="ce121">
            <text:p>-3,9<text:s text:c="3"/></text:p>
          </table:table-cell>
          <table:table-cell office:value-type="float" office:value="43988" table:style-name="ce120">
            <text:p>+43 988</text:p>
          </table:table-cell>
          <table:table-cell office:value-type="float" office:value="45.017090693247638" table:style-name="ce121">
            <text:p>+45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85411" table:style-name="ce132">
            <text:p>85 411</text:p>
          </table:table-cell>
          <table:table-cell office:value-type="float" office:value="37.607270389629832" table:style-name="ce133">
            <text:p>37,6<text:s text:c="5"/></text:p>
          </table:table-cell>
          <table:table-cell office:value-type="float" office:value="85119" table:style-name="ce134">
            <text:p>85 119</text:p>
          </table:table-cell>
          <table:table-cell office:value-type="float" office:value="36.605599277512582" table:style-name="ce135">
            <text:p>36,6<text:s text:c="5"/></text:p>
          </table:table-cell>
          <table:table-cell office:value-type="float" office:value="72858" table:style-name="ce134">
            <text:p>72 858</text:p>
          </table:table-cell>
          <table:table-cell office:value-type="float" office:value="42.713927256525103" table:style-name="ce135">
            <text:p>42,7<text:s text:c="5"/></text:p>
          </table:table-cell>
          <table:table-cell office:value-type="float" office:value="292" table:style-name="ce120">
            <text:p>+ 292</text:p>
          </table:table-cell>
          <table:table-cell office:value-type="float" office:value="0.34304914296455552" table:style-name="ce121">
            <text:p>+0,3<text:s text:c="3"/></text:p>
          </table:table-cell>
          <table:table-cell office:value-type="float" office:value="12553" table:style-name="ce120">
            <text:p>+12 553</text:p>
          </table:table-cell>
          <table:table-cell office:value-type="float" office:value="17.229405144253203" table:style-name="ce121">
            <text:p>+17,2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0930" table:style-name="ce132">
            <text:p>20 930</text:p>
          </table:table-cell>
          <table:table-cell office:value-type="float" office:value="9.2156767776393256" table:style-name="ce133">
            <text:p>9,2<text:s text:c="5"/></text:p>
          </table:table-cell>
          <table:table-cell office:value-type="float" office:value="20149" table:style-name="ce134">
            <text:p>20 149</text:p>
          </table:table-cell>
          <table:table-cell office:value-type="float" office:value="8.6651184793359999" table:style-name="ce135">
            <text:p>8,7<text:s text:c="5"/></text:p>
          </table:table-cell>
          <table:table-cell office:value-type="float" office:value="19524" table:style-name="ce134">
            <text:p>19 524</text:p>
          </table:table-cell>
          <table:table-cell office:value-type="float" office:value="11.446192810074338" table:style-name="ce135">
            <text:p>11,4<text:s text:c="5"/></text:p>
          </table:table-cell>
          <table:table-cell office:value-type="float" office:value="781" table:style-name="ce120">
            <text:p>+ 781</text:p>
          </table:table-cell>
          <table:table-cell office:value-type="float" office:value="3.8761228845103974" table:style-name="ce121">
            <text:p>+3,9<text:s text:c="3"/></text:p>
          </table:table-cell>
          <table:table-cell office:value-type="float" office:value="1406" table:style-name="ce120">
            <text:p>+1 406</text:p>
          </table:table-cell>
          <table:table-cell office:value-type="float" office:value="7.2013931571399308" table:style-name="ce121">
            <text:p>+7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06183" table:style-name="ce132">
            <text:p>206 183</text:p>
          </table:table-cell>
          <table:table-cell office:value-type="float" office:value="90.784323222360669" table:style-name="ce133">
            <text:p>90,8<text:s text:c="5"/></text:p>
          </table:table-cell>
          <table:table-cell office:value-type="float" office:value="212381" table:style-name="ce134">
            <text:p>212 381</text:p>
          </table:table-cell>
          <table:table-cell office:value-type="float" office:value="91.334881520663998" table:style-name="ce135">
            <text:p>91,3<text:s text:c="5"/></text:p>
          </table:table-cell>
          <table:table-cell office:value-type="float" office:value="151048" table:style-name="ce134">
            <text:p>151 048</text:p>
          </table:table-cell>
          <table:table-cell office:value-type="float" office:value="88.553807189925664" table:style-name="ce135">
            <text:p>88,6<text:s text:c="5"/></text:p>
          </table:table-cell>
          <table:table-cell office:value-type="float" office:value="-6198" table:style-name="ce120">
            <text:p><text:s/>-6 198</text:p>
          </table:table-cell>
          <table:table-cell office:value-type="float" office:value="-2.9183401528385309" table:style-name="ce121">
            <text:p>-2,9<text:s text:c="3"/></text:p>
          </table:table-cell>
          <table:table-cell office:value-type="float" office:value="55135" table:style-name="ce120">
            <text:p>+55 135</text:p>
          </table:table-cell>
          <table:table-cell office:value-type="float" office:value="36.501641862189501" table:style-name="ce121">
            <text:p>+36,5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4298" table:style-name="ce132">
            <text:p>14 298</text:p>
          </table:table-cell>
          <table:table-cell office:value-type="float" office:value="6.2955445086807007" table:style-name="ce133">
            <text:p>6,3<text:s text:c="5"/></text:p>
          </table:table-cell>
          <table:table-cell office:value-type="float" office:value="13770" table:style-name="ce134">
            <text:p>13 770</text:p>
          </table:table-cell>
          <table:table-cell office:value-type="float" office:value="5.9218165398013163" table:style-name="ce135">
            <text:p>5,9<text:s text:c="5"/></text:p>
          </table:table-cell>
          <table:table-cell office:value-type="float" office:value="11805" table:style-name="ce134">
            <text:p>11 805</text:p>
          </table:table-cell>
          <table:table-cell office:value-type="float" office:value="6.9208310859930124" table:style-name="ce135">
            <text:p>6,9<text:s text:c="5"/></text:p>
          </table:table-cell>
          <table:table-cell office:value-type="float" office:value="528" table:style-name="ce120">
            <text:p>+ 528</text:p>
          </table:table-cell>
          <table:table-cell office:value-type="float" office:value="3.8344226579520697" table:style-name="ce121">
            <text:p>+3,8<text:s text:c="3"/></text:p>
          </table:table-cell>
          <table:table-cell office:value-type="float" office:value="2493" table:style-name="ce120">
            <text:p>+2 493</text:p>
          </table:table-cell>
          <table:table-cell office:value-type="float" office:value="21.118170266836085" table:style-name="ce121">
            <text:p>+2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9545" table:style-name="ce132">
            <text:p>29 545</text:p>
          </table:table-cell>
          <table:table-cell office:value-type="float" office:value="13.008942684918962" table:style-name="ce133">
            <text:p>13,0<text:s text:c="5"/></text:p>
          </table:table-cell>
          <table:table-cell office:value-type="float" office:value="30032" table:style-name="ce134">
            <text:p>30 032</text:p>
          </table:table-cell>
          <table:table-cell office:value-type="float" office:value="12.915322754053241" table:style-name="ce135">
            <text:p>12,9<text:s text:c="5"/></text:p>
          </table:table-cell>
          <table:table-cell office:value-type="float" office:value="26718" table:style-name="ce134">
            <text:p>26 718</text:p>
          </table:table-cell>
          <table:table-cell office:value-type="float" office:value="15.663766620547333" table:style-name="ce135">
            <text:p>15,7<text:s text:c="5"/></text:p>
          </table:table-cell>
          <table:table-cell office:value-type="float" office:value="-487" table:style-name="ce120">
            <text:p><text:s/>- 487</text:p>
          </table:table-cell>
          <table:table-cell office:value-type="float" office:value="-1.621603622802344" table:style-name="ce121">
            <text:p>-1,6<text:s text:c="3"/></text:p>
          </table:table-cell>
          <table:table-cell office:value-type="float" office:value="2827" table:style-name="ce120">
            <text:p>+2 827</text:p>
          </table:table-cell>
          <table:table-cell office:value-type="float" office:value="10.580881802530131" table:style-name="ce121">
            <text:p>+1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8032" table:style-name="ce132">
            <text:p>28 032</text:p>
          </table:table-cell>
          <table:table-cell office:value-type="float" office:value="12.342754487854064" table:style-name="ce133">
            <text:p>12,3<text:s text:c="5"/></text:p>
          </table:table-cell>
          <table:table-cell office:value-type="float" office:value="28945" table:style-name="ce134">
            <text:p>28 945</text:p>
          </table:table-cell>
          <table:table-cell office:value-type="float" office:value="12.447856190599063" table:style-name="ce135">
            <text:p>12,4<text:s text:c="5"/></text:p>
          </table:table-cell>
          <table:table-cell office:value-type="float" office:value="21503" table:style-name="ce134">
            <text:p>21 503</text:p>
          </table:table-cell>
          <table:table-cell office:value-type="float" office:value="12.606406678704593" table:style-name="ce135">
            <text:p>12,6<text:s text:c="5"/></text:p>
          </table:table-cell>
          <table:table-cell office:value-type="float" office:value="-913" table:style-name="ce120">
            <text:p><text:s/>- 913</text:p>
          </table:table-cell>
          <table:table-cell office:value-type="float" office:value="-3.1542580756607359" table:style-name="ce121">
            <text:p>-3,2<text:s text:c="3"/></text:p>
          </table:table-cell>
          <table:table-cell office:value-type="float" office:value="6529" table:style-name="ce120">
            <text:p>+6 529</text:p>
          </table:table-cell>
          <table:table-cell office:value-type="float" office:value="30.363205134167327" table:style-name="ce121">
            <text:p>+30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3854" table:style-name="ce132">
            <text:p>43 854</text:p>
          </table:table-cell>
          <table:table-cell office:value-type="float" office:value="19.309330597543951" table:style-name="ce133">
            <text:p>19,3<text:s text:c="5"/></text:p>
          </table:table-cell>
          <table:table-cell office:value-type="float" office:value="45252" table:style-name="ce134">
            <text:p>45 252</text:p>
          </table:table-cell>
          <table:table-cell office:value-type="float" office:value="19.460714746484324" table:style-name="ce135">
            <text:p>19,5<text:s text:c="5"/></text:p>
          </table:table-cell>
          <table:table-cell office:value-type="float" office:value="31475" table:style-name="ce134">
            <text:p>31 475</text:p>
          </table:table-cell>
          <table:table-cell office:value-type="float" office:value="18.452618249185097" table:style-name="ce135">
            <text:p>18,5<text:s text:c="5"/></text:p>
          </table:table-cell>
          <table:table-cell office:value-type="float" office:value="-1398" table:style-name="ce120">
            <text:p><text:s/>-1 398</text:p>
          </table:table-cell>
          <table:table-cell office:value-type="float" office:value="-3.0893662158578623" table:style-name="ce121">
            <text:p>-3,1<text:s text:c="3"/></text:p>
          </table:table-cell>
          <table:table-cell office:value-type="float" office:value="12379" table:style-name="ce120">
            <text:p>+12 379</text:p>
          </table:table-cell>
          <table:table-cell office:value-type="float" office:value="39.329626687847494" table:style-name="ce121">
            <text:p>+39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73950" table:style-name="ce132">
            <text:p>73 950</text:p>
          </table:table-cell>
          <table:table-cell office:value-type="float" office:value="32.560883789126997" table:style-name="ce133">
            <text:p>32,6<text:s text:c="5"/></text:p>
          </table:table-cell>
          <table:table-cell office:value-type="float" office:value="75156" table:style-name="ce134">
            <text:p>75 156</text:p>
          </table:table-cell>
          <table:table-cell office:value-type="float" office:value="32.320990839891628" table:style-name="ce135">
            <text:p>32,3<text:s text:c="5"/></text:p>
          </table:table-cell>
          <table:table-cell office:value-type="float" office:value="49308" table:style-name="ce134">
            <text:p>49 308</text:p>
          </table:table-cell>
          <table:table-cell office:value-type="float" office:value="28.907440846094318" table:style-name="ce135">
            <text:p>28,9<text:s text:c="5"/></text:p>
          </table:table-cell>
          <table:table-cell office:value-type="float" office:value="-1206" table:style-name="ce120">
            <text:p><text:s/>-1 206</text:p>
          </table:table-cell>
          <table:table-cell office:value-type="float" office:value="-1.6046623024109852" table:style-name="ce121">
            <text:p>-1,6<text:s text:c="3"/></text:p>
          </table:table-cell>
          <table:table-cell office:value-type="float" office:value="24642" table:style-name="ce120">
            <text:p>+24 642</text:p>
          </table:table-cell>
          <table:table-cell office:value-type="float" office:value="49.975663178388899" table:style-name="ce121">
            <text:p>+5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7434" table:style-name="ce132">
            <text:p>37 434</text:p>
          </table:table-cell>
          <table:table-cell office:value-type="float" office:value="16.48254393187532" table:style-name="ce133">
            <text:p>16,5<text:s text:c="5"/></text:p>
          </table:table-cell>
          <table:table-cell office:value-type="float" office:value="39375" table:style-name="ce134">
            <text:p>39 375</text:p>
          </table:table-cell>
          <table:table-cell office:value-type="float" office:value="16.93329892917043" table:style-name="ce135">
            <text:p>16,9<text:s text:c="5"/></text:p>
          </table:table-cell>
          <table:table-cell office:value-type="float" office:value="29763" table:style-name="ce134">
            <text:p>29 763</text:p>
          </table:table-cell>
          <table:table-cell office:value-type="float" office:value="17.448936519475648" table:style-name="ce135">
            <text:p>17,4<text:s text:c="5"/></text:p>
          </table:table-cell>
          <table:table-cell office:value-type="float" office:value="-1941" table:style-name="ce120">
            <text:p><text:s/>-1 941</text:p>
          </table:table-cell>
          <table:table-cell office:value-type="float" office:value="-4.9295238095238094" table:style-name="ce121">
            <text:p>-4,9<text:s text:c="3"/></text:p>
          </table:table-cell>
          <table:table-cell office:value-type="float" office:value="7671" table:style-name="ce120">
            <text:p>+7 671</text:p>
          </table:table-cell>
          <table:table-cell office:value-type="float" office:value="25.773611531095657" table:style-name="ce121">
            <text:p>+25,8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398in" svg:y="0.24054in" svg:width="1.90592in" svg:height="0.52852in">
                <draw:text-box>
                  <text:p text:style-name="a25" text:class-names="" text:cond-style-name=""><text:span text:style-name="a23" text:class-names="">OUTUBRO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2 - PEDIDOS DE EMPREGO <text:s text:c="2"/>E <text:s text:c="3"/>DESEMPREGO REGISTAD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26399" table:style-name="ce109">
            <text:p>526 39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19039" table:style-name="ce111">
            <text:p>519 03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24705" table:style-name="ce111">
            <text:p>424 70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360" table:style-name="ce113">
            <text:p>+7 360</text:p>
          </table:table-cell>
          <table:table-cell office:value-type="float" office:value="1.418005198067968" table:style-name="ce114">
            <text:p>+1,4<text:s text:c="3"/></text:p>
          </table:table-cell>
          <table:table-cell office:value-type="float" office:value="101694" table:style-name="ce113">
            <text:p>+101 694</text:p>
          </table:table-cell>
          <table:table-cell office:value-type="float" office:value="23.944620383560352" table:style-name="ce114">
            <text:p>+23,9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77196" table:style-name="ce116">
            <text:p>377 196</text:p>
          </table:table-cell>
          <table:table-cell office:value-type="float" office:value="71.65591120043922" table:style-name="ce117">
            <text:p>71,7<text:s text:c="5"/></text:p>
          </table:table-cell>
          <table:table-cell office:value-type="float" office:value="383894" table:style-name="ce118">
            <text:p>383 894</text:p>
          </table:table-cell>
          <table:table-cell office:value-type="float" office:value="73.962457541726152" table:style-name="ce119">
            <text:p>74,0<text:s text:c="5"/></text:p>
          </table:table-cell>
          <table:table-cell office:value-type="float" office:value="278136" table:style-name="ce118">
            <text:p>278 136</text:p>
          </table:table-cell>
          <table:table-cell office:value-type="float" office:value="65.489221930516479" table:style-name="ce119">
            <text:p>65,5<text:s text:c="5"/></text:p>
          </table:table-cell>
          <table:table-cell office:value-type="float" office:value="-6698" table:style-name="ce120">
            <text:p><text:s/>-6 698</text:p>
          </table:table-cell>
          <table:table-cell office:value-type="float" office:value="-1.7447524577096802" table:style-name="ce121">
            <text:p>-1,7<text:s text:c="3"/></text:p>
          </table:table-cell>
          <table:table-cell office:value-type="float" office:value="99060" table:style-name="ce120">
            <text:p>+99 060</text:p>
          </table:table-cell>
          <table:table-cell office:value-type="float" office:value="35.615670031926825" table:style-name="ce121">
            <text:p>+35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4362" table:style-name="ce116">
            <text:p>44 362</text:p>
          </table:table-cell>
          <table:table-cell office:value-type="float" office:value="8.4274476205311935" table:style-name="ce117">
            <text:p>8,4<text:s text:c="5"/></text:p>
          </table:table-cell>
          <table:table-cell office:value-type="float" office:value="42341" table:style-name="ce118">
            <text:p>42 341</text:p>
          </table:table-cell>
          <table:table-cell office:value-type="float" office:value="8.1575758276353039" table:style-name="ce119">
            <text:p>8,2<text:s text:c="5"/></text:p>
          </table:table-cell>
          <table:table-cell office:value-type="float" office:value="39276" table:style-name="ce118">
            <text:p>39 276</text:p>
          </table:table-cell>
          <table:table-cell office:value-type="float" office:value="9.2478308472940043" table:style-name="ce119">
            <text:p>9,2<text:s text:c="5"/></text:p>
          </table:table-cell>
          <table:table-cell office:value-type="float" office:value="2021" table:style-name="ce120">
            <text:p>+2 021</text:p>
          </table:table-cell>
          <table:table-cell office:value-type="float" office:value="4.773151319052455" table:style-name="ce121">
            <text:p>+4,8<text:s text:c="3"/></text:p>
          </table:table-cell>
          <table:table-cell office:value-type="float" office:value="5086" table:style-name="ce120">
            <text:p>+5 086</text:p>
          </table:table-cell>
          <table:table-cell office:value-type="float" office:value="12.949383847642327" table:style-name="ce121">
            <text:p>+12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7210" table:style-name="ce116">
            <text:p>87 210</text:p>
          </table:table-cell>
          <table:table-cell office:value-type="float" office:value="16.567280712919288" table:style-name="ce117">
            <text:p>16,6<text:s text:c="5"/></text:p>
          </table:table-cell>
          <table:table-cell office:value-type="float" office:value="76025" table:style-name="ce118">
            <text:p>76 025</text:p>
          </table:table-cell>
          <table:table-cell office:value-type="float" office:value="14.647261573793106" table:style-name="ce119">
            <text:p>14,6<text:s text:c="5"/></text:p>
          </table:table-cell>
          <table:table-cell office:value-type="float" office:value="82668" table:style-name="ce118">
            <text:p>82 668</text:p>
          </table:table-cell>
          <table:table-cell office:value-type="float" office:value="19.464804982281819" table:style-name="ce119">
            <text:p>19,5<text:s text:c="5"/></text:p>
          </table:table-cell>
          <table:table-cell office:value-type="float" office:value="11185" table:style-name="ce120">
            <text:p>+11 185</text:p>
          </table:table-cell>
          <table:table-cell office:value-type="float" office:value="14.712265702071686" table:style-name="ce121">
            <text:p>+14,7<text:s text:c="3"/></text:p>
          </table:table-cell>
          <table:table-cell office:value-type="float" office:value="4542" table:style-name="ce120">
            <text:p>+4 542</text:p>
          </table:table-cell>
          <table:table-cell office:value-type="float" office:value="5.4942662215125555" table:style-name="ce121">
            <text:p>+5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7631" table:style-name="ce116">
            <text:p>17 631</text:p>
          </table:table-cell>
          <table:table-cell office:value-type="float" office:value="3.349360466110308" table:style-name="ce117">
            <text:p>3,3<text:s text:c="5"/></text:p>
          </table:table-cell>
          <table:table-cell office:value-type="float" office:value="16779" table:style-name="ce118">
            <text:p>16 779</text:p>
          </table:table-cell>
          <table:table-cell office:value-type="float" office:value="3.2327050568454392" table:style-name="ce119">
            <text:p>3,2<text:s text:c="5"/></text:p>
          </table:table-cell>
          <table:table-cell office:value-type="float" office:value="24625" table:style-name="ce118">
            <text:p>24 625</text:p>
          </table:table-cell>
          <table:table-cell office:value-type="float" office:value="5.7981422399077003" table:style-name="ce119">
            <text:p>5,8<text:s text:c="5"/></text:p>
          </table:table-cell>
          <table:table-cell office:value-type="float" office:value="852" table:style-name="ce120">
            <text:p>+ 852</text:p>
          </table:table-cell>
          <table:table-cell office:value-type="float" office:value="5.0777757911675314" table:style-name="ce121">
            <text:p>+5,1<text:s text:c="3"/></text:p>
          </table:table-cell>
          <table:table-cell office:value-type="float" office:value="-6994" table:style-name="ce120">
            <text:p><text:s/>-6 994</text:p>
          </table:table-cell>
          <table:table-cell office:value-type="float" office:value="-28.402030456852788" table:style-name="ce121">
            <text:p>-28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77196" table:style-name="ce127">
            <text:p>377 19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83894" table:style-name="ce129">
            <text:p>383 89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78136" table:style-name="ce129">
            <text:p>278 13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6698" table:style-name="ce113">
            <text:p><text:s/>-6 698</text:p>
          </table:table-cell>
          <table:table-cell office:value-type="float" office:value="-1.7447524577096802" table:style-name="ce114">
            <text:p>-1,7<text:s text:c="3"/></text:p>
          </table:table-cell>
          <table:table-cell office:value-type="float" office:value="99060" table:style-name="ce113">
            <text:p>+99 060</text:p>
          </table:table-cell>
          <table:table-cell office:value-type="float" office:value="35.615670031926825" table:style-name="ce114">
            <text:p>+35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64069" table:style-name="ce132">
            <text:p>164 069</text:p>
          </table:table-cell>
          <table:table-cell office:value-type="float" office:value="43.49701481457916" table:style-name="ce133">
            <text:p>43,5<text:s text:c="5"/></text:p>
          </table:table-cell>
          <table:table-cell office:value-type="float" office:value="165223" table:style-name="ce134">
            <text:p>165 223</text:p>
          </table:table-cell>
          <table:table-cell office:value-type="float" office:value="43.038703392082191" table:style-name="ce135">
            <text:p>43,0<text:s text:c="5"/></text:p>
          </table:table-cell>
          <table:table-cell office:value-type="float" office:value="119168" table:style-name="ce134">
            <text:p>119 168</text:p>
          </table:table-cell>
          <table:table-cell office:value-type="float" office:value="42.845226795524496" table:style-name="ce135">
            <text:p>42,8<text:s text:c="5"/></text:p>
          </table:table-cell>
          <table:table-cell office:value-type="float" office:value="-1154" table:style-name="ce120">
            <text:p><text:s/>-1 154</text:p>
          </table:table-cell>
          <table:table-cell office:value-type="float" office:value="-0.69844997367194639" table:style-name="ce121">
            <text:p>-0,7<text:s text:c="3"/></text:p>
          </table:table-cell>
          <table:table-cell office:value-type="float" office:value="44901" table:style-name="ce120">
            <text:p>+44 901</text:p>
          </table:table-cell>
          <table:table-cell office:value-type="float" office:value="37.678739258861441" table:style-name="ce121">
            <text:p>+37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13127" table:style-name="ce132">
            <text:p>213 127</text:p>
          </table:table-cell>
          <table:table-cell office:value-type="float" office:value="56.50298518542084" table:style-name="ce133">
            <text:p>56,5<text:s text:c="5"/></text:p>
          </table:table-cell>
          <table:table-cell office:value-type="float" office:value="218671" table:style-name="ce134">
            <text:p>218 671</text:p>
          </table:table-cell>
          <table:table-cell office:value-type="float" office:value="56.961296607917809" table:style-name="ce135">
            <text:p>57,0<text:s text:c="5"/></text:p>
          </table:table-cell>
          <table:table-cell office:value-type="float" office:value="158968" table:style-name="ce134">
            <text:p>158 968</text:p>
          </table:table-cell>
          <table:table-cell office:value-type="float" office:value="57.154773204475504" table:style-name="ce135">
            <text:p>57,2<text:s text:c="5"/></text:p>
          </table:table-cell>
          <table:table-cell office:value-type="float" office:value="-5544" table:style-name="ce120">
            <text:p><text:s/>-5 544</text:p>
          </table:table-cell>
          <table:table-cell office:value-type="float" office:value="-2.53531561112356" table:style-name="ce121">
            <text:p>-2,5<text:s text:c="3"/></text:p>
          </table:table-cell>
          <table:table-cell office:value-type="float" office:value="54159" table:style-name="ce120">
            <text:p>+54 159</text:p>
          </table:table-cell>
          <table:table-cell office:value-type="float" office:value="34.069120829349302" table:style-name="ce121">
            <text:p>+34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5628" table:style-name="ce132">
            <text:p>45 628</text:p>
          </table:table-cell>
          <table:table-cell office:value-type="float" office:value="12.096628808364882" table:style-name="ce133">
            <text:p>12,1<text:s text:c="5"/></text:p>
          </table:table-cell>
          <table:table-cell office:value-type="float" office:value="44848" table:style-name="ce134">
            <text:p>44 848</text:p>
          </table:table-cell>
          <table:table-cell office:value-type="float" office:value="11.682391493485181" table:style-name="ce135">
            <text:p>11,7<text:s text:c="5"/></text:p>
          </table:table-cell>
          <table:table-cell office:value-type="float" office:value="31049" table:style-name="ce134">
            <text:p>31 049</text:p>
          </table:table-cell>
          <table:table-cell office:value-type="float" office:value="11.163243880691461" table:style-name="ce135">
            <text:p>11,2<text:s text:c="5"/></text:p>
          </table:table-cell>
          <table:table-cell office:value-type="float" office:value="780" table:style-name="ce120">
            <text:p>+ 780</text:p>
          </table:table-cell>
          <table:table-cell office:value-type="float" office:value="1.7392079914377454" table:style-name="ce121">
            <text:p>+1,7<text:s text:c="3"/></text:p>
          </table:table-cell>
          <table:table-cell office:value-type="float" office:value="14579" table:style-name="ce120">
            <text:p>+14 579</text:p>
          </table:table-cell>
          <table:table-cell office:value-type="float" office:value="46.954813359528487" table:style-name="ce121">
            <text:p>+47,0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31568" table:style-name="ce132">
            <text:p>331 568</text:p>
          </table:table-cell>
          <table:table-cell office:value-type="float" office:value="87.903371191635117" table:style-name="ce133">
            <text:p>87,9<text:s text:c="5"/></text:p>
          </table:table-cell>
          <table:table-cell office:value-type="float" office:value="339046" table:style-name="ce134">
            <text:p>339 046</text:p>
          </table:table-cell>
          <table:table-cell office:value-type="float" office:value="88.317608506514816" table:style-name="ce135">
            <text:p>88,3<text:s text:c="5"/></text:p>
          </table:table-cell>
          <table:table-cell office:value-type="float" office:value="247087" table:style-name="ce134">
            <text:p>247 087</text:p>
          </table:table-cell>
          <table:table-cell office:value-type="float" office:value="88.836756119308532" table:style-name="ce135">
            <text:p>88,8<text:s text:c="5"/></text:p>
          </table:table-cell>
          <table:table-cell office:value-type="float" office:value="-7478" table:style-name="ce120">
            <text:p><text:s/>-7 478</text:p>
          </table:table-cell>
          <table:table-cell office:value-type="float" office:value="-2.2056004200020056" table:style-name="ce121">
            <text:p>-2,2<text:s text:c="3"/></text:p>
          </table:table-cell>
          <table:table-cell office:value-type="float" office:value="84481" table:style-name="ce120">
            <text:p>+84 481</text:p>
          </table:table-cell>
          <table:table-cell office:value-type="float" office:value="34.190791097872406" table:style-name="ce121">
            <text:p>+34,2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40524" table:style-name="ce132">
            <text:p>240 524</text:p>
          </table:table-cell>
          <table:table-cell office:value-type="float" office:value="63.766317776434533" table:style-name="ce133">
            <text:p>63,8<text:s text:c="5"/></text:p>
          </table:table-cell>
          <table:table-cell office:value-type="float" office:value="248098" table:style-name="ce134">
            <text:p>248 098</text:p>
          </table:table-cell>
          <table:table-cell office:value-type="float" office:value="64.626693826941818" table:style-name="ce135">
            <text:p>64,6<text:s text:c="5"/></text:p>
          </table:table-cell>
          <table:table-cell office:value-type="float" office:value="159955" table:style-name="ce134">
            <text:p>159 955</text:p>
          </table:table-cell>
          <table:table-cell office:value-type="float" office:value="57.509635573963813" table:style-name="ce135">
            <text:p>57,5<text:s text:c="5"/></text:p>
          </table:table-cell>
          <table:table-cell office:value-type="float" office:value="-7574" table:style-name="ce120">
            <text:p><text:s/>-7 574</text:p>
          </table:table-cell>
          <table:table-cell office:value-type="float" office:value="-3.0528258994429622" table:style-name="ce121">
            <text:p>-3,1<text:s text:c="3"/></text:p>
          </table:table-cell>
          <table:table-cell office:value-type="float" office:value="80569" table:style-name="ce120">
            <text:p>+80 569</text:p>
          </table:table-cell>
          <table:table-cell office:value-type="float" office:value="50.369791503860462" table:style-name="ce121">
            <text:p>+50,4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6672" table:style-name="ce132">
            <text:p>136 672</text:p>
          </table:table-cell>
          <table:table-cell office:value-type="float" office:value="36.233682223565467" table:style-name="ce133">
            <text:p>36,2<text:s text:c="5"/></text:p>
          </table:table-cell>
          <table:table-cell office:value-type="float" office:value="135796" table:style-name="ce134">
            <text:p>135 796</text:p>
          </table:table-cell>
          <table:table-cell office:value-type="float" office:value="35.373306173058189" table:style-name="ce135">
            <text:p>35,4<text:s text:c="5"/></text:p>
          </table:table-cell>
          <table:table-cell office:value-type="float" office:value="118181" table:style-name="ce134">
            <text:p>118 181</text:p>
          </table:table-cell>
          <table:table-cell office:value-type="float" office:value="42.49036442603618" table:style-name="ce135">
            <text:p>42,5<text:s text:c="5"/></text:p>
          </table:table-cell>
          <table:table-cell office:value-type="float" office:value="876" table:style-name="ce120">
            <text:p>+ 876</text:p>
          </table:table-cell>
          <table:table-cell office:value-type="float" office:value="0.64508527497128043" table:style-name="ce121">
            <text:p>+0,6<text:s text:c="3"/></text:p>
          </table:table-cell>
          <table:table-cell office:value-type="float" office:value="18491" table:style-name="ce120">
            <text:p>+18 491</text:p>
          </table:table-cell>
          <table:table-cell office:value-type="float" office:value="15.646339090039854" table:style-name="ce121">
            <text:p>+15,6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2375" table:style-name="ce132">
            <text:p>32 375</text:p>
          </table:table-cell>
          <table:table-cell office:value-type="float" office:value="8.5830708703167584" table:style-name="ce133">
            <text:p>8,6<text:s text:c="5"/></text:p>
          </table:table-cell>
          <table:table-cell office:value-type="float" office:value="31162" table:style-name="ce134">
            <text:p>31 162</text:p>
          </table:table-cell>
          <table:table-cell office:value-type="float" office:value="8.1173448920795845" table:style-name="ce135">
            <text:p>8,1<text:s text:c="5"/></text:p>
          </table:table-cell>
          <table:table-cell office:value-type="float" office:value="29761" table:style-name="ce134">
            <text:p>29 761</text:p>
          </table:table-cell>
          <table:table-cell office:value-type="float" office:value="10.700161072281187" table:style-name="ce135">
            <text:p>10,7<text:s text:c="5"/></text:p>
          </table:table-cell>
          <table:table-cell office:value-type="float" office:value="1213" table:style-name="ce120">
            <text:p>+1 213</text:p>
          </table:table-cell>
          <table:table-cell office:value-type="float" office:value="3.892561453051794" table:style-name="ce121">
            <text:p>+3,9<text:s text:c="3"/></text:p>
          </table:table-cell>
          <table:table-cell office:value-type="float" office:value="2614" table:style-name="ce120">
            <text:p>+2 614</text:p>
          </table:table-cell>
          <table:table-cell office:value-type="float" office:value="8.7833070125331822" table:style-name="ce121">
            <text:p>+8,8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44821" table:style-name="ce132">
            <text:p>344 821</text:p>
          </table:table-cell>
          <table:table-cell office:value-type="float" office:value="91.41692912968324" table:style-name="ce133">
            <text:p>91,4<text:s text:c="5"/></text:p>
          </table:table-cell>
          <table:table-cell office:value-type="float" office:value="352732" table:style-name="ce134">
            <text:p>352 732</text:p>
          </table:table-cell>
          <table:table-cell office:value-type="float" office:value="91.882655107920414" table:style-name="ce135">
            <text:p>91,9<text:s text:c="5"/></text:p>
          </table:table-cell>
          <table:table-cell office:value-type="float" office:value="248375" table:style-name="ce134">
            <text:p>248 375</text:p>
          </table:table-cell>
          <table:table-cell office:value-type="float" office:value="89.29983892771881" table:style-name="ce135">
            <text:p>89,3<text:s text:c="5"/></text:p>
          </table:table-cell>
          <table:table-cell office:value-type="float" office:value="-7911" table:style-name="ce120">
            <text:p><text:s/>-7 911</text:p>
          </table:table-cell>
          <table:table-cell office:value-type="float" office:value="-2.2427792204846737" table:style-name="ce121">
            <text:p>-2,2<text:s text:c="3"/></text:p>
          </table:table-cell>
          <table:table-cell office:value-type="float" office:value="96446" table:style-name="ce120">
            <text:p>+96 446</text:p>
          </table:table-cell>
          <table:table-cell office:value-type="float" office:value="38.830800201308506" table:style-name="ce121">
            <text:p>+38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5686" table:style-name="ce132">
            <text:p>25 686</text:p>
          </table:table-cell>
          <table:table-cell office:value-type="float" office:value="6.8097222664079151" table:style-name="ce133">
            <text:p>6,8<text:s text:c="5"/></text:p>
          </table:table-cell>
          <table:table-cell office:value-type="float" office:value="24668" table:style-name="ce134">
            <text:p>24 668</text:p>
          </table:table-cell>
          <table:table-cell office:value-type="float" office:value="6.4257321031326349" table:style-name="ce135">
            <text:p>6,4<text:s text:c="5"/></text:p>
          </table:table-cell>
          <table:table-cell office:value-type="float" office:value="20563" table:style-name="ce134">
            <text:p>20 563</text:p>
          </table:table-cell>
          <table:table-cell office:value-type="float" office:value="7.3931457991773808" table:style-name="ce135">
            <text:p>7,4<text:s text:c="5"/></text:p>
          </table:table-cell>
          <table:table-cell office:value-type="float" office:value="1018" table:style-name="ce120">
            <text:p>+1 018</text:p>
          </table:table-cell>
          <table:table-cell office:value-type="float" office:value="4.12680395654289" table:style-name="ce121">
            <text:p>+4,1<text:s text:c="3"/></text:p>
          </table:table-cell>
          <table:table-cell office:value-type="float" office:value="5123" table:style-name="ce120">
            <text:p>+5 123</text:p>
          </table:table-cell>
          <table:table-cell office:value-type="float" office:value="24.913679910518894" table:style-name="ce121">
            <text:p>+24,9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1217" table:style-name="ce132">
            <text:p>51 217</text:p>
          </table:table-cell>
          <table:table-cell office:value-type="float" office:value="13.578351838301572" table:style-name="ce133">
            <text:p>13,6<text:s text:c="5"/></text:p>
          </table:table-cell>
          <table:table-cell office:value-type="float" office:value="52103" table:style-name="ce134">
            <text:p>52 103</text:p>
          </table:table-cell>
          <table:table-cell office:value-type="float" office:value="13.572236086002906" table:style-name="ce135">
            <text:p>13,6<text:s text:c="5"/></text:p>
          </table:table-cell>
          <table:table-cell office:value-type="float" office:value="46744" table:style-name="ce134">
            <text:p>46 744</text:p>
          </table:table-cell>
          <table:table-cell office:value-type="float" office:value="16.80616676733684" table:style-name="ce135">
            <text:p>16,8<text:s text:c="5"/></text:p>
          </table:table-cell>
          <table:table-cell office:value-type="float" office:value="-886" table:style-name="ce120">
            <text:p><text:s/>- 886</text:p>
          </table:table-cell>
          <table:table-cell office:value-type="float" office:value="-1.7004778995451317" table:style-name="ce121">
            <text:p>-1,7<text:s text:c="3"/></text:p>
          </table:table-cell>
          <table:table-cell office:value-type="float" office:value="4473" table:style-name="ce120">
            <text:p>+4 473</text:p>
          </table:table-cell>
          <table:table-cell office:value-type="float" office:value="9.5691425637514982" table:style-name="ce121">
            <text:p>+9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9774" table:style-name="ce132">
            <text:p>49 774</text:p>
          </table:table-cell>
          <table:table-cell office:value-type="float" office:value="13.195792108081738" table:style-name="ce133">
            <text:p>13,2<text:s text:c="5"/></text:p>
          </table:table-cell>
          <table:table-cell office:value-type="float" office:value="51570" table:style-name="ce134">
            <text:p>51 570</text:p>
          </table:table-cell>
          <table:table-cell office:value-type="float" office:value="13.433395676931653" table:style-name="ce135">
            <text:p>13,4<text:s text:c="5"/></text:p>
          </table:table-cell>
          <table:table-cell office:value-type="float" office:value="38016" table:style-name="ce134">
            <text:p>38 016</text:p>
          </table:table-cell>
          <table:table-cell office:value-type="float" office:value="13.668133574941754" table:style-name="ce135">
            <text:p>13,7<text:s text:c="5"/></text:p>
          </table:table-cell>
          <table:table-cell office:value-type="float" office:value="-1796" table:style-name="ce120">
            <text:p><text:s/>-1 796</text:p>
          </table:table-cell>
          <table:table-cell office:value-type="float" office:value="-3.4826449486135349" table:style-name="ce121">
            <text:p>-3,5<text:s text:c="3"/></text:p>
          </table:table-cell>
          <table:table-cell office:value-type="float" office:value="11758" table:style-name="ce120">
            <text:p>+11 758</text:p>
          </table:table-cell>
          <table:table-cell office:value-type="float" office:value="30.929082491582495" table:style-name="ce121">
            <text:p>+30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4820" table:style-name="ce132">
            <text:p>74 820</text:p>
          </table:table-cell>
          <table:table-cell office:value-type="float" office:value="19.835841313269494" table:style-name="ce133">
            <text:p>19,8<text:s text:c="5"/></text:p>
          </table:table-cell>
          <table:table-cell office:value-type="float" office:value="76733" table:style-name="ce134">
            <text:p>76 733</text:p>
          </table:table-cell>
          <table:table-cell office:value-type="float" office:value="19.98806962338562" table:style-name="ce135">
            <text:p>20,0<text:s text:c="5"/></text:p>
          </table:table-cell>
          <table:table-cell office:value-type="float" office:value="52498" table:style-name="ce134">
            <text:p>52 498</text:p>
          </table:table-cell>
          <table:table-cell office:value-type="float" office:value="18.874938878821869" table:style-name="ce135">
            <text:p>18,9<text:s text:c="5"/></text:p>
          </table:table-cell>
          <table:table-cell office:value-type="float" office:value="-1913" table:style-name="ce120">
            <text:p><text:s/>-1 913</text:p>
          </table:table-cell>
          <table:table-cell office:value-type="float" office:value="-2.4930603521301138" table:style-name="ce121">
            <text:p>-2,5<text:s text:c="3"/></text:p>
          </table:table-cell>
          <table:table-cell office:value-type="float" office:value="22322" table:style-name="ce120">
            <text:p>+22 322</text:p>
          </table:table-cell>
          <table:table-cell office:value-type="float" office:value="42.519715036763309" table:style-name="ce121">
            <text:p>+42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0164" table:style-name="ce132">
            <text:p>120 164</text:p>
          </table:table-cell>
          <table:table-cell office:value-type="float" office:value="31.85717770071793" table:style-name="ce133">
            <text:p>31,9<text:s text:c="5"/></text:p>
          </table:table-cell>
          <table:table-cell office:value-type="float" office:value="121294" table:style-name="ce134">
            <text:p>121 294</text:p>
          </table:table-cell>
          <table:table-cell office:value-type="float" office:value="31.595700896601663" table:style-name="ce135">
            <text:p>31,6<text:s text:c="5"/></text:p>
          </table:table-cell>
          <table:table-cell office:value-type="float" office:value="77241" table:style-name="ce134">
            <text:p>77 241</text:p>
          </table:table-cell>
          <table:table-cell office:value-type="float" office:value="27.770946587281042" table:style-name="ce135">
            <text:p>27,8<text:s text:c="5"/></text:p>
          </table:table-cell>
          <table:table-cell office:value-type="float" office:value="-1130" table:style-name="ce120">
            <text:p><text:s/>-1 130</text:p>
          </table:table-cell>
          <table:table-cell office:value-type="float" office:value="-0.93162069022375382" table:style-name="ce121">
            <text:p>-0,9<text:s text:c="3"/></text:p>
          </table:table-cell>
          <table:table-cell office:value-type="float" office:value="42923" table:style-name="ce120">
            <text:p>+42 923</text:p>
          </table:table-cell>
          <table:table-cell office:value-type="float" office:value="55.570228246656569" table:style-name="ce121">
            <text:p>+55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5535" table:style-name="ce132">
            <text:p>55 535</text:p>
          </table:table-cell>
          <table:table-cell office:value-type="float" office:value="14.723114773221349" table:style-name="ce133">
            <text:p>14,7<text:s text:c="5"/></text:p>
          </table:table-cell>
          <table:table-cell office:value-type="float" office:value="57526" table:style-name="ce134">
            <text:p>57 526</text:p>
          </table:table-cell>
          <table:table-cell office:value-type="float" office:value="14.984865613945516" table:style-name="ce135">
            <text:p>15,0<text:s text:c="5"/></text:p>
          </table:table-cell>
          <table:table-cell office:value-type="float" office:value="43074" table:style-name="ce134">
            <text:p>43 074</text:p>
          </table:table-cell>
          <table:table-cell office:value-type="float" office:value="15.486668392441109" table:style-name="ce135">
            <text:p>15,5<text:s text:c="5"/></text:p>
          </table:table-cell>
          <table:table-cell office:value-type="float" office:value="-1991" table:style-name="ce120">
            <text:p><text:s/>-1 991</text:p>
          </table:table-cell>
          <table:table-cell office:value-type="float" office:value="-3.4610437019782356" table:style-name="ce121">
            <text:p>-3,5<text:s text:c="3"/></text:p>
          </table:table-cell>
          <table:table-cell office:value-type="float" office:value="12461" table:style-name="ce120">
            <text:p>+12 461</text:p>
          </table:table-cell>
          <table:table-cell office:value-type="float" office:value="28.929284487161627" table:style-name="ce121">
            <text:p>+28,9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64069" table:style-name="ce127">
            <text:p>164 06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5223" table:style-name="ce129">
            <text:p>165 22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19168" table:style-name="ce129">
            <text:p>119 16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154" table:style-name="ce113">
            <text:p><text:s/>-1 154</text:p>
          </table:table-cell>
          <table:table-cell office:value-type="float" office:value="-0.69844997367194639" table:style-name="ce114">
            <text:p>-0,7<text:s text:c="3"/></text:p>
          </table:table-cell>
          <table:table-cell office:value-type="float" office:value="44901" table:style-name="ce113">
            <text:p>+44 901</text:p>
          </table:table-cell>
          <table:table-cell office:value-type="float" office:value="37.678739258861441" table:style-name="ce114">
            <text:p>+37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0686" table:style-name="ce132">
            <text:p>20 686</text:p>
          </table:table-cell>
          <table:table-cell office:value-type="float" office:value="12.608110002498949" table:style-name="ce133">
            <text:p>12,6<text:s text:c="5"/></text:p>
          </table:table-cell>
          <table:table-cell office:value-type="float" office:value="20233" table:style-name="ce134">
            <text:p>20 233</text:p>
          </table:table-cell>
          <table:table-cell office:value-type="float" office:value="12.245873758496092" table:style-name="ce135">
            <text:p>12,2<text:s text:c="5"/></text:p>
          </table:table-cell>
          <table:table-cell office:value-type="float" office:value="13747" table:style-name="ce134">
            <text:p>13 747</text:p>
          </table:table-cell>
          <table:table-cell office:value-type="float" office:value="11.535814983888294" table:style-name="ce135">
            <text:p>11,5<text:s text:c="5"/></text:p>
          </table:table-cell>
          <table:table-cell office:value-type="float" office:value="453" table:style-name="ce120">
            <text:p>+ 453</text:p>
          </table:table-cell>
          <table:table-cell office:value-type="float" office:value="2.2389166213611427" table:style-name="ce121">
            <text:p>+2,2<text:s text:c="3"/></text:p>
          </table:table-cell>
          <table:table-cell office:value-type="float" office:value="6939" table:style-name="ce120">
            <text:p>+6 939</text:p>
          </table:table-cell>
          <table:table-cell office:value-type="float" office:value="50.476467592929367" table:style-name="ce121">
            <text:p>+5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3383" table:style-name="ce132">
            <text:p>143 383</text:p>
          </table:table-cell>
          <table:table-cell office:value-type="float" office:value="87.391889997501053" table:style-name="ce133">
            <text:p>87,4<text:s text:c="5"/></text:p>
          </table:table-cell>
          <table:table-cell office:value-type="float" office:value="144990" table:style-name="ce134">
            <text:p>144 990</text:p>
          </table:table-cell>
          <table:table-cell office:value-type="float" office:value="87.754126241503911" table:style-name="ce135">
            <text:p>87,8<text:s text:c="5"/></text:p>
          </table:table-cell>
          <table:table-cell office:value-type="float" office:value="105421" table:style-name="ce134">
            <text:p>105 421</text:p>
          </table:table-cell>
          <table:table-cell office:value-type="float" office:value="88.464185016111713" table:style-name="ce135">
            <text:p>88,5<text:s text:c="5"/></text:p>
          </table:table-cell>
          <table:table-cell office:value-type="float" office:value="-1607" table:style-name="ce120">
            <text:p><text:s/>-1 607</text:p>
          </table:table-cell>
          <table:table-cell office:value-type="float" office:value="-1.1083523001586315" table:style-name="ce121">
            <text:p>-1,1<text:s text:c="3"/></text:p>
          </table:table-cell>
          <table:table-cell office:value-type="float" office:value="37962" table:style-name="ce120">
            <text:p>+37 962</text:p>
          </table:table-cell>
          <table:table-cell office:value-type="float" office:value="36.009903150226236" table:style-name="ce121">
            <text:p>+36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06679" table:style-name="ce132">
            <text:p>106 679</text:p>
          </table:table-cell>
          <table:table-cell office:value-type="float" office:value="65.020814413448008" table:style-name="ce133">
            <text:p>65,0<text:s text:c="5"/></text:p>
          </table:table-cell>
          <table:table-cell office:value-type="float" office:value="108531" table:style-name="ce134">
            <text:p>108 531</text:p>
          </table:table-cell>
          <table:table-cell office:value-type="float" office:value="65.687585868795509" table:style-name="ce135">
            <text:p>65,7<text:s text:c="5"/></text:p>
          </table:table-cell>
          <table:table-cell office:value-type="float" office:value="68365" table:style-name="ce134">
            <text:p>68 365</text:p>
          </table:table-cell>
          <table:table-cell office:value-type="float" office:value="57.368588882921593" table:style-name="ce135">
            <text:p>57,4<text:s text:c="5"/></text:p>
          </table:table-cell>
          <table:table-cell office:value-type="float" office:value="-1852" table:style-name="ce120">
            <text:p><text:s/>-1 852</text:p>
          </table:table-cell>
          <table:table-cell office:value-type="float" office:value="-1.7064248924270484" table:style-name="ce121">
            <text:p>-1,7<text:s text:c="3"/></text:p>
          </table:table-cell>
          <table:table-cell office:value-type="float" office:value="38314" table:style-name="ce120">
            <text:p>+38 314</text:p>
          </table:table-cell>
          <table:table-cell office:value-type="float" office:value="56.043297008703284" table:style-name="ce121">
            <text:p>+5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7390" table:style-name="ce132">
            <text:p>57 390</text:p>
          </table:table-cell>
          <table:table-cell office:value-type="float" office:value="34.979185586551999" table:style-name="ce133">
            <text:p>35,0<text:s text:c="5"/></text:p>
          </table:table-cell>
          <table:table-cell office:value-type="float" office:value="56692" table:style-name="ce134">
            <text:p>56 692</text:p>
          </table:table-cell>
          <table:table-cell office:value-type="float" office:value="34.312414131204491" table:style-name="ce135">
            <text:p>34,3<text:s text:c="5"/></text:p>
          </table:table-cell>
          <table:table-cell office:value-type="float" office:value="50803" table:style-name="ce134">
            <text:p>50 803</text:p>
          </table:table-cell>
          <table:table-cell office:value-type="float" office:value="42.631411117078407" table:style-name="ce135">
            <text:p>42,6<text:s text:c="5"/></text:p>
          </table:table-cell>
          <table:table-cell office:value-type="float" office:value="698" table:style-name="ce120">
            <text:p>+ 698</text:p>
          </table:table-cell>
          <table:table-cell office:value-type="float" office:value="1.2312142806745219" table:style-name="ce121">
            <text:p>+1,2<text:s text:c="3"/></text:p>
          </table:table-cell>
          <table:table-cell office:value-type="float" office:value="6587" table:style-name="ce120">
            <text:p>+6 587</text:p>
          </table:table-cell>
          <table:table-cell office:value-type="float" office:value="12.965769738007598" table:style-name="ce121">
            <text:p>+13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776" table:style-name="ce132">
            <text:p>12 776</text:p>
          </table:table-cell>
          <table:table-cell office:value-type="float" office:value="7.786967678232938" table:style-name="ce133">
            <text:p>7,8<text:s text:c="5"/></text:p>
          </table:table-cell>
          <table:table-cell office:value-type="float" office:value="12237" table:style-name="ce134">
            <text:p>12 237</text:p>
          </table:table-cell>
          <table:table-cell office:value-type="float" office:value="7.4063538369355353" table:style-name="ce135">
            <text:p>7,4<text:s text:c="5"/></text:p>
          </table:table-cell>
          <table:table-cell office:value-type="float" office:value="11512" table:style-name="ce134">
            <text:p>11 512</text:p>
          </table:table-cell>
          <table:table-cell office:value-type="float" office:value="9.660311493018261" table:style-name="ce135">
            <text:p>9,7<text:s text:c="5"/></text:p>
          </table:table-cell>
          <table:table-cell office:value-type="float" office:value="539" table:style-name="ce120">
            <text:p>+ 539</text:p>
          </table:table-cell>
          <table:table-cell office:value-type="float" office:value="4.4046743482879789" table:style-name="ce121">
            <text:p>+4,4<text:s text:c="3"/></text:p>
          </table:table-cell>
          <table:table-cell office:value-type="float" office:value="1264" table:style-name="ce120">
            <text:p>+1 264</text:p>
          </table:table-cell>
          <table:table-cell office:value-type="float" office:value="10.979847116052815" table:style-name="ce121">
            <text:p>+1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1293" table:style-name="ce132">
            <text:p>151 293</text:p>
          </table:table-cell>
          <table:table-cell office:value-type="float" office:value="92.213032321767059" table:style-name="ce133">
            <text:p>92,2<text:s text:c="5"/></text:p>
          </table:table-cell>
          <table:table-cell office:value-type="float" office:value="152986" table:style-name="ce134">
            <text:p>152 986</text:p>
          </table:table-cell>
          <table:table-cell office:value-type="float" office:value="92.593646163064463" table:style-name="ce135">
            <text:p>92,6<text:s text:c="5"/></text:p>
          </table:table-cell>
          <table:table-cell office:value-type="float" office:value="107656" table:style-name="ce134">
            <text:p>107 656</text:p>
          </table:table-cell>
          <table:table-cell office:value-type="float" office:value="90.339688506981744" table:style-name="ce135">
            <text:p>90,3<text:s text:c="5"/></text:p>
          </table:table-cell>
          <table:table-cell office:value-type="float" office:value="-1693" table:style-name="ce120">
            <text:p><text:s/>-1 693</text:p>
          </table:table-cell>
          <table:table-cell office:value-type="float" office:value="-1.1066372086334697" table:style-name="ce121">
            <text:p>-1,1<text:s text:c="3"/></text:p>
          </table:table-cell>
          <table:table-cell office:value-type="float" office:value="43637" table:style-name="ce120">
            <text:p>+43 637</text:p>
          </table:table-cell>
          <table:table-cell office:value-type="float" office:value="40.533737088504125" table:style-name="ce121">
            <text:p>+40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849" table:style-name="ce132">
            <text:p>11 849</text:p>
          </table:table-cell>
          <table:table-cell office:value-type="float" office:value="7.2219614918113724" table:style-name="ce133">
            <text:p>7,2<text:s text:c="5"/></text:p>
          </table:table-cell>
          <table:table-cell office:value-type="float" office:value="11358" table:style-name="ce134">
            <text:p>11 358</text:p>
          </table:table-cell>
          <table:table-cell office:value-type="float" office:value="6.874345581426315" table:style-name="ce135">
            <text:p>6,9<text:s text:c="5"/></text:p>
          </table:table-cell>
          <table:table-cell office:value-type="float" office:value="9232" table:style-name="ce134">
            <text:p>9 232</text:p>
          </table:table-cell>
          <table:table-cell office:value-type="float" office:value="7.74704618689581" table:style-name="ce135">
            <text:p>7,7<text:s text:c="5"/></text:p>
          </table:table-cell>
          <table:table-cell office:value-type="float" office:value="491" table:style-name="ce120">
            <text:p>+ 491</text:p>
          </table:table-cell>
          <table:table-cell office:value-type="float" office:value="4.3229441803134359" table:style-name="ce121">
            <text:p>+4,3<text:s text:c="3"/></text:p>
          </table:table-cell>
          <table:table-cell office:value-type="float" office:value="2617" table:style-name="ce120">
            <text:p>+2 617</text:p>
          </table:table-cell>
          <table:table-cell office:value-type="float" office:value="28.347053726169847" table:style-name="ce121">
            <text:p>+28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3733" table:style-name="ce132">
            <text:p>23 733</text:p>
          </table:table-cell>
          <table:table-cell office:value-type="float" office:value="14.465255471783214" table:style-name="ce133">
            <text:p>14,5<text:s text:c="5"/></text:p>
          </table:table-cell>
          <table:table-cell office:value-type="float" office:value="24101" table:style-name="ce134">
            <text:p>24 101</text:p>
          </table:table-cell>
          <table:table-cell office:value-type="float" office:value="14.586952179781266" table:style-name="ce135">
            <text:p>14,6<text:s text:c="5"/></text:p>
          </table:table-cell>
          <table:table-cell office:value-type="float" office:value="22033" table:style-name="ce134">
            <text:p>22 033</text:p>
          </table:table-cell>
          <table:table-cell office:value-type="float" office:value="18.489023899033295" table:style-name="ce135">
            <text:p>18,5<text:s text:c="5"/></text:p>
          </table:table-cell>
          <table:table-cell office:value-type="float" office:value="-368" table:style-name="ce120">
            <text:p><text:s/>- 368</text:p>
          </table:table-cell>
          <table:table-cell office:value-type="float" office:value="-1.5269075971951371" table:style-name="ce121">
            <text:p>-1,5<text:s text:c="3"/></text:p>
          </table:table-cell>
          <table:table-cell office:value-type="float" office:value="1700" table:style-name="ce120">
            <text:p>+1 700</text:p>
          </table:table-cell>
          <table:table-cell office:value-type="float" office:value="7.7156991785049698" table:style-name="ce121">
            <text:p>+7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4076" table:style-name="ce132">
            <text:p>24 076</text:p>
          </table:table-cell>
          <table:table-cell office:value-type="float" office:value="14.674313855755811" table:style-name="ce133">
            <text:p>14,7<text:s text:c="5"/></text:p>
          </table:table-cell>
          <table:table-cell office:value-type="float" office:value="24952" table:style-name="ce134">
            <text:p>24 952</text:p>
          </table:table-cell>
          <table:table-cell office:value-type="float" office:value="15.102013642168464" table:style-name="ce135">
            <text:p>15,1<text:s text:c="5"/></text:p>
          </table:table-cell>
          <table:table-cell office:value-type="float" office:value="18559" table:style-name="ce134">
            <text:p>18 559</text:p>
          </table:table-cell>
          <table:table-cell office:value-type="float" office:value="15.573811761546724" table:style-name="ce135">
            <text:p>15,6<text:s text:c="5"/></text:p>
          </table:table-cell>
          <table:table-cell office:value-type="float" office:value="-876" table:style-name="ce120">
            <text:p><text:s/>- 876</text:p>
          </table:table-cell>
          <table:table-cell office:value-type="float" office:value="-3.5107406219942288" table:style-name="ce121">
            <text:p>-3,5<text:s text:c="3"/></text:p>
          </table:table-cell>
          <table:table-cell office:value-type="float" office:value="5517" table:style-name="ce120">
            <text:p>+5 517</text:p>
          </table:table-cell>
          <table:table-cell office:value-type="float" office:value="29.726817177649657" table:style-name="ce121">
            <text:p>+29,7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3503" table:style-name="ce132">
            <text:p>33 503</text:p>
          </table:table-cell>
          <table:table-cell office:value-type="float" office:value="20.420067166862722" table:style-name="ce133">
            <text:p>20,4<text:s text:c="5"/></text:p>
          </table:table-cell>
          <table:table-cell office:value-type="float" office:value="33966" table:style-name="ce134">
            <text:p>33 966</text:p>
          </table:table-cell>
          <table:table-cell office:value-type="float" office:value="20.557670542236856" table:style-name="ce135">
            <text:p>20,6<text:s text:c="5"/></text:p>
          </table:table-cell>
          <table:table-cell office:value-type="float" office:value="22976" table:style-name="ce134">
            <text:p>22 976</text:p>
          </table:table-cell>
          <table:table-cell office:value-type="float" office:value="19.280343716433944" table:style-name="ce135">
            <text:p>19,3<text:s text:c="5"/></text:p>
          </table:table-cell>
          <table:table-cell office:value-type="float" office:value="-463" table:style-name="ce120">
            <text:p><text:s/>- 463</text:p>
          </table:table-cell>
          <table:table-cell office:value-type="float" office:value="-1.363127833716069" table:style-name="ce121">
            <text:p>-1,4<text:s text:c="3"/></text:p>
          </table:table-cell>
          <table:table-cell office:value-type="float" office:value="10527" table:style-name="ce120">
            <text:p>+10 527</text:p>
          </table:table-cell>
          <table:table-cell office:value-type="float" office:value="45.817374651810582" table:style-name="ce121">
            <text:p>+4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1163" table:style-name="ce132">
            <text:p>51 163</text:p>
          </table:table-cell>
          <table:table-cell office:value-type="float" office:value="31.183831192973688" table:style-name="ce133">
            <text:p>31,2<text:s text:c="5"/></text:p>
          </table:table-cell>
          <table:table-cell office:value-type="float" office:value="51039" table:style-name="ce134">
            <text:p>51 039</text:p>
          </table:table-cell>
          <table:table-cell office:value-type="float" office:value="30.890977648390354" table:style-name="ce135">
            <text:p>30,9<text:s text:c="5"/></text:p>
          </table:table-cell>
          <table:table-cell office:value-type="float" office:value="31668" table:style-name="ce134">
            <text:p>31 668</text:p>
          </table:table-cell>
          <table:table-cell office:value-type="float" office:value="26.574248120300751" table:style-name="ce135">
            <text:p>26,6<text:s text:c="5"/></text:p>
          </table:table-cell>
          <table:table-cell office:value-type="float" office:value="124" table:style-name="ce120">
            <text:p>+ 124</text:p>
          </table:table-cell>
          <table:table-cell office:value-type="float" office:value="0.24295146848488411" table:style-name="ce121">
            <text:p>+0,2<text:s text:c="3"/></text:p>
          </table:table-cell>
          <table:table-cell office:value-type="float" office:value="19495" table:style-name="ce120">
            <text:p>+19 495</text:p>
          </table:table-cell>
          <table:table-cell office:value-type="float" office:value="61.5605658709107" table:style-name="ce121">
            <text:p>+6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9745" table:style-name="ce132">
            <text:p>19 745</text:p>
          </table:table-cell>
          <table:table-cell office:value-type="float" office:value="12.034570820813194" table:style-name="ce133">
            <text:p>12,0<text:s text:c="5"/></text:p>
          </table:table-cell>
          <table:table-cell office:value-type="float" office:value="19807" table:style-name="ce134">
            <text:p>19 807</text:p>
          </table:table-cell>
          <table:table-cell office:value-type="float" office:value="11.988040405996744" table:style-name="ce135">
            <text:p>12,0<text:s text:c="5"/></text:p>
          </table:table-cell>
          <table:table-cell office:value-type="float" office:value="14700" table:style-name="ce134">
            <text:p>14 700</text:p>
          </table:table-cell>
          <table:table-cell office:value-type="float" office:value="12.335526315789473" table:style-name="ce135">
            <text:p>12,3<text:s text:c="5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0.31302064926541123" table:style-name="ce121">
            <text:p>-0,3<text:s text:c="3"/></text:p>
          </table:table-cell>
          <table:table-cell office:value-type="float" office:value="5045" table:style-name="ce120">
            <text:p>+5 045</text:p>
          </table:table-cell>
          <table:table-cell office:value-type="float" office:value="34.319727891156468" table:style-name="ce121">
            <text:p>+34,3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13127" table:style-name="ce127">
            <text:p>213 12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18671" table:style-name="ce129">
            <text:p>218 67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58968" table:style-name="ce129">
            <text:p>158 96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5544" table:style-name="ce113">
            <text:p><text:s/>-5 544</text:p>
          </table:table-cell>
          <table:table-cell office:value-type="float" office:value="-2.53531561112356" table:style-name="ce114">
            <text:p>-2,5<text:s text:c="3"/></text:p>
          </table:table-cell>
          <table:table-cell office:value-type="float" office:value="54159" table:style-name="ce113">
            <text:p>+54 159</text:p>
          </table:table-cell>
          <table:table-cell office:value-type="float" office:value="34.069120829349302" table:style-name="ce114">
            <text:p>+3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4942" table:style-name="ce132">
            <text:p>24 942</text:p>
          </table:table-cell>
          <table:table-cell office:value-type="float" office:value="11.702881380585286" table:style-name="ce133">
            <text:p>11,7<text:s text:c="5"/></text:p>
          </table:table-cell>
          <table:table-cell office:value-type="float" office:value="24615" table:style-name="ce134">
            <text:p>24 615</text:p>
          </table:table-cell>
          <table:table-cell office:value-type="float" office:value="11.256636682504768" table:style-name="ce135">
            <text:p>11,3<text:s text:c="5"/></text:p>
          </table:table-cell>
          <table:table-cell office:value-type="float" office:value="17302" table:style-name="ce134">
            <text:p>17 302</text:p>
          </table:table-cell>
          <table:table-cell office:value-type="float" office:value="10.883951487091743" table:style-name="ce135">
            <text:p>10,9<text:s text:c="5"/></text:p>
          </table:table-cell>
          <table:table-cell office:value-type="float" office:value="327" table:style-name="ce120">
            <text:p>+ 327</text:p>
          </table:table-cell>
          <table:table-cell office:value-type="float" office:value="1.3284582571602681" table:style-name="ce121">
            <text:p>+1,3<text:s text:c="3"/></text:p>
          </table:table-cell>
          <table:table-cell office:value-type="float" office:value="7640" table:style-name="ce120">
            <text:p>+7 640</text:p>
          </table:table-cell>
          <table:table-cell office:value-type="float" office:value="44.156744884984391" table:style-name="ce121">
            <text:p>+4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88185" table:style-name="ce132">
            <text:p>188 185</text:p>
          </table:table-cell>
          <table:table-cell office:value-type="float" office:value="88.297118619414718" table:style-name="ce133">
            <text:p>88,3<text:s text:c="5"/></text:p>
          </table:table-cell>
          <table:table-cell office:value-type="float" office:value="194056" table:style-name="ce134">
            <text:p>194 056</text:p>
          </table:table-cell>
          <table:table-cell office:value-type="float" office:value="88.743363317495223" table:style-name="ce135">
            <text:p>88,7<text:s text:c="5"/></text:p>
          </table:table-cell>
          <table:table-cell office:value-type="float" office:value="141666" table:style-name="ce134">
            <text:p>141 666</text:p>
          </table:table-cell>
          <table:table-cell office:value-type="float" office:value="89.116048512908264" table:style-name="ce135">
            <text:p>89,1<text:s text:c="5"/></text:p>
          </table:table-cell>
          <table:table-cell office:value-type="float" office:value="-5871" table:style-name="ce120">
            <text:p><text:s/>-5 871</text:p>
          </table:table-cell>
          <table:table-cell office:value-type="float" office:value="-3.0254153440244052" table:style-name="ce121">
            <text:p>-3,0<text:s text:c="3"/></text:p>
          </table:table-cell>
          <table:table-cell office:value-type="float" office:value="46519" table:style-name="ce120">
            <text:p>+46 519</text:p>
          </table:table-cell>
          <table:table-cell office:value-type="float" office:value="32.837095703979784" table:style-name="ce121">
            <text:p>+32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33845" table:style-name="ce132">
            <text:p>133 845</text:p>
          </table:table-cell>
          <table:table-cell office:value-type="float" office:value="62.800583689537227" table:style-name="ce133">
            <text:p>62,8<text:s text:c="5"/></text:p>
          </table:table-cell>
          <table:table-cell office:value-type="float" office:value="139567" table:style-name="ce134">
            <text:p>139 567</text:p>
          </table:table-cell>
          <table:table-cell office:value-type="float" office:value="63.825107124401505" table:style-name="ce135">
            <text:p>63,8<text:s text:c="5"/></text:p>
          </table:table-cell>
          <table:table-cell office:value-type="float" office:value="91590" table:style-name="ce134">
            <text:p>91 590</text:p>
          </table:table-cell>
          <table:table-cell office:value-type="float" office:value="57.615369130894265" table:style-name="ce135">
            <text:p>57,6<text:s text:c="5"/></text:p>
          </table:table-cell>
          <table:table-cell office:value-type="float" office:value="-5722" table:style-name="ce120">
            <text:p><text:s/>-5 722</text:p>
          </table:table-cell>
          <table:table-cell office:value-type="float" office:value="-4.0998230240672937" table:style-name="ce121">
            <text:p>-4,1<text:s text:c="3"/></text:p>
          </table:table-cell>
          <table:table-cell office:value-type="float" office:value="42255" table:style-name="ce120">
            <text:p>+42 255</text:p>
          </table:table-cell>
          <table:table-cell office:value-type="float" office:value="46.134949230265313" table:style-name="ce121">
            <text:p>+4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9282" table:style-name="ce132">
            <text:p>79 282</text:p>
          </table:table-cell>
          <table:table-cell office:value-type="float" office:value="37.199416310462773" table:style-name="ce133">
            <text:p>37,2<text:s text:c="5"/></text:p>
          </table:table-cell>
          <table:table-cell office:value-type="float" office:value="79104" table:style-name="ce134">
            <text:p>79 104</text:p>
          </table:table-cell>
          <table:table-cell office:value-type="float" office:value="36.174892875598502" table:style-name="ce135">
            <text:p>36,2<text:s text:c="5"/></text:p>
          </table:table-cell>
          <table:table-cell office:value-type="float" office:value="67378" table:style-name="ce134">
            <text:p>67 378</text:p>
          </table:table-cell>
          <table:table-cell office:value-type="float" office:value="42.384630869105735" table:style-name="ce135">
            <text:p>42,4<text:s text:c="5"/></text:p>
          </table:table-cell>
          <table:table-cell office:value-type="float" office:value="178" table:style-name="ce120">
            <text:p>+ 178</text:p>
          </table:table-cell>
          <table:table-cell office:value-type="float" office:value="0.22502022653721684" table:style-name="ce121">
            <text:p>+0,2<text:s text:c="3"/></text:p>
          </table:table-cell>
          <table:table-cell office:value-type="float" office:value="11904" table:style-name="ce120">
            <text:p>+11 904</text:p>
          </table:table-cell>
          <table:table-cell office:value-type="float" office:value="17.667487904063641" table:style-name="ce121">
            <text:p>+17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599" table:style-name="ce132">
            <text:p>19 599</text:p>
          </table:table-cell>
          <table:table-cell office:value-type="float" office:value="9.1959254341308228" table:style-name="ce133">
            <text:p>9,2<text:s text:c="5"/></text:p>
          </table:table-cell>
          <table:table-cell office:value-type="float" office:value="18925" table:style-name="ce134">
            <text:p>18 925</text:p>
          </table:table-cell>
          <table:table-cell office:value-type="float" office:value="8.6545541018242016" table:style-name="ce135">
            <text:p>8,7<text:s text:c="5"/></text:p>
          </table:table-cell>
          <table:table-cell office:value-type="float" office:value="18249" table:style-name="ce134">
            <text:p>18 249</text:p>
          </table:table-cell>
          <table:table-cell office:value-type="float" office:value="11.479668864173922" table:style-name="ce135">
            <text:p>11,5<text:s text:c="5"/></text:p>
          </table:table-cell>
          <table:table-cell office:value-type="float" office:value="674" table:style-name="ce120">
            <text:p>+ 674</text:p>
          </table:table-cell>
          <table:table-cell office:value-type="float" office:value="3.561426684280053" table:style-name="ce121">
            <text:p>+3,6<text:s text:c="3"/></text:p>
          </table:table-cell>
          <table:table-cell office:value-type="float" office:value="1350" table:style-name="ce120">
            <text:p>+1 350</text:p>
          </table:table-cell>
          <table:table-cell office:value-type="float" office:value="7.3976656255137279" table:style-name="ce121">
            <text:p>+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93528" table:style-name="ce132">
            <text:p>193 528</text:p>
          </table:table-cell>
          <table:table-cell office:value-type="float" office:value="90.804074565869172" table:style-name="ce133">
            <text:p>90,8<text:s text:c="5"/></text:p>
          </table:table-cell>
          <table:table-cell office:value-type="float" office:value="199746" table:style-name="ce134">
            <text:p>199 746</text:p>
          </table:table-cell>
          <table:table-cell office:value-type="float" office:value="91.345445898175797" table:style-name="ce135">
            <text:p>91,3<text:s text:c="5"/></text:p>
          </table:table-cell>
          <table:table-cell office:value-type="float" office:value="140719" table:style-name="ce134">
            <text:p>140 719</text:p>
          </table:table-cell>
          <table:table-cell office:value-type="float" office:value="88.520331135826083" table:style-name="ce135">
            <text:p>88,5<text:s text:c="5"/></text:p>
          </table:table-cell>
          <table:table-cell office:value-type="float" office:value="-6218" table:style-name="ce120">
            <text:p><text:s/>-6 218</text:p>
          </table:table-cell>
          <table:table-cell office:value-type="float" office:value="-3.1129534508826211" table:style-name="ce121">
            <text:p>-3,1<text:s text:c="3"/></text:p>
          </table:table-cell>
          <table:table-cell office:value-type="float" office:value="52809" table:style-name="ce120">
            <text:p>+52 809</text:p>
          </table:table-cell>
          <table:table-cell office:value-type="float" office:value="37.527981296058101" table:style-name="ce121">
            <text:p>+37,5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837" table:style-name="ce132">
            <text:p>13 837</text:p>
          </table:table-cell>
          <table:table-cell office:value-type="float" office:value="6.4923730921000153" table:style-name="ce133">
            <text:p>6,5<text:s text:c="5"/></text:p>
          </table:table-cell>
          <table:table-cell office:value-type="float" office:value="13310" table:style-name="ce134">
            <text:p>13 310</text:p>
          </table:table-cell>
          <table:table-cell office:value-type="float" office:value="6.0867696219434677" table:style-name="ce135">
            <text:p>6,1<text:s text:c="5"/></text:p>
          </table:table-cell>
          <table:table-cell office:value-type="float" office:value="11331" table:style-name="ce134">
            <text:p>11 331</text:p>
          </table:table-cell>
          <table:table-cell office:value-type="float" office:value="7.1278496301142376" table:style-name="ce135">
            <text:p>7,1<text:s text:c="5"/></text:p>
          </table:table-cell>
          <table:table-cell office:value-type="float" office:value="527" table:style-name="ce120">
            <text:p>+ 527</text:p>
          </table:table-cell>
          <table:table-cell office:value-type="float" office:value="3.9594290007513147" table:style-name="ce121">
            <text:p>+4,0<text:s text:c="3"/></text:p>
          </table:table-cell>
          <table:table-cell office:value-type="float" office:value="2506" table:style-name="ce120">
            <text:p>+2 506</text:p>
          </table:table-cell>
          <table:table-cell office:value-type="float" office:value="22.116318065484069" table:style-name="ce121">
            <text:p>+2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7484" table:style-name="ce132">
            <text:p>27 484</text:p>
          </table:table-cell>
          <table:table-cell office:value-type="float" office:value="12.895597460668991" table:style-name="ce133">
            <text:p>12,9<text:s text:c="5"/></text:p>
          </table:table-cell>
          <table:table-cell office:value-type="float" office:value="28002" table:style-name="ce134">
            <text:p>28 002</text:p>
          </table:table-cell>
          <table:table-cell office:value-type="float" office:value="12.805538914625167" table:style-name="ce135">
            <text:p>12,8<text:s text:c="5"/></text:p>
          </table:table-cell>
          <table:table-cell office:value-type="float" office:value="24711" table:style-name="ce134">
            <text:p>24 711</text:p>
          </table:table-cell>
          <table:table-cell office:value-type="float" office:value="15.54463791454884" table:style-name="ce135">
            <text:p>15,5<text:s text:c="5"/></text:p>
          </table:table-cell>
          <table:table-cell office:value-type="float" office:value="-518" table:style-name="ce120">
            <text:p><text:s/>- 518</text:p>
          </table:table-cell>
          <table:table-cell office:value-type="float" office:value="-1.8498678665809585" table:style-name="ce121">
            <text:p>-1,8<text:s text:c="3"/></text:p>
          </table:table-cell>
          <table:table-cell office:value-type="float" office:value="2773" table:style-name="ce120">
            <text:p>+2 773</text:p>
          </table:table-cell>
          <table:table-cell office:value-type="float" office:value="11.221723119258629" table:style-name="ce121">
            <text:p>+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698" table:style-name="ce132">
            <text:p>25 698</text:p>
          </table:table-cell>
          <table:table-cell office:value-type="float" office:value="12.057599459477213" table:style-name="ce133">
            <text:p>12,1<text:s text:c="5"/></text:p>
          </table:table-cell>
          <table:table-cell office:value-type="float" office:value="26618" table:style-name="ce134">
            <text:p>26 618</text:p>
          </table:table-cell>
          <table:table-cell office:value-type="float" office:value="12.172624627865607" table:style-name="ce135">
            <text:p>12,2<text:s text:c="5"/></text:p>
          </table:table-cell>
          <table:table-cell office:value-type="float" office:value="19457" table:style-name="ce134">
            <text:p>19 457</text:p>
          </table:table-cell>
          <table:table-cell office:value-type="float" office:value="12.239570227970409" table:style-name="ce135">
            <text:p>12,2<text:s text:c="5"/></text:p>
          </table:table-cell>
          <table:table-cell office:value-type="float" office:value="-920" table:style-name="ce120">
            <text:p><text:s/>- 920</text:p>
          </table:table-cell>
          <table:table-cell office:value-type="float" office:value="-3.4563077616650388" table:style-name="ce121">
            <text:p>-3,5<text:s text:c="3"/></text:p>
          </table:table-cell>
          <table:table-cell office:value-type="float" office:value="6241" table:style-name="ce120">
            <text:p>+6 241</text:p>
          </table:table-cell>
          <table:table-cell office:value-type="float" office:value="32.075859587809013" table:style-name="ce121">
            <text:p>+3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1317" table:style-name="ce132">
            <text:p>41 317</text:p>
          </table:table-cell>
          <table:table-cell office:value-type="float" office:value="19.386093737536775" table:style-name="ce133">
            <text:p>19,4<text:s text:c="5"/></text:p>
          </table:table-cell>
          <table:table-cell office:value-type="float" office:value="42767" table:style-name="ce134">
            <text:p>42 767</text:p>
          </table:table-cell>
          <table:table-cell office:value-type="float" office:value="19.557691692085371" table:style-name="ce135">
            <text:p>19,6<text:s text:c="5"/></text:p>
          </table:table-cell>
          <table:table-cell office:value-type="float" office:value="29522" table:style-name="ce134">
            <text:p>29 522</text:p>
          </table:table-cell>
          <table:table-cell office:value-type="float" office:value="18.571033163907202" table:style-name="ce135">
            <text:p>18,6<text:s text:c="5"/></text:p>
          </table:table-cell>
          <table:table-cell office:value-type="float" office:value="-1450" table:style-name="ce120">
            <text:p><text:s/>-1 450</text:p>
          </table:table-cell>
          <table:table-cell office:value-type="float" office:value="-3.3904646105642202" table:style-name="ce121">
            <text:p>-3,4<text:s text:c="3"/></text:p>
          </table:table-cell>
          <table:table-cell office:value-type="float" office:value="11795" table:style-name="ce120">
            <text:p>+11 795</text:p>
          </table:table-cell>
          <table:table-cell office:value-type="float" office:value="39.953255199512228" table:style-name="ce121">
            <text:p>+4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69001" table:style-name="ce132">
            <text:p>69 001</text:p>
          </table:table-cell>
          <table:table-cell office:value-type="float" office:value="32.375531959817387" table:style-name="ce133">
            <text:p>32,4<text:s text:c="5"/></text:p>
          </table:table-cell>
          <table:table-cell office:value-type="float" office:value="70255" table:style-name="ce134">
            <text:p>70 255</text:p>
          </table:table-cell>
          <table:table-cell office:value-type="float" office:value="32.128174289229023" table:style-name="ce135">
            <text:p>32,1<text:s text:c="5"/></text:p>
          </table:table-cell>
          <table:table-cell office:value-type="float" office:value="45573" table:style-name="ce134">
            <text:p>45 573</text:p>
          </table:table-cell>
          <table:table-cell office:value-type="float" office:value="28.668033818126919" table:style-name="ce135">
            <text:p>28,7<text:s text:c="5"/></text:p>
          </table:table-cell>
          <table:table-cell office:value-type="float" office:value="-1254" table:style-name="ce120">
            <text:p><text:s/>-1 254</text:p>
          </table:table-cell>
          <table:table-cell office:value-type="float" office:value="-1.7849263397622945" table:style-name="ce121">
            <text:p>-1,8<text:s text:c="3"/></text:p>
          </table:table-cell>
          <table:table-cell office:value-type="float" office:value="23428" table:style-name="ce120">
            <text:p>+23 428</text:p>
          </table:table-cell>
          <table:table-cell office:value-type="float" office:value="51.407631711759159" table:style-name="ce121">
            <text:p>+5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5790" table:style-name="ce132">
            <text:p>35 790</text:p>
          </table:table-cell>
          <table:table-cell office:value-type="float" office:value="16.792804290399623" table:style-name="ce133">
            <text:p>16,8<text:s text:c="5"/></text:p>
          </table:table-cell>
          <table:table-cell office:value-type="float" office:value="37719" table:style-name="ce134">
            <text:p>37 719</text:p>
          </table:table-cell>
          <table:table-cell office:value-type="float" office:value="17.249200854251363" table:style-name="ce135">
            <text:p>17,2<text:s text:c="5"/></text:p>
          </table:table-cell>
          <table:table-cell office:value-type="float" office:value="28374" table:style-name="ce134">
            <text:p>28 374</text:p>
          </table:table-cell>
          <table:table-cell office:value-type="float" office:value="17.848875245332394" table:style-name="ce135">
            <text:p>17,8<text:s text:c="5"/></text:p>
          </table:table-cell>
          <table:table-cell office:value-type="float" office:value="-1929" table:style-name="ce120">
            <text:p><text:s/>-1 929</text:p>
          </table:table-cell>
          <table:table-cell office:value-type="float" office:value="-5.1141334605901534" table:style-name="ce121">
            <text:p>-5,1<text:s text:c="3"/></text:p>
          </table:table-cell>
          <table:table-cell office:value-type="float" office:value="7416" table:style-name="ce120">
            <text:p>+7 416</text:p>
          </table:table-cell>
          <table:table-cell office:value-type="float" office:value="26.136603933178261" table:style-name="ce121">
            <text:p>+26,1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6" table:default-cell-style-name="ce58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9" table:default-cell-style-name="ce1"/>
        <table:table-column table:style-name="co19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969in" svg:y="0.24318in" svg:width="1.89516in" svg:height="0.52858in">
                <draw:text-box>
                  <text:p text:style-name="a37" text:class-names="" text:cond-style-name=""><text:span text:style-name="a35" text:class-names="">OUTUBRO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59">
            <text:p>Quadro 3 - <text:s/>DESEMPREGO REGISTADO, <text:s text:c="2"/>POR <text:s/>REGIÕES<text:s text:c="3"/></text:p>
          </table:table-cell>
          <table:table-cell table:number-columns-repeated="8" table:style-name="ce159"/>
          <table:table-cell table:number-columns-spanned="2" table:number-rows-spanned="1" table:style-name="ce255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8">
            <text:p>OUTUBR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5">
            <text:p>PORTUGAL</text:p>
          </table:table-cell>
          <table:table-cell office:value-type="float" office:value="403554" table:style-name="ce232">
            <text:p>403 554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410174" table:style-name="ce236">
            <text:p>410 174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00019" table:style-name="ce236">
            <text:p>300 019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6620" table:style-name="ce113">
            <text:p><text:s/>-6 620</text:p>
          </table:table-cell>
          <table:table-cell office:value-type="float" office:value="-1.6139492020459612" table:style-name="ce114">
            <text:p>-1,6<text:s text:c="3"/></text:p>
          </table:table-cell>
          <table:table-cell office:value-type="float" office:value="103535" table:style-name="ce113">
            <text:p>+103 535</text:p>
          </table:table-cell>
          <table:table-cell office:value-type="float" office:value="34.509481066199136" table:style-name="ce114">
            <text:p>+34,5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CONTINENTE</text:p>
          </table:table-cell>
          <table:table-cell office:value-type="float" office:value="377196" table:style-name="ce232">
            <text:p>377 196</text:p>
          </table:table-cell>
          <table:table-cell office:value-type="float" office:value="93.468532092359396" table:style-name="ce214">
            <text:p>93,5<text:s text:c="5"/></text:p>
          </table:table-cell>
          <table:table-cell office:value-type="float" office:value="383894" table:style-name="ce236">
            <text:p>383 894</text:p>
          </table:table-cell>
          <table:table-cell office:value-type="float" office:value="93.5929629864399" table:style-name="ce215">
            <text:p>93,6<text:s text:c="5"/></text:p>
          </table:table-cell>
          <table:table-cell office:value-type="float" office:value="278136" table:style-name="ce236">
            <text:p>278 136</text:p>
          </table:table-cell>
          <table:table-cell office:value-type="float" office:value="92.706128611854581" table:style-name="ce216">
            <text:p>92,7<text:s text:c="5"/></text:p>
          </table:table-cell>
          <table:table-cell office:value-type="float" office:value="-6698" table:style-name="ce113">
            <text:p><text:s/>-6 698</text:p>
          </table:table-cell>
          <table:table-cell office:value-type="float" office:value="-1.7447524577096802" table:style-name="ce114">
            <text:p>-1,7<text:s text:c="3"/></text:p>
          </table:table-cell>
          <table:table-cell office:value-type="float" office:value="99060" table:style-name="ce113">
            <text:p>+99 060</text:p>
          </table:table-cell>
          <table:table-cell office:value-type="float" office:value="35.615670031926825" table:style-name="ce114">
            <text:p>+35,6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53022" table:style-name="ce233">
            <text:p>153 022</text:p>
          </table:table-cell>
          <table:table-cell office:value-type="float" office:value="37.918593298542454" table:style-name="ce217">
            <text:p>37,9<text:s text:c="5"/></text:p>
          </table:table-cell>
          <table:table-cell office:value-type="float" office:value="156650" table:style-name="ce237">
            <text:p>156 650</text:p>
          </table:table-cell>
          <table:table-cell office:value-type="float" office:value="38.191109139048308" table:style-name="ce218">
            <text:p>38,2<text:s text:c="5"/></text:p>
          </table:table-cell>
          <table:table-cell office:value-type="float" office:value="124078" table:style-name="ce237">
            <text:p>124 078</text:p>
          </table:table-cell>
          <table:table-cell office:value-type="float" office:value="41.356714074775262" table:style-name="ce219">
            <text:p>41,4<text:s text:c="5"/></text:p>
          </table:table-cell>
          <table:table-cell office:value-type="float" office:value="-3628" table:style-name="ce120">
            <text:p><text:s/>-3 628</text:p>
          </table:table-cell>
          <table:table-cell office:value-type="float" office:value="-2.3159910628790294" table:style-name="ce121">
            <text:p>-2,3<text:s text:c="3"/></text:p>
          </table:table-cell>
          <table:table-cell office:value-type="float" office:value="28944" table:style-name="ce120">
            <text:p>+28 944</text:p>
          </table:table-cell>
          <table:table-cell office:value-type="float" office:value="23.327261883653829" table:style-name="ce121">
            <text:p>+23,3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Centro</text:p>
          </table:table-cell>
          <table:table-cell office:value-type="float" office:value="48843" table:style-name="ce233">
            <text:p>48 843</text:p>
          </table:table-cell>
          <table:table-cell office:value-type="float" office:value="12.103212952913363" table:style-name="ce217">
            <text:p>12,1<text:s text:c="5"/></text:p>
          </table:table-cell>
          <table:table-cell office:value-type="float" office:value="50938" table:style-name="ce237">
            <text:p>50 938</text:p>
          </table:table-cell>
          <table:table-cell office:value-type="float" office:value="12.418632092721625" table:style-name="ce218">
            <text:p>12,4<text:s text:c="5"/></text:p>
          </table:table-cell>
          <table:table-cell office:value-type="float" office:value="41647" table:style-name="ce237">
            <text:p>41 647</text:p>
          </table:table-cell>
          <table:table-cell office:value-type="float" office:value="13.881454174568944" table:style-name="ce219">
            <text:p>13,9<text:s text:c="5"/></text:p>
          </table:table-cell>
          <table:table-cell office:value-type="float" office:value="-2095" table:style-name="ce120">
            <text:p><text:s/>-2 095</text:p>
          </table:table-cell>
          <table:table-cell office:value-type="float" office:value="-4.1128430641171621" table:style-name="ce121">
            <text:p>-4,1<text:s text:c="3"/></text:p>
          </table:table-cell>
          <table:table-cell office:value-type="float" office:value="7196" table:style-name="ce120">
            <text:p>+7 196</text:p>
          </table:table-cell>
          <table:table-cell office:value-type="float" office:value="17.278555478185702" table:style-name="ce121">
            <text:p>+17,3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Lisboa V. Tejo</text:p>
          </table:table-cell>
          <table:table-cell office:value-type="float" office:value="133707" table:style-name="ce233">
            <text:p>133 707</text:p>
          </table:table-cell>
          <table:table-cell office:value-type="float" office:value="33.132368902303035" table:style-name="ce217">
            <text:p>33,1<text:s text:c="5"/></text:p>
          </table:table-cell>
          <table:table-cell office:value-type="float" office:value="136844" table:style-name="ce237">
            <text:p>136 844</text:p>
          </table:table-cell>
          <table:table-cell office:value-type="float" office:value="33.362426677458835" table:style-name="ce218">
            <text:p>33,4<text:s text:c="5"/></text:p>
          </table:table-cell>
          <table:table-cell office:value-type="float" office:value="87441" table:style-name="ce237">
            <text:p>87 441</text:p>
          </table:table-cell>
          <table:table-cell office:value-type="float" office:value="29.145154140237782" table:style-name="ce219">
            <text:p>29,1<text:s text:c="5"/></text:p>
          </table:table-cell>
          <table:table-cell office:value-type="float" office:value="-3137" table:style-name="ce120">
            <text:p><text:s/>-3 137</text:p>
          </table:table-cell>
          <table:table-cell office:value-type="float" office:value="-2.292391336119961" table:style-name="ce121">
            <text:p>-2,3<text:s text:c="3"/></text:p>
          </table:table-cell>
          <table:table-cell office:value-type="float" office:value="46266" table:style-name="ce120">
            <text:p>+46 266</text:p>
          </table:table-cell>
          <table:table-cell office:value-type="float" office:value="52.911105774179156" table:style-name="ce121">
            <text:p>+52,9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entejo</text:p>
          </table:table-cell>
          <table:table-cell office:value-type="float" office:value="17536" table:style-name="ce233">
            <text:p>17 536</text:p>
          </table:table-cell>
          <table:table-cell office:value-type="float" office:value="4.3453911991951513" table:style-name="ce217">
            <text:p>4,3<text:s text:c="5"/></text:p>
          </table:table-cell>
          <table:table-cell office:value-type="float" office:value="18152" table:style-name="ce237">
            <text:p>18 152</text:p>
          </table:table-cell>
          <table:table-cell office:value-type="float" office:value="4.4254389600510997" table:style-name="ce218">
            <text:p>4,4<text:s text:c="5"/></text:p>
          </table:table-cell>
          <table:table-cell office:value-type="float" office:value="14685" table:style-name="ce237">
            <text:p>14 685</text:p>
          </table:table-cell>
          <table:table-cell office:value-type="float" office:value="4.8946900029664784" table:style-name="ce219">
            <text:p>4,9<text:s text:c="5"/></text:p>
          </table:table-cell>
          <table:table-cell office:value-type="float" office:value="-616" table:style-name="ce120">
            <text:p><text:s/>- 616</text:p>
          </table:table-cell>
          <table:table-cell office:value-type="float" office:value="-3.3935654473336268" table:style-name="ce121">
            <text:p>-3,4<text:s text:c="3"/></text:p>
          </table:table-cell>
          <table:table-cell office:value-type="float" office:value="2851" table:style-name="ce120">
            <text:p>+2 851</text:p>
          </table:table-cell>
          <table:table-cell office:value-type="float" office:value="19.41436840313245" table:style-name="ce121">
            <text:p>+19,4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garve</text:p>
          </table:table-cell>
          <table:table-cell office:value-type="float" office:value="24088" table:style-name="ce233">
            <text:p>24 088</text:p>
          </table:table-cell>
          <table:table-cell office:value-type="float" office:value="5.968965739405383" table:style-name="ce217">
            <text:p>6,0<text:s text:c="5"/></text:p>
          </table:table-cell>
          <table:table-cell office:value-type="float" office:value="21310" table:style-name="ce237">
            <text:p>21 310</text:p>
          </table:table-cell>
          <table:table-cell office:value-type="float" office:value="5.1953561171600349" table:style-name="ce218">
            <text:p>5,2<text:s text:c="5"/></text:p>
          </table:table-cell>
          <table:table-cell office:value-type="float" office:value="10285" table:style-name="ce237">
            <text:p>10 285</text:p>
          </table:table-cell>
          <table:table-cell office:value-type="float" office:value="3.4281162193061108" table:style-name="ce219">
            <text:p>3,4<text:s text:c="5"/></text:p>
          </table:table-cell>
          <table:table-cell office:value-type="float" office:value="2778" table:style-name="ce120">
            <text:p>+2 778</text:p>
          </table:table-cell>
          <table:table-cell office:value-type="float" office:value="13.0361332707649" table:style-name="ce121">
            <text:p>+13,0<text:s text:c="3"/></text:p>
          </table:table-cell>
          <table:table-cell office:value-type="float" office:value="13803" table:style-name="ce120">
            <text:p>+13 803</text:p>
          </table:table-cell>
          <table:table-cell office:value-type="float" office:value="134.20515313563442" table:style-name="ce121">
            <text:p>+134,2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REG.AUTÓNOMAS</text:p>
          </table:table-cell>
          <table:table-cell office:value-type="float" office:value="26358" table:style-name="ce232">
            <text:p>26 358</text:p>
          </table:table-cell>
          <table:table-cell office:value-type="float" office:value="6.5314679076406135" table:style-name="ce214">
            <text:p>6,5<text:s text:c="5"/></text:p>
          </table:table-cell>
          <table:table-cell office:value-type="float" office:value="26280" table:style-name="ce236">
            <text:p>26 280</text:p>
          </table:table-cell>
          <table:table-cell office:value-type="float" office:value="6.4070370135600987" table:style-name="ce215">
            <text:p>6,4<text:s text:c="5"/></text:p>
          </table:table-cell>
          <table:table-cell office:value-type="float" office:value="21883" table:style-name="ce236">
            <text:p>21 883</text:p>
          </table:table-cell>
          <table:table-cell office:value-type="float" office:value="7.2938713881454174" table:style-name="ce216">
            <text:p>7,3<text:s text:c="5"/></text:p>
          </table:table-cell>
          <table:table-cell office:value-type="float" office:value="78" table:style-name="ce113">
            <text:p>+ 78</text:p>
          </table:table-cell>
          <table:table-cell office:value-type="float" office:value="0.29680365296803651" table:style-name="ce114">
            <text:p>+0,3<text:s text:c="3"/></text:p>
          </table:table-cell>
          <table:table-cell office:value-type="float" office:value="4475" table:style-name="ce113">
            <text:p>+4 475</text:p>
          </table:table-cell>
          <table:table-cell office:value-type="float" office:value="20.449664122835078" table:style-name="ce114">
            <text:p>+20,4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6950" table:style-name="ce233">
            <text:p>6 950</text:p>
          </table:table-cell>
          <table:table-cell office:value-type="float" office:value="1.7221982683853956" table:style-name="ce217">
            <text:p>1,7<text:s text:c="5"/></text:p>
          </table:table-cell>
          <table:table-cell office:value-type="float" office:value="6942" table:style-name="ce237">
            <text:p>6 942</text:p>
          </table:table-cell>
          <table:table-cell office:value-type="float" office:value="1.6924524713901907" table:style-name="ce218">
            <text:p>1,7<text:s text:c="5"/></text:p>
          </table:table-cell>
          <table:table-cell office:value-type="float" office:value="7007" table:style-name="ce237">
            <text:p>7 007</text:p>
          </table:table-cell>
          <table:table-cell office:value-type="float" office:value="2.3355187504791366" table:style-name="ce219">
            <text:p>2,3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0.11524056467876692" table:style-name="ce121">
            <text:p>+0,1<text:s text:c="3"/></text:p>
          </table:table-cell>
          <table:table-cell office:value-type="float" office:value="-57" table:style-name="ce120">
            <text:p><text:s/>- 57</text:p>
          </table:table-cell>
          <table:table-cell office:value-type="float" office:value="-0.81347224204367063" table:style-name="ce121">
            <text:p>-0,8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Madeira</text:p>
          </table:table-cell>
          <table:table-cell office:value-type="float" office:value="19408" table:style-name="ce233">
            <text:p>19 408</text:p>
          </table:table-cell>
          <table:table-cell office:value-type="float" office:value="4.8092696392552172" table:style-name="ce217">
            <text:p>4,8<text:s text:c="5"/></text:p>
          </table:table-cell>
          <table:table-cell office:value-type="float" office:value="19338" table:style-name="ce237">
            <text:p>19 338</text:p>
          </table:table-cell>
          <table:table-cell office:value-type="float" office:value="4.7145845421699084" table:style-name="ce218">
            <text:p>4,7<text:s text:c="5"/></text:p>
          </table:table-cell>
          <table:table-cell office:value-type="float" office:value="14876" table:style-name="ce237">
            <text:p>14 876</text:p>
          </table:table-cell>
          <table:table-cell office:value-type="float" office:value="4.9583526376662812" table:style-name="ce219">
            <text:p>5,0<text:s text:c="5"/></text:p>
          </table:table-cell>
          <table:table-cell office:value-type="float" office:value="70" table:style-name="ce120">
            <text:p>+ 70</text:p>
          </table:table-cell>
          <table:table-cell office:value-type="float" office:value="0.36198159065053265" table:style-name="ce121">
            <text:p>+0,4<text:s text:c="3"/></text:p>
          </table:table-cell>
          <table:table-cell office:value-type="float" office:value="4532" table:style-name="ce120">
            <text:p>+4 532</text:p>
          </table:table-cell>
          <table:table-cell office:value-type="float" office:value="30.465178811508469" table:style-name="ce121">
            <text:p>+30,5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4 - DESEMPREGO REGISTADO, <text:s text:c="2"/>POR <text:s/>GRUPOS <text:s/>DE <text:s/>PROFISSÕES<text:s/>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89">
            <text:p>Total</text:p>
          </table:table-cell>
          <table:table-cell office:value-type="float" office:value="377196" table:style-name="ce109">
            <text:p>377 196</text:p>
          </table:table-cell>
          <table:table-cell office:value-type="float" office:value="99.999999999999986" table:style-name="ce200">
            <text:p>100,0<text:s text:c="5"/></text:p>
          </table:table-cell>
          <table:table-cell office:value-type="float" office:value="383894" table:style-name="ce149">
            <text:p>383 894</text:p>
          </table:table-cell>
          <table:table-cell office:value-type="float" office:value="99.999999999999986" table:style-name="ce203">
            <text:p>100,0<text:s text:c="5"/></text:p>
          </table:table-cell>
          <table:table-cell office:value-type="float" office:value="278136" table:style-name="ce111">
            <text:p>278 136</text:p>
          </table:table-cell>
          <table:table-cell office:value-type="float" office:value="99.999999999999986" table:style-name="ce206">
            <text:p>100,0<text:s text:c="5"/></text:p>
          </table:table-cell>
          <table:table-cell office:value-type="float" office:value="-6698" table:style-name="ce113">
            <text:p><text:s/>-6 698</text:p>
          </table:table-cell>
          <table:table-cell office:value-type="float" office:value="-1.7447524577096802" table:style-name="ce114">
            <text:p>-1,7<text:s text:c="3"/></text:p>
          </table:table-cell>
          <table:table-cell office:value-type="float" office:value="99060" table:style-name="ce113">
            <text:p>+99 060</text:p>
          </table:table-cell>
          <table:table-cell office:value-type="float" office:value="35.615670031926825" table:style-name="ce114">
            <text:p>+35,6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9178" table:style-name="ce116">
            <text:p>9 178</text:p>
          </table:table-cell>
          <table:table-cell office:value-type="float" office:value="2.4332177435603772" table:style-name="ce201">
            <text:p>2,4<text:s text:c="5"/></text:p>
          </table:table-cell>
          <table:table-cell office:value-type="float" office:value="9032" table:style-name="ce150">
            <text:p>9 032</text:p>
          </table:table-cell>
          <table:table-cell office:value-type="float" office:value="2.3527327856126949" table:style-name="ce204">
            <text:p>2,4<text:s text:c="5"/></text:p>
          </table:table-cell>
          <table:table-cell office:value-type="float" office:value="6920" table:style-name="ce118">
            <text:p>6 920</text:p>
          </table:table-cell>
          <table:table-cell office:value-type="float" office:value="2.487991486179423" table:style-name="ce207">
            <text:p>2,5<text:s text:c="5"/></text:p>
          </table:table-cell>
          <table:table-cell office:value-type="float" office:value="146" table:style-name="ce120">
            <text:p>+ 146</text:p>
          </table:table-cell>
          <table:table-cell office:value-type="float" office:value="1.6164747564216122" table:style-name="ce121">
            <text:p>+1,6<text:s text:c="3"/></text:p>
          </table:table-cell>
          <table:table-cell office:value-type="float" office:value="2258" table:style-name="ce120">
            <text:p>+2 258</text:p>
          </table:table-cell>
          <table:table-cell office:value-type="float" office:value="32.630057803468212" table:style-name="ce121">
            <text:p>+32,6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41970" table:style-name="ce116">
            <text:p>41 970</text:p>
          </table:table-cell>
          <table:table-cell office:value-type="float" office:value="11.126841217828396" table:style-name="ce201">
            <text:p>11,1<text:s text:c="5"/></text:p>
          </table:table-cell>
          <table:table-cell office:value-type="float" office:value="44251" table:style-name="ce150">
            <text:p>44 251</text:p>
          </table:table-cell>
          <table:table-cell office:value-type="float" office:value="11.526879815782481" table:style-name="ce204">
            <text:p>11,5<text:s text:c="5"/></text:p>
          </table:table-cell>
          <table:table-cell office:value-type="float" office:value="34316" table:style-name="ce118">
            <text:p>34 316</text:p>
          </table:table-cell>
          <table:table-cell office:value-type="float" office:value="12.337849109788017" table:style-name="ce207">
            <text:p>12,3<text:s text:c="5"/></text:p>
          </table:table-cell>
          <table:table-cell office:value-type="float" office:value="-2281" table:style-name="ce120">
            <text:p><text:s/>-2 281</text:p>
          </table:table-cell>
          <table:table-cell office:value-type="float" office:value="-5.1546857698131117" table:style-name="ce121">
            <text:p>-5,2<text:s text:c="3"/></text:p>
          </table:table-cell>
          <table:table-cell office:value-type="float" office:value="7654" table:style-name="ce120">
            <text:p>+7 654</text:p>
          </table:table-cell>
          <table:table-cell office:value-type="float" office:value="22.304464389789018" table:style-name="ce121">
            <text:p>+22,3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5139" table:style-name="ce116">
            <text:p>35 139</text:p>
          </table:table-cell>
          <table:table-cell office:value-type="float" office:value="9.3158464034613306" table:style-name="ce201">
            <text:p>9,3<text:s text:c="5"/></text:p>
          </table:table-cell>
          <table:table-cell office:value-type="float" office:value="35469" table:style-name="ce150">
            <text:p>35 469</text:p>
          </table:table-cell>
          <table:table-cell office:value-type="float" office:value="9.2392691732613699" table:style-name="ce204">
            <text:p>9,2<text:s text:c="5"/></text:p>
          </table:table-cell>
          <table:table-cell office:value-type="float" office:value="26120" table:style-name="ce118">
            <text:p>26 120</text:p>
          </table:table-cell>
          <table:table-cell office:value-type="float" office:value="9.3910892513015209" table:style-name="ce207">
            <text:p>9,4<text:s text:c="5"/></text:p>
          </table:table-cell>
          <table:table-cell office:value-type="float" office:value="-330" table:style-name="ce120">
            <text:p><text:s/>- 330</text:p>
          </table:table-cell>
          <table:table-cell office:value-type="float" office:value="-0.93038991795652537" table:style-name="ce121">
            <text:p>-0,9<text:s text:c="3"/></text:p>
          </table:table-cell>
          <table:table-cell office:value-type="float" office:value="9019" table:style-name="ce120">
            <text:p>+9 019</text:p>
          </table:table-cell>
          <table:table-cell office:value-type="float" office:value="34.529096477794788" table:style-name="ce121">
            <text:p>+34,5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0">
            <text:p>4- Pessoal administrativo</text:p>
          </table:table-cell>
          <table:table-cell office:value-type="float" office:value="44586" table:style-name="ce116">
            <text:p>44 586</text:p>
          </table:table-cell>
          <table:table-cell office:value-type="float" office:value="11.820379855565806" table:style-name="ce201">
            <text:p>11,8<text:s text:c="5"/></text:p>
          </table:table-cell>
          <table:table-cell office:value-type="float" office:value="45465" table:style-name="ce150">
            <text:p>45 465</text:p>
          </table:table-cell>
          <table:table-cell office:value-type="float" office:value="11.843112942635207" table:style-name="ce204">
            <text:p>11,8<text:s text:c="5"/></text:p>
          </table:table-cell>
          <table:table-cell office:value-type="float" office:value="32778" table:style-name="ce118">
            <text:p>32 778</text:p>
          </table:table-cell>
          <table:table-cell office:value-type="float" office:value="11.784882215894383" table:style-name="ce207">
            <text:p>11,8<text:s text:c="5"/></text:p>
          </table:table-cell>
          <table:table-cell office:value-type="float" office:value="-879" table:style-name="ce120">
            <text:p><text:s/>- 879</text:p>
          </table:table-cell>
          <table:table-cell office:value-type="float" office:value="-1.9333553282744971" table:style-name="ce121">
            <text:p>-1,9<text:s text:c="3"/></text:p>
          </table:table-cell>
          <table:table-cell office:value-type="float" office:value="11808" table:style-name="ce120">
            <text:p>+11 808</text:p>
          </table:table-cell>
          <table:table-cell office:value-type="float" office:value="36.024162548050519" table:style-name="ce121">
            <text:p>+36,0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82871" table:style-name="ce116">
            <text:p>82 871</text:p>
          </table:table-cell>
          <table:table-cell office:value-type="float" office:value="21.970275400587493" table:style-name="ce201">
            <text:p>22,0<text:s text:c="5"/></text:p>
          </table:table-cell>
          <table:table-cell office:value-type="float" office:value="83709" table:style-name="ce150">
            <text:p>83 709</text:p>
          </table:table-cell>
          <table:table-cell office:value-type="float" office:value="21.805237904213143" table:style-name="ce204">
            <text:p>21,8<text:s text:c="5"/></text:p>
          </table:table-cell>
          <table:table-cell office:value-type="float" office:value="53811" table:style-name="ce118">
            <text:p>53 811</text:p>
          </table:table-cell>
          <table:table-cell office:value-type="float" office:value="19.347010095780483" table:style-name="ce207">
            <text:p>19,3<text:s text:c="5"/></text:p>
          </table:table-cell>
          <table:table-cell office:value-type="float" office:value="-838" table:style-name="ce120">
            <text:p><text:s/>- 838</text:p>
          </table:table-cell>
          <table:table-cell office:value-type="float" office:value="-1.0010870993561027" table:style-name="ce121">
            <text:p>-1,0<text:s text:c="3"/></text:p>
          </table:table-cell>
          <table:table-cell office:value-type="float" office:value="29060" table:style-name="ce120">
            <text:p>+29 060</text:p>
          </table:table-cell>
          <table:table-cell office:value-type="float" office:value="54.003828213562286" table:style-name="ce121">
            <text:p>+54,0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9988" table:style-name="ce116">
            <text:p>9 988</text:p>
          </table:table-cell>
          <table:table-cell office:value-type="float" office:value="2.6479602116671437" table:style-name="ce201">
            <text:p>2,6<text:s text:c="5"/></text:p>
          </table:table-cell>
          <table:table-cell office:value-type="float" office:value="9796" table:style-name="ce150">
            <text:p>9 796</text:p>
          </table:table-cell>
          <table:table-cell office:value-type="float" office:value="2.5517460549005713" table:style-name="ce204">
            <text:p>2,6<text:s text:c="5"/></text:p>
          </table:table-cell>
          <table:table-cell office:value-type="float" office:value="9134" table:style-name="ce118">
            <text:p>9 134</text:p>
          </table:table-cell>
          <table:table-cell office:value-type="float" office:value="3.284004947220065" table:style-name="ce207">
            <text:p>3,3<text:s text:c="5"/></text:p>
          </table:table-cell>
          <table:table-cell office:value-type="float" office:value="192" table:style-name="ce120">
            <text:p>+ 192</text:p>
          </table:table-cell>
          <table:table-cell office:value-type="float" office:value="1.9599836668027768" table:style-name="ce121">
            <text:p>+2,0<text:s text:c="3"/></text:p>
          </table:table-cell>
          <table:table-cell office:value-type="float" office:value="854" table:style-name="ce120">
            <text:p>+ 854</text:p>
          </table:table-cell>
          <table:table-cell office:value-type="float" office:value="9.3496825049266477" table:style-name="ce121">
            <text:p>+9,3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8083" table:style-name="ce116">
            <text:p>38 083</text:p>
          </table:table-cell>
          <table:table-cell office:value-type="float" office:value="10.096342485074072" table:style-name="ce201">
            <text:p>10,1<text:s text:c="5"/></text:p>
          </table:table-cell>
          <table:table-cell office:value-type="float" office:value="38985" table:style-name="ce150">
            <text:p>38 985</text:p>
          </table:table-cell>
          <table:table-cell office:value-type="float" office:value="10.155146993701386" table:style-name="ce204">
            <text:p>10,2<text:s text:c="5"/></text:p>
          </table:table-cell>
          <table:table-cell office:value-type="float" office:value="29347" table:style-name="ce118">
            <text:p>29 347</text:p>
          </table:table-cell>
          <table:table-cell office:value-type="float" office:value="10.55131302672074" table:style-name="ce207">
            <text:p>10,6<text:s text:c="5"/></text:p>
          </table:table-cell>
          <table:table-cell office:value-type="float" office:value="-902" table:style-name="ce120">
            <text:p><text:s/>- 902</text:p>
          </table:table-cell>
          <table:table-cell office:value-type="float" office:value="-2.3137104014364498" table:style-name="ce121">
            <text:p>-2,3<text:s text:c="3"/></text:p>
          </table:table-cell>
          <table:table-cell office:value-type="float" office:value="8736" table:style-name="ce120">
            <text:p>+8 736</text:p>
          </table:table-cell>
          <table:table-cell office:value-type="float" office:value="29.767949023750301" table:style-name="ce121">
            <text:p>+29,8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23130" table:style-name="ce116">
            <text:p>23 130</text:p>
          </table:table-cell>
          <table:table-cell office:value-type="float" office:value="6.1320904781598955" table:style-name="ce201">
            <text:p>6,1<text:s text:c="5"/></text:p>
          </table:table-cell>
          <table:table-cell office:value-type="float" office:value="23950" table:style-name="ce150">
            <text:p>23 950</text:p>
          </table:table-cell>
          <table:table-cell office:value-type="float" office:value="6.23870130817361" table:style-name="ce204">
            <text:p>6,2<text:s text:c="5"/></text:p>
          </table:table-cell>
          <table:table-cell office:value-type="float" office:value="15463" table:style-name="ce118">
            <text:p>15 463</text:p>
          </table:table-cell>
          <table:table-cell office:value-type="float" office:value="5.5595104553168229" table:style-name="ce207">
            <text:p>5,6<text:s text:c="5"/></text:p>
          </table:table-cell>
          <table:table-cell office:value-type="float" office:value="-820" table:style-name="ce120">
            <text:p><text:s/>- 820</text:p>
          </table:table-cell>
          <table:table-cell office:value-type="float" office:value="-3.4237995824634653" table:style-name="ce121">
            <text:p>-3,4<text:s text:c="3"/></text:p>
          </table:table-cell>
          <table:table-cell office:value-type="float" office:value="7667" table:style-name="ce120">
            <text:p>+7 667</text:p>
          </table:table-cell>
          <table:table-cell office:value-type="float" office:value="49.5828752505982" table:style-name="ce121">
            <text:p>+49,6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9- Trabalhadores não qualificados</text:p>
          </table:table-cell>
          <table:table-cell office:value-type="float" office:value="92056" table:style-name="ce116">
            <text:p>92 056</text:p>
          </table:table-cell>
          <table:table-cell office:value-type="float" office:value="24.405348943254964" table:style-name="ce201">
            <text:p>24,4<text:s text:c="5"/></text:p>
          </table:table-cell>
          <table:table-cell office:value-type="float" office:value="93035" table:style-name="ce150">
            <text:p>93 035</text:p>
          </table:table-cell>
          <table:table-cell office:value-type="float" office:value="24.234554330101538" table:style-name="ce204">
            <text:p>24,2<text:s text:c="5"/></text:p>
          </table:table-cell>
          <table:table-cell office:value-type="float" office:value="70069" table:style-name="ce118">
            <text:p>70 069</text:p>
          </table:table-cell>
          <table:table-cell office:value-type="float" office:value="25.192351942934394" table:style-name="ce207">
            <text:p>25,2<text:s text:c="5"/></text:p>
          </table:table-cell>
          <table:table-cell office:value-type="float" office:value="-979" table:style-name="ce120">
            <text:p><text:s/>- 979</text:p>
          </table:table-cell>
          <table:table-cell office:value-type="float" office:value="-1.0522921481163003" table:style-name="ce121">
            <text:p>-1,1<text:s text:c="3"/></text:p>
          </table:table-cell>
          <table:table-cell office:value-type="float" office:value="21987" table:style-name="ce120">
            <text:p>+21 987</text:p>
          </table:table-cell>
          <table:table-cell office:value-type="float" office:value="31.379069203213977" table:style-name="ce121">
            <text:p>+31,4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1">
            <text:p>0- Profissões das Forças Armadas</text:p>
          </table:table-cell>
          <table:table-cell office:value-type="float" office:value="182" table:style-name="ce116">
            <text:p><text:s/>182</text:p>
          </table:table-cell>
          <table:table-cell office:value-type="float" office:value="4.8250776784483397E-2" table:style-name="ce201">
            <text:p>0,0<text:s text:c="5"/></text:p>
          </table:table-cell>
          <table:table-cell office:value-type="float" office:value="188" table:style-name="ce150">
            <text:p><text:s/>188</text:p>
          </table:table-cell>
          <table:table-cell office:value-type="float" office:value="4.8971851604870095E-2" table:style-name="ce204">
            <text:p>0,0<text:s text:c="5"/></text:p>
          </table:table-cell>
          <table:table-cell office:value-type="float" office:value="161" table:style-name="ce118">
            <text:p><text:s/>161</text:p>
          </table:table-cell>
          <table:table-cell office:value-type="float" office:value="5.7885351051284263E-2" table:style-name="ce207">
            <text:p>0,1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3.1914893617021276" table:style-name="ce121">
            <text:p>-3,2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13.043478260869565" table:style-name="ce121">
            <text:p>+13,0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<text:s text:c="5"/>Outros</text:p>
          </table:table-cell>
          <table:table-cell office:value-type="float" office:value="13" table:style-name="ce116">
            <text:p><text:s/>13</text:p>
          </table:table-cell>
          <table:table-cell office:value-type="float" office:value="3.4464840560345287E-3" table:style-name="ce201">
            <text:p>0,0<text:s text:c="5"/></text:p>
          </table:table-cell>
          <table:table-cell office:value-type="float" office:value="14" table:style-name="ce150">
            <text:p><text:s/>14</text:p>
          </table:table-cell>
          <table:table-cell office:value-type="float" office:value="3.6468400131286242E-3" table:style-name="ce204">
            <text:p>0,0<text:s text:c="5"/></text:p>
          </table:table-cell>
          <table:table-cell office:value-type="float" office:value="17" table:style-name="ce118">
            <text:p><text:s/>17</text:p>
          </table:table-cell>
          <table:table-cell office:value-type="float" office:value="6.1121178128685253E-3" table:style-name="ce207">
            <text:p>0,0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7.1428571428571423" table:style-name="ce121">
            <text:p>-7,1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23.52941176470588" table:style-name="ce121">
            <text:p>-23,5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19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845in" svg:y="0.25925in" svg:width="1.94941in" svg:height="0.51096in">
                <draw:text-box>
                  <text:p text:style-name="a52" text:class-names="" text:cond-style-name=""><text:span text:style-name="a50" text:class-names="">OUTUBRO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8749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5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0">
            <text:p><text:s text:c="2"/>Total</text:p>
          </table:table-cell>
          <table:table-cell office:value-type="float" office:value="344821" table:style-name="ce109">
            <text:p>344 821</text:p>
          </table:table-cell>
          <table:table-cell office:value-type="float" office:value="100.00000000000001" table:style-name="ce110">
            <text:p>100,0<text:s text:c="5"/></text:p>
          </table:table-cell>
          <table:table-cell office:value-type="float" office:value="352732" table:style-name="ce111">
            <text:p>352 732</text:p>
          </table:table-cell>
          <table:table-cell office:value-type="float" office:value="100.00000000000001" table:style-name="ce112">
            <text:p>100,0<text:s text:c="5"/></text:p>
          </table:table-cell>
          <table:table-cell office:value-type="float" office:value="248375" table:style-name="ce111">
            <text:p>248 375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-7911" table:style-name="ce113">
            <text:p><text:s/>-7 911</text:p>
          </table:table-cell>
          <table:table-cell office:value-type="float" office:value="-2.2427792204846737" table:style-name="ce114">
            <text:p>-2,2<text:s text:c="3"/></text:p>
          </table:table-cell>
          <table:table-cell office:value-type="float" office:value="96446" table:style-name="ce113">
            <text:p>+96 446</text:p>
          </table:table-cell>
          <table:table-cell office:value-type="float" office:value="38.830800201308506" table:style-name="ce114">
            <text:p>+38,8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3"/>
          <table:table-cell office:value-type="string" table:style-name="ce181">
            <text:p>Agricultura, produção animal, caça, floresta e pesca</text:p>
          </table:table-cell>
          <table:table-cell office:value-type="float" office:value="13769" table:style-name="ce109">
            <text:p>13 769</text:p>
          </table:table-cell>
          <table:table-cell office:value-type="float" office:value="3.9930862679477181" table:style-name="ce110">
            <text:p>4,0<text:s text:c="5"/></text:p>
          </table:table-cell>
          <table:table-cell office:value-type="float" office:value="13488" table:style-name="ce111">
            <text:p>13 488</text:p>
          </table:table-cell>
          <table:table-cell office:value-type="float" office:value="3.8238662780808093" table:style-name="ce112">
            <text:p>3,8<text:s text:c="5"/></text:p>
          </table:table-cell>
          <table:table-cell office:value-type="float" office:value="12184" table:style-name="ce111">
            <text:p>12 184</text:p>
          </table:table-cell>
          <table:table-cell office:value-type="float" office:value="4.9054856567689988" table:style-name="ce112">
            <text:p>4,9<text:s text:c="5"/></text:p>
          </table:table-cell>
          <table:table-cell office:value-type="float" office:value="281" table:style-name="ce113">
            <text:p>+ 281</text:p>
          </table:table-cell>
          <table:table-cell office:value-type="float" office:value="2.083333333333333" table:style-name="ce114">
            <text:p>+2,1<text:s text:c="3"/></text:p>
          </table:table-cell>
          <table:table-cell office:value-type="float" office:value="1585" table:style-name="ce113">
            <text:p>+1 585</text:p>
          </table:table-cell>
          <table:table-cell office:value-type="float" office:value="13.008864084044649" table:style-name="ce114">
            <text:p>+13,0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2">
          <table:table-cell table:style-name="ce193"/>
          <table:table-cell office:value-type="string" table:style-name="ce182">
            <text:p>Indústria, energia e água e construção</text:p>
          </table:table-cell>
          <table:table-cell office:value-type="float" office:value="71420" table:style-name="ce127">
            <text:p>71 420</text:p>
          </table:table-cell>
          <table:table-cell office:value-type="float" office:value="20.712195602936013" table:style-name="ce128">
            <text:p>20,7<text:s text:c="5"/></text:p>
          </table:table-cell>
          <table:table-cell office:value-type="float" office:value="73279" table:style-name="ce111">
            <text:p>73 279</text:p>
          </table:table-cell>
          <table:table-cell office:value-type="float" office:value="20.77469580304594" table:style-name="ce112">
            <text:p>20,8<text:s text:c="5"/></text:p>
          </table:table-cell>
          <table:table-cell office:value-type="float" office:value="57517" table:style-name="ce111">
            <text:p>57 517</text:p>
          </table:table-cell>
          <table:table-cell office:value-type="float" office:value="23.157322596879716" table:style-name="ce112">
            <text:p>23,2<text:s text:c="5"/></text:p>
          </table:table-cell>
          <table:table-cell office:value-type="float" office:value="-1859" table:style-name="ce113">
            <text:p><text:s/>-1 859</text:p>
          </table:table-cell>
          <table:table-cell office:value-type="float" office:value="-2.5368795971560747" table:style-name="ce114">
            <text:p>-2,5<text:s text:c="3"/></text:p>
          </table:table-cell>
          <table:table-cell office:value-type="float" office:value="13903" table:style-name="ce113">
            <text:p>+13 903</text:p>
          </table:table-cell>
          <table:table-cell office:value-type="float" office:value="24.171983935184379" table:style-name="ce114">
            <text:p>+24,2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3">
          <table:table-cell/>
          <table:table-cell office:value-type="string" table:style-name="ce183">
            <text:p>Indústrias extrativas</text:p>
          </table:table-cell>
          <table:table-cell office:value-type="float" office:value="2003" table:style-name="ce116">
            <text:p>2 003</text:p>
          </table:table-cell>
          <table:table-cell office:value-type="float" office:value="0.58088109482891126" table:style-name="ce117">
            <text:p>0,6<text:s text:c="5"/></text:p>
          </table:table-cell>
          <table:table-cell office:value-type="float" office:value="2098" table:style-name="ce118">
            <text:p>2 098</text:p>
          </table:table-cell>
          <table:table-cell office:value-type="float" office:value="0.59478584307632998" table:style-name="ce119">
            <text:p>0,6<text:s text:c="5"/></text:p>
          </table:table-cell>
          <table:table-cell office:value-type="float" office:value="1649" table:style-name="ce118">
            <text:p>1 649</text:p>
          </table:table-cell>
          <table:table-cell office:value-type="float" office:value="0.66391545042778055" table:style-name="ce119">
            <text:p>0,7<text:s text:c="5"/></text:p>
          </table:table-cell>
          <table:table-cell office:value-type="float" office:value="-95" table:style-name="ce120">
            <text:p><text:s/>- 95</text:p>
          </table:table-cell>
          <table:table-cell office:value-type="float" office:value="-4.5281220209723552" table:style-name="ce121">
            <text:p>-4,5<text:s text:c="3"/></text:p>
          </table:table-cell>
          <table:table-cell office:value-type="float" office:value="354" table:style-name="ce120">
            <text:p>+ 354</text:p>
          </table:table-cell>
          <table:table-cell office:value-type="float" office:value="21.467556094602788" table:style-name="ce121">
            <text:p>+21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7474" table:style-name="ce116">
            <text:p>7 474</text:p>
          </table:table-cell>
          <table:table-cell office:value-type="float" office:value="2.167501399276726" table:style-name="ce117">
            <text:p>2,2<text:s text:c="5"/></text:p>
          </table:table-cell>
          <table:table-cell office:value-type="float" office:value="7497" table:style-name="ce118">
            <text:p>7 497</text:p>
          </table:table-cell>
          <table:table-cell office:value-type="float" office:value="2.125409659458172" table:style-name="ce119">
            <text:p>2,1<text:s text:c="5"/></text:p>
          </table:table-cell>
          <table:table-cell office:value-type="float" office:value="6034" table:style-name="ce118">
            <text:p>6 034</text:p>
          </table:table-cell>
          <table:table-cell office:value-type="float" office:value="2.429391041771515" table:style-name="ce119">
            <text:p>2,4<text:s text:c="5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0.30678938241963449" table:style-name="ce121">
            <text:p>-0,3<text:s text:c="3"/></text:p>
          </table:table-cell>
          <table:table-cell office:value-type="float" office:value="1440" table:style-name="ce120">
            <text:p>+1 440</text:p>
          </table:table-cell>
          <table:table-cell office:value-type="float" office:value="23.864766324163075" table:style-name="ce121">
            <text:p>+23,9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Fabricação de têxteis</text:p>
          </table:table-cell>
          <table:table-cell office:value-type="float" office:value="3264" table:style-name="ce116">
            <text:p>3 264</text:p>
          </table:table-cell>
          <table:table-cell office:value-type="float" office:value="0.94657807964132112" table:style-name="ce152">
            <text:p>0,9<text:s text:c="5"/></text:p>
          </table:table-cell>
          <table:table-cell office:value-type="float" office:value="3428" table:style-name="ce153">
            <text:p>3 428</text:p>
          </table:table-cell>
          <table:table-cell office:value-type="float" office:value="0.97184264540784504" table:style-name="ce154">
            <text:p>1,0<text:s text:c="5"/></text:p>
          </table:table-cell>
          <table:table-cell office:value-type="float" office:value="2691" table:style-name="ce118">
            <text:p>2 691</text:p>
          </table:table-cell>
          <table:table-cell office:value-type="float" office:value="1.0834423754403624" table:style-name="ce154">
            <text:p>1,1<text:s text:c="5"/></text:p>
          </table:table-cell>
          <table:table-cell office:value-type="float" office:value="-164" table:style-name="ce120">
            <text:p><text:s/>- 164</text:p>
          </table:table-cell>
          <table:table-cell office:value-type="float" office:value="-4.7841306884480748" table:style-name="ce121">
            <text:p>-4,8<text:s text:c="3"/></text:p>
          </table:table-cell>
          <table:table-cell office:value-type="float" office:value="573" table:style-name="ce120">
            <text:p>+ 573</text:p>
          </table:table-cell>
          <table:table-cell office:value-type="float" office:value="21.293199554069119" table:style-name="ce121">
            <text:p>+21,3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Indústria do vestuário</text:p>
          </table:table-cell>
          <table:table-cell office:value-type="float" office:value="10013" table:style-name="ce116">
            <text:p>10 013</text:p>
          </table:table-cell>
          <table:table-cell office:value-type="float" office:value="2.9038254630663443" table:style-name="ce133">
            <text:p>2,9<text:s text:c="5"/></text:p>
          </table:table-cell>
          <table:table-cell office:value-type="float" office:value="10476" table:style-name="ce134">
            <text:p>10 476</text:p>
          </table:table-cell>
          <table:table-cell office:value-type="float" office:value="2.9699601964097386" table:style-name="ce135">
            <text:p>3,0<text:s text:c="5"/></text:p>
          </table:table-cell>
          <table:table-cell office:value-type="float" office:value="7366" table:style-name="ce118">
            <text:p>7 366</text:p>
          </table:table-cell>
          <table:table-cell office:value-type="float" office:value="2.9656768998490186" table:style-name="ce135">
            <text:p>3,0<text:s text:c="5"/></text:p>
          </table:table-cell>
          <table:table-cell office:value-type="float" office:value="-463" table:style-name="ce120">
            <text:p><text:s/>- 463</text:p>
          </table:table-cell>
          <table:table-cell office:value-type="float" office:value="-4.4196258113783884" table:style-name="ce121">
            <text:p>-4,4<text:s text:c="3"/></text:p>
          </table:table-cell>
          <table:table-cell office:value-type="float" office:value="2647" table:style-name="ce120">
            <text:p>+2 647</text:p>
          </table:table-cell>
          <table:table-cell office:value-type="float" office:value="35.93537876730926" table:style-name="ce121">
            <text:p>+35,9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4745" table:style-name="ce116">
            <text:p>4 745</text:p>
          </table:table-cell>
          <table:table-cell office:value-type="float" office:value="1.3760762830570064" table:style-name="ce133">
            <text:p>1,4<text:s text:c="5"/></text:p>
          </table:table-cell>
          <table:table-cell office:value-type="float" office:value="4641" table:style-name="ce134">
            <text:p>4 641</text:p>
          </table:table-cell>
          <table:table-cell office:value-type="float" office:value="1.3157297891883923" table:style-name="ce135">
            <text:p>1,3<text:s text:c="5"/></text:p>
          </table:table-cell>
          <table:table-cell office:value-type="float" office:value="2923" table:style-name="ce118">
            <text:p>2 923</text:p>
          </table:table-cell>
          <table:table-cell office:value-type="float" office:value="1.1768495218923001" table:style-name="ce135">
            <text:p>1,2<text:s text:c="5"/></text:p>
          </table:table-cell>
          <table:table-cell office:value-type="float" office:value="104" table:style-name="ce120">
            <text:p>+ 104</text:p>
          </table:table-cell>
          <table:table-cell office:value-type="float" office:value="2.2408963585434174" table:style-name="ce121">
            <text:p>+2,2<text:s text:c="3"/></text:p>
          </table:table-cell>
          <table:table-cell office:value-type="float" office:value="1822" table:style-name="ce120">
            <text:p>+1 822</text:p>
          </table:table-cell>
          <table:table-cell office:value-type="float" office:value="62.333219295244611" table:style-name="ce121">
            <text:p>+62,3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a madeira e da cortiça</text:p>
          </table:table-cell>
          <table:table-cell office:value-type="float" office:value="2174" table:style-name="ce116">
            <text:p>2 174</text:p>
          </table:table-cell>
          <table:table-cell office:value-type="float" office:value="0.6304720420160026" table:style-name="ce133">
            <text:p>0,6<text:s text:c="5"/></text:p>
          </table:table-cell>
          <table:table-cell office:value-type="float" office:value="2185" table:style-name="ce134">
            <text:p>2 185</text:p>
          </table:table-cell>
          <table:table-cell office:value-type="float" office:value="0.61945046097320344" table:style-name="ce135">
            <text:p>0,6<text:s text:c="5"/></text:p>
          </table:table-cell>
          <table:table-cell office:value-type="float" office:value="1872" table:style-name="ce118">
            <text:p>1 872</text:p>
          </table:table-cell>
          <table:table-cell office:value-type="float" office:value="0.75369904378459995" table:style-name="ce135">
            <text:p>0,8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0.50343249427917625" table:style-name="ce121">
            <text:p>-0,5<text:s text:c="3"/></text:p>
          </table:table-cell>
          <table:table-cell office:value-type="float" office:value="302" table:style-name="ce120">
            <text:p>+ 302</text:p>
          </table:table-cell>
          <table:table-cell office:value-type="float" office:value="16.132478632478634" table:style-name="ce121">
            <text:p>+16,1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379" table:style-name="ce116">
            <text:p>1 379</text:p>
          </table:table-cell>
          <table:table-cell office:value-type="float" office:value="0.39991763842689398" table:style-name="ce133">
            <text:p>0,4<text:s text:c="5"/></text:p>
          </table:table-cell>
          <table:table-cell office:value-type="float" office:value="1433" table:style-name="ce134">
            <text:p>1 433</text:p>
          </table:table-cell>
          <table:table-cell office:value-type="float" office:value="0.40625744191057234" table:style-name="ce135">
            <text:p>0,4<text:s text:c="5"/></text:p>
          </table:table-cell>
          <table:table-cell office:value-type="float" office:value="1197" table:style-name="ce118">
            <text:p>1 197</text:p>
          </table:table-cell>
          <table:table-cell office:value-type="float" office:value="0.48193256165072978" table:style-name="ce135">
            <text:p>0,5<text:s text:c="5"/></text:p>
          </table:table-cell>
          <table:table-cell office:value-type="float" office:value="-54" table:style-name="ce120">
            <text:p><text:s/>- 54</text:p>
          </table:table-cell>
          <table:table-cell office:value-type="float" office:value="-3.768318213538032" table:style-name="ce121">
            <text:p>-3,8<text:s text:c="3"/></text:p>
          </table:table-cell>
          <table:table-cell office:value-type="float" office:value="182" table:style-name="ce120">
            <text:p>+ 182</text:p>
          </table:table-cell>
          <table:table-cell office:value-type="float" office:value="15.204678362573098" table:style-name="ce121">
            <text:p>+15,2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380" table:style-name="ce116">
            <text:p>2 380</text:p>
          </table:table-cell>
          <table:table-cell office:value-type="float" office:value="0.69021318307179669" table:style-name="ce133">
            <text:p>0,7<text:s text:c="5"/></text:p>
          </table:table-cell>
          <table:table-cell office:value-type="float" office:value="2462" table:style-name="ce134">
            <text:p>2 462</text:p>
          </table:table-cell>
          <table:table-cell office:value-type="float" office:value="0.69798033634600776" table:style-name="ce135">
            <text:p>0,7<text:s text:c="5"/></text:p>
          </table:table-cell>
          <table:table-cell office:value-type="float" office:value="1870" table:style-name="ce118">
            <text:p>1 870</text:p>
          </table:table-cell>
          <table:table-cell office:value-type="float" office:value="0.75289380976346254" table:style-name="ce135">
            <text:p>0,8<text:s text:c="5"/></text:p>
          </table:table-cell>
          <table:table-cell office:value-type="float" office:value="-82" table:style-name="ce120">
            <text:p><text:s/>- 82</text:p>
          </table:table-cell>
          <table:table-cell office:value-type="float" office:value="-3.3306255077173033" table:style-name="ce121">
            <text:p>-3,3<text:s text:c="3"/></text:p>
          </table:table-cell>
          <table:table-cell office:value-type="float" office:value="510" table:style-name="ce120">
            <text:p>+ 510</text:p>
          </table:table-cell>
          <table:table-cell office:value-type="float" office:value="27.27272727272727" table:style-name="ce121">
            <text:p>+27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868" table:style-name="ce116">
            <text:p>1 868</text:p>
          </table:table-cell>
          <table:table-cell office:value-type="float" office:value="0.54173034704962864" table:style-name="ce133">
            <text:p>0,5<text:s text:c="5"/></text:p>
          </table:table-cell>
          <table:table-cell office:value-type="float" office:value="1913" table:style-name="ce134">
            <text:p>1 913</text:p>
          </table:table-cell>
          <table:table-cell office:value-type="float" office:value="0.54233809237608155" table:style-name="ce135">
            <text:p>0,5<text:s text:c="5"/></text:p>
          </table:table-cell>
          <table:table-cell office:value-type="float" office:value="1510" table:style-name="ce118">
            <text:p>1 510</text:p>
          </table:table-cell>
          <table:table-cell office:value-type="float" office:value="0.60795168595873172" table:style-name="ce135">
            <text:p>0,6<text:s text:c="5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2.3523261892315737" table:style-name="ce121">
            <text:p>-2,4<text:s text:c="3"/></text:p>
          </table:table-cell>
          <table:table-cell office:value-type="float" office:value="358" table:style-name="ce120">
            <text:p>+ 358</text:p>
          </table:table-cell>
          <table:table-cell office:value-type="float" office:value="23.70860927152318" table:style-name="ce121">
            <text:p>+23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4072" table:style-name="ce116">
            <text:p>4 072</text:p>
          </table:table-cell>
          <table:table-cell office:value-type="float" office:value="1.1809025552388051" table:style-name="ce133">
            <text:p>1,2<text:s text:c="5"/></text:p>
          </table:table-cell>
          <table:table-cell office:value-type="float" office:value="4219" table:style-name="ce134">
            <text:p>4 219</text:p>
          </table:table-cell>
          <table:table-cell office:value-type="float" office:value="1.1960922173207988" table:style-name="ce135">
            <text:p>1,2<text:s text:c="5"/></text:p>
          </table:table-cell>
          <table:table-cell office:value-type="float" office:value="3344" table:style-name="ce118">
            <text:p>3 344</text:p>
          </table:table-cell>
          <table:table-cell office:value-type="float" office:value="1.3463512833417213" table:style-name="ce135">
            <text:p>1,3<text:s text:c="5"/></text:p>
          </table:table-cell>
          <table:table-cell office:value-type="float" office:value="-147" table:style-name="ce120">
            <text:p><text:s/>- 147</text:p>
          </table:table-cell>
          <table:table-cell office:value-type="float" office:value="-3.484237971083195" table:style-name="ce121">
            <text:p>-3,5<text:s text:c="3"/></text:p>
          </table:table-cell>
          <table:table-cell office:value-type="float" office:value="728" table:style-name="ce120">
            <text:p>+ 728</text:p>
          </table:table-cell>
          <table:table-cell office:value-type="float" office:value="21.770334928229666" table:style-name="ce121">
            <text:p>+21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811" table:style-name="ce116">
            <text:p>2 811</text:p>
          </table:table-cell>
          <table:table-cell office:value-type="float" office:value="0.81520557042639508" table:style-name="ce133">
            <text:p>0,8<text:s text:c="5"/></text:p>
          </table:table-cell>
          <table:table-cell office:value-type="float" office:value="2906" table:style-name="ce134">
            <text:p>2 906</text:p>
          </table:table-cell>
          <table:table-cell office:value-type="float" office:value="0.8238549380266037" table:style-name="ce135">
            <text:p>0,8<text:s text:c="5"/></text:p>
          </table:table-cell>
          <table:table-cell office:value-type="float" office:value="2221" table:style-name="ce118">
            <text:p>2 221</text:p>
          </table:table-cell>
          <table:table-cell office:value-type="float" office:value="0.89421238047307505" table:style-name="ce135">
            <text:p>0,9<text:s text:c="5"/></text:p>
          </table:table-cell>
          <table:table-cell office:value-type="float" office:value="-95" table:style-name="ce120">
            <text:p><text:s/>- 95</text:p>
          </table:table-cell>
          <table:table-cell office:value-type="float" office:value="-3.2690984170681352" table:style-name="ce121">
            <text:p>-3,3<text:s text:c="3"/></text:p>
          </table:table-cell>
          <table:table-cell office:value-type="float" office:value="590" table:style-name="ce120">
            <text:p>+ 590</text:p>
          </table:table-cell>
          <table:table-cell office:value-type="float" office:value="26.564610535794685" table:style-name="ce121">
            <text:p>+26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594" table:style-name="ce116">
            <text:p>2 594</text:p>
          </table:table-cell>
          <table:table-cell office:value-type="float" office:value="0.75227436844043716" table:style-name="ce133">
            <text:p>0,8<text:s text:c="5"/></text:p>
          </table:table-cell>
          <table:table-cell office:value-type="float" office:value="2638" table:style-name="ce134">
            <text:p>2 638</text:p>
          </table:table-cell>
          <table:table-cell office:value-type="float" office:value="0.74787657485002779" table:style-name="ce135">
            <text:p>0,7<text:s text:c="5"/></text:p>
          </table:table-cell>
          <table:table-cell office:value-type="float" office:value="1791" table:style-name="ce118">
            <text:p>1 791</text:p>
          </table:table-cell>
          <table:table-cell office:value-type="float" office:value="0.72108706592853544" table:style-name="ce135">
            <text:p>0,7<text:s text:c="5"/></text:p>
          </table:table-cell>
          <table:table-cell office:value-type="float" office:value="-44" table:style-name="ce120">
            <text:p><text:s/>- 44</text:p>
          </table:table-cell>
          <table:table-cell office:value-type="float" office:value="-1.6679302501895377" table:style-name="ce121">
            <text:p>-1,7<text:s text:c="3"/></text:p>
          </table:table-cell>
          <table:table-cell office:value-type="float" office:value="803" table:style-name="ce120">
            <text:p>+ 803</text:p>
          </table:table-cell>
          <table:table-cell office:value-type="float" office:value="44.835287548855391" table:style-name="ce121">
            <text:p>+44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4133" table:style-name="ce116">
            <text:p>4 133</text:p>
          </table:table-cell>
          <table:table-cell office:value-type="float" office:value="1.1985928931242587" table:style-name="ce133">
            <text:p>1,2<text:s text:c="5"/></text:p>
          </table:table-cell>
          <table:table-cell office:value-type="float" office:value="4269" table:style-name="ce134">
            <text:p>4 269</text:p>
          </table:table-cell>
          <table:table-cell office:value-type="float" office:value="1.2102672850776228" table:style-name="ce135">
            <text:p>1,2<text:s text:c="5"/></text:p>
          </table:table-cell>
          <table:table-cell office:value-type="float" office:value="3432" table:style-name="ce118">
            <text:p>3 432</text:p>
          </table:table-cell>
          <table:table-cell office:value-type="float" office:value="1.3817815802717666" table:style-name="ce135">
            <text:p>1,4<text:s text:c="5"/></text:p>
          </table:table-cell>
          <table:table-cell office:value-type="float" office:value="-136" table:style-name="ce120">
            <text:p><text:s/>- 136</text:p>
          </table:table-cell>
          <table:table-cell office:value-type="float" office:value="-3.1857577887092994" table:style-name="ce121">
            <text:p>-3,2<text:s text:c="3"/></text:p>
          </table:table-cell>
          <table:table-cell office:value-type="float" office:value="701" table:style-name="ce120">
            <text:p>+ 701</text:p>
          </table:table-cell>
          <table:table-cell office:value-type="float" office:value="20.425407925407928" table:style-name="ce121">
            <text:p>+2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250" table:style-name="ce116">
            <text:p>1 250</text:p>
          </table:table-cell>
          <table:table-cell office:value-type="float" office:value="0.36250692388224615" table:style-name="ce133">
            <text:p>0,4<text:s text:c="5"/></text:p>
          </table:table-cell>
          <table:table-cell office:value-type="float" office:value="1262" table:style-name="ce134">
            <text:p>1 262</text:p>
          </table:table-cell>
          <table:table-cell office:value-type="float" office:value="0.35777871018223467" table:style-name="ce135">
            <text:p>0,4<text:s text:c="5"/></text:p>
          </table:table-cell>
          <table:table-cell office:value-type="float" office:value="1061" table:style-name="ce118">
            <text:p>1 061</text:p>
          </table:table-cell>
          <table:table-cell office:value-type="float" office:value="0.42717664821338697" table:style-name="ce135">
            <text:p>0,4<text:s text:c="5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0.95087163232963556" table:style-name="ce121">
            <text:p>-1,0<text:s text:c="3"/></text:p>
          </table:table-cell>
          <table:table-cell office:value-type="float" office:value="189" table:style-name="ce120">
            <text:p>+ 189</text:p>
          </table:table-cell>
          <table:table-cell office:value-type="float" office:value="17.813383600377001" table:style-name="ce121">
            <text:p>+17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Construção</text:p>
          </table:table-cell>
          <table:table-cell office:value-type="float" office:value="21260" table:style-name="ce116">
            <text:p>21 260</text:p>
          </table:table-cell>
          <table:table-cell office:value-type="float" office:value="6.1655177613892427" table:style-name="ce133">
            <text:p>6,2<text:s text:c="5"/></text:p>
          </table:table-cell>
          <table:table-cell office:value-type="float" office:value="21852" table:style-name="ce134">
            <text:p>21 852</text:p>
          </table:table-cell>
          <table:table-cell office:value-type="float" office:value="6.1950716124423071" table:style-name="ce135">
            <text:p>6,2<text:s text:c="5"/></text:p>
          </table:table-cell>
          <table:table-cell office:value-type="float" office:value="18556" table:style-name="ce118">
            <text:p>18 556</text:p>
          </table:table-cell>
          <table:table-cell office:value-type="float" office:value="7.470961248112733" table:style-name="ce135">
            <text:p>7,5<text:s text:c="5"/></text:p>
          </table:table-cell>
          <table:table-cell office:value-type="float" office:value="-592" table:style-name="ce120">
            <text:p><text:s/>- 592</text:p>
          </table:table-cell>
          <table:table-cell office:value-type="float" office:value="-2.7091341753615232" table:style-name="ce121">
            <text:p>-2,7<text:s text:c="3"/></text:p>
          </table:table-cell>
          <table:table-cell office:value-type="float" office:value="2704" table:style-name="ce120">
            <text:p>+2 704</text:p>
          </table:table-cell>
          <table:table-cell office:value-type="float" office:value="14.572106057339946" table:style-name="ce121">
            <text:p>+14,6<text:s text:c="3"/></text:p>
          </table:table-cell>
          <table:table-cell table:number-columns-repeated="16372" table:style-name="ce1"/>
        </table:table-row>
        <table:table-row table:style-name="ro15">
          <table:table-cell table:style-name="ce193"/>
          <table:table-cell office:value-type="string" table:style-name="ce182">
            <text:p>Serviços</text:p>
          </table:table-cell>
          <table:table-cell office:value-type="float" office:value="249989" table:style-name="ce127">
            <text:p>249 989</text:p>
          </table:table-cell>
          <table:table-cell office:value-type="float" office:value="72.498194715519077" table:style-name="ce128">
            <text:p>72,5<text:s text:c="5"/></text:p>
          </table:table-cell>
          <table:table-cell office:value-type="float" office:value="256607" table:style-name="ce129">
            <text:p>256 607</text:p>
          </table:table-cell>
          <table:table-cell office:value-type="float" office:value="72.748432237506094" table:style-name="ce130">
            <text:p>72,7<text:s text:c="5"/></text:p>
          </table:table-cell>
          <table:table-cell office:value-type="float" office:value="175724" table:style-name="ce129">
            <text:p>175 724</text:p>
          </table:table-cell>
          <table:table-cell office:value-type="float" office:value="70.749471565173621" table:style-name="ce130">
            <text:p>70,7<text:s text:c="5"/></text:p>
          </table:table-cell>
          <table:table-cell office:value-type="float" office:value="-6618" table:style-name="ce113">
            <text:p><text:s/>-6 618</text:p>
          </table:table-cell>
          <table:table-cell office:value-type="float" office:value="-2.5790411017626176" table:style-name="ce114">
            <text:p>-2,6<text:s text:c="3"/></text:p>
          </table:table-cell>
          <table:table-cell office:value-type="float" office:value="74265" table:style-name="ce113">
            <text:p>+74 265</text:p>
          </table:table-cell>
          <table:table-cell office:value-type="float" office:value="42.262297694111219" table:style-name="ce114">
            <text:p>+42,3<text:s text:c="3"/></text:p>
          </table:table-cell>
          <table:table-cell table:number-columns-repeated="16372" table:style-name="ce193"/>
        </table:table-row>
        <table:table-row table:style-name="ro2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4293" table:style-name="ce116">
            <text:p>4 293</text:p>
          </table:table-cell>
          <table:table-cell office:value-type="float" office:value="1.244993779381186" table:style-name="ce133">
            <text:p>1,2<text:s text:c="5"/></text:p>
          </table:table-cell>
          <table:table-cell office:value-type="float" office:value="4424" table:style-name="ce134">
            <text:p>4 424</text:p>
          </table:table-cell>
          <table:table-cell office:value-type="float" office:value="1.2542099951237766" table:style-name="ce135">
            <text:p>1,3<text:s text:c="5"/></text:p>
          </table:table-cell>
          <table:table-cell office:value-type="float" office:value="3405" table:style-name="ce134">
            <text:p>3 405</text:p>
          </table:table-cell>
          <table:table-cell office:value-type="float" office:value="1.3709109209864117" table:style-name="ce135">
            <text:p>1,4<text:s text:c="5"/></text:p>
          </table:table-cell>
          <table:table-cell office:value-type="float" office:value="-131" table:style-name="ce120">
            <text:p><text:s/>- 131</text:p>
          </table:table-cell>
          <table:table-cell office:value-type="float" office:value="-2.9611211573236891" table:style-name="ce121">
            <text:p>-3,0<text:s text:c="3"/></text:p>
          </table:table-cell>
          <table:table-cell office:value-type="float" office:value="888" table:style-name="ce120">
            <text:p>+ 888</text:p>
          </table:table-cell>
          <table:table-cell office:value-type="float" office:value="26.079295154185022" table:style-name="ce121">
            <text:p>+26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3">
            <text:p>Comércio por grosso e a retalho</text:p>
          </table:table-cell>
          <table:table-cell office:value-type="float" office:value="37764" table:style-name="ce116">
            <text:p>37 764</text:p>
          </table:table-cell>
          <table:table-cell office:value-type="float" office:value="10.951769178791315" table:style-name="ce133">
            <text:p>11,0<text:s text:c="5"/></text:p>
          </table:table-cell>
          <table:table-cell office:value-type="float" office:value="38692" table:style-name="ce134">
            <text:p>38 692</text:p>
          </table:table-cell>
          <table:table-cell office:value-type="float" office:value="10.969234432940588" table:style-name="ce135">
            <text:p>11,0<text:s text:c="5"/></text:p>
          </table:table-cell>
          <table:table-cell office:value-type="float" office:value="28760" table:style-name="ce134">
            <text:p>28 760</text:p>
          </table:table-cell>
          <table:table-cell office:value-type="float" office:value="11.579265223955712" table:style-name="ce135">
            <text:p>11,6<text:s text:c="5"/></text:p>
          </table:table-cell>
          <table:table-cell office:value-type="float" office:value="-928" table:style-name="ce120">
            <text:p><text:s/>- 928</text:p>
          </table:table-cell>
          <table:table-cell office:value-type="float" office:value="-2.3984286157345185" table:style-name="ce121">
            <text:p>-2,4<text:s text:c="3"/></text:p>
          </table:table-cell>
          <table:table-cell office:value-type="float" office:value="9004" table:style-name="ce120">
            <text:p>+9 004</text:p>
          </table:table-cell>
          <table:table-cell office:value-type="float" office:value="31.30737134909597" table:style-name="ce121">
            <text:p>+31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6701" table:style-name="ce116">
            <text:p>6 701</text:p>
          </table:table-cell>
          <table:table-cell office:value-type="float" office:value="1.9433271175479452" table:style-name="ce152">
            <text:p>1,9<text:s text:c="5"/></text:p>
          </table:table-cell>
          <table:table-cell office:value-type="float" office:value="6840" table:style-name="ce134">
            <text:p>6 840</text:p>
          </table:table-cell>
          <table:table-cell office:value-type="float" office:value="1.9391492691335066" table:style-name="ce154">
            <text:p>1,9<text:s text:c="5"/></text:p>
          </table:table-cell>
          <table:table-cell office:value-type="float" office:value="4104" table:style-name="ce134">
            <text:p>4 104</text:p>
          </table:table-cell>
          <table:table-cell office:value-type="float" office:value="1.6523402113739305" table:style-name="ce154">
            <text:p>1,7<text:s text:c="5"/></text:p>
          </table:table-cell>
          <table:table-cell office:value-type="float" office:value="-139" table:style-name="ce120">
            <text:p><text:s/>- 139</text:p>
          </table:table-cell>
          <table:table-cell office:value-type="float" office:value="-2.0321637426900585" table:style-name="ce121">
            <text:p>-2,0<text:s text:c="3"/></text:p>
          </table:table-cell>
          <table:table-cell office:value-type="float" office:value="2597" table:style-name="ce120">
            <text:p>+2 597</text:p>
          </table:table-cell>
          <table:table-cell office:value-type="float" office:value="63.27972709551657" table:style-name="ce121">
            <text:p>+63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lojamento, restauração e similares</text:p>
          </table:table-cell>
          <table:table-cell office:value-type="float" office:value="40557" table:style-name="ce116">
            <text:p>40 557</text:p>
          </table:table-cell>
          <table:table-cell office:value-type="float" office:value="11.761754649513806" table:style-name="ce133">
            <text:p>11,8<text:s text:c="5"/></text:p>
          </table:table-cell>
          <table:table-cell office:value-type="float" office:value="39360" table:style-name="ce134">
            <text:p>39 360</text:p>
          </table:table-cell>
          <table:table-cell office:value-type="float" office:value="11.158613338171756" table:style-name="ce135">
            <text:p>11,2<text:s text:c="5"/></text:p>
          </table:table-cell>
          <table:table-cell office:value-type="float" office:value="22148" table:style-name="ce134">
            <text:p>22 148</text:p>
          </table:table-cell>
          <table:table-cell office:value-type="float" office:value="8.917161550075491" table:style-name="ce135">
            <text:p>8,9<text:s text:c="5"/></text:p>
          </table:table-cell>
          <table:table-cell office:value-type="float" office:value="1197" table:style-name="ce120">
            <text:p>+1 197</text:p>
          </table:table-cell>
          <table:table-cell office:value-type="float" office:value="3.0411585365853657" table:style-name="ce121">
            <text:p>+3,0<text:s text:c="3"/></text:p>
          </table:table-cell>
          <table:table-cell office:value-type="float" office:value="18409" table:style-name="ce120">
            <text:p>+18 409</text:p>
          </table:table-cell>
          <table:table-cell office:value-type="float" office:value="83.118114502438146" table:style-name="ce121">
            <text:p>+83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4470" table:style-name="ce116">
            <text:p>4 470</text:p>
          </table:table-cell>
          <table:table-cell office:value-type="float" office:value="1.2963247598029122" table:style-name="ce133">
            <text:p>1,3<text:s text:c="5"/></text:p>
          </table:table-cell>
          <table:table-cell office:value-type="float" office:value="4531" table:style-name="ce134">
            <text:p>4 531</text:p>
          </table:table-cell>
          <table:table-cell office:value-type="float" office:value="1.2845446401233798" table:style-name="ce135">
            <text:p>1,3<text:s text:c="5"/></text:p>
          </table:table-cell>
          <table:table-cell office:value-type="float" office:value="3740" table:style-name="ce134">
            <text:p>3 740</text:p>
          </table:table-cell>
          <table:table-cell office:value-type="float" office:value="1.5057876195269251" table:style-name="ce135">
            <text:p>1,5<text:s text:c="5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1.3462811741337453" table:style-name="ce121">
            <text:p>-1,3<text:s text:c="3"/></text:p>
          </table:table-cell>
          <table:table-cell office:value-type="float" office:value="730" table:style-name="ce120">
            <text:p>+ 730</text:p>
          </table:table-cell>
          <table:table-cell office:value-type="float" office:value="19.518716577540108" table:style-name="ce121">
            <text:p>+19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financeiras e de seguros</text:p>
          </table:table-cell>
          <table:table-cell office:value-type="float" office:value="2702" table:style-name="ce116">
            <text:p>2 702</text:p>
          </table:table-cell>
          <table:table-cell office:value-type="float" office:value="0.7835949666638633" table:style-name="ce133">
            <text:p>0,8<text:s text:c="5"/></text:p>
          </table:table-cell>
          <table:table-cell office:value-type="float" office:value="2759" table:style-name="ce134">
            <text:p>2 759</text:p>
          </table:table-cell>
          <table:table-cell office:value-type="float" office:value="0.78218023882154153" table:style-name="ce135">
            <text:p>0,8<text:s text:c="5"/></text:p>
          </table:table-cell>
          <table:table-cell office:value-type="float" office:value="2551" table:style-name="ce134">
            <text:p>2 551</text:p>
          </table:table-cell>
          <table:table-cell office:value-type="float" office:value="1.0270759939607448" table:style-name="ce135">
            <text:p>1,0<text:s text:c="5"/></text:p>
          </table:table-cell>
          <table:table-cell office:value-type="float" office:value="-57" table:style-name="ce120">
            <text:p><text:s/>- 57</text:p>
          </table:table-cell>
          <table:table-cell office:value-type="float" office:value="-2.0659659296846682" table:style-name="ce121">
            <text:p>-2,1<text:s text:c="3"/></text:p>
          </table:table-cell>
          <table:table-cell office:value-type="float" office:value="151" table:style-name="ce120">
            <text:p>+ 151</text:p>
          </table:table-cell>
          <table:table-cell office:value-type="float" office:value="5.9192473539788324" table:style-name="ce121">
            <text:p>+5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98873" table:style-name="ce116">
            <text:p>98 873</text:p>
          </table:table-cell>
          <table:table-cell office:value-type="float" office:value="28.673717668007459" table:style-name="ce133">
            <text:p>28,7<text:s text:c="5"/></text:p>
          </table:table-cell>
          <table:table-cell office:value-type="float" office:value="101839" table:style-name="ce134">
            <text:p>101 839</text:p>
          </table:table-cell>
          <table:table-cell office:value-type="float" office:value="28.87149450574374" table:style-name="ce135">
            <text:p>28,9<text:s text:c="5"/></text:p>
          </table:table-cell>
          <table:table-cell office:value-type="float" office:value="65946" table:style-name="ce134">
            <text:p>65 946</text:p>
          </table:table-cell>
          <table:table-cell office:value-type="float" office:value="26.550981378963261" table:style-name="ce135">
            <text:p>26,6<text:s text:c="5"/></text:p>
          </table:table-cell>
          <table:table-cell office:value-type="float" office:value="-2966" table:style-name="ce120">
            <text:p><text:s/>-2 966</text:p>
          </table:table-cell>
          <table:table-cell office:value-type="float" office:value="-2.912440224275572" table:style-name="ce121">
            <text:p>-2,9<text:s text:c="3"/></text:p>
          </table:table-cell>
          <table:table-cell office:value-type="float" office:value="32927" table:style-name="ce120">
            <text:p>+32 927</text:p>
          </table:table-cell>
          <table:table-cell office:value-type="float" office:value="49.930245958814787" table:style-name="ce121">
            <text:p>+49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7065" table:style-name="ce116">
            <text:p>7 065</text:p>
          </table:table-cell>
          <table:table-cell office:value-type="float" office:value="2.0488891337824553" table:style-name="ce133">
            <text:p>2,0<text:s text:c="5"/></text:p>
          </table:table-cell>
          <table:table-cell office:value-type="float" office:value="7198" table:style-name="ce134">
            <text:p>7 198</text:p>
          </table:table-cell>
          <table:table-cell office:value-type="float" office:value="2.0406427542723655" table:style-name="ce135">
            <text:p>2,0<text:s text:c="5"/></text:p>
          </table:table-cell>
          <table:table-cell office:value-type="float" office:value="5407" table:style-name="ce134">
            <text:p>5 407</text:p>
          </table:table-cell>
          <table:table-cell office:value-type="float" office:value="2.1769501761449419" table:style-name="ce135">
            <text:p>2,2<text:s text:c="5"/></text:p>
          </table:table-cell>
          <table:table-cell office:value-type="float" office:value="-133" table:style-name="ce120">
            <text:p><text:s/>- 133</text:p>
          </table:table-cell>
          <table:table-cell office:value-type="float" office:value="-1.8477354820783549" table:style-name="ce121">
            <text:p>-1,8<text:s text:c="3"/></text:p>
          </table:table-cell>
          <table:table-cell office:value-type="float" office:value="1658" table:style-name="ce120">
            <text:p>+1 658</text:p>
          </table:table-cell>
          <table:table-cell office:value-type="float" office:value="30.663954133530609" table:style-name="ce121">
            <text:p>+30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3758" table:style-name="ce116">
            <text:p>23 758</text:p>
          </table:table-cell>
          <table:table-cell office:value-type="float" office:value="6.8899515980755233" table:style-name="ce133">
            <text:p>6,9<text:s text:c="5"/></text:p>
          </table:table-cell>
          <table:table-cell office:value-type="float" office:value="26961" table:style-name="ce134">
            <text:p>26 961</text:p>
          </table:table-cell>
          <table:table-cell office:value-type="float" office:value="7.6434800358345711" table:style-name="ce135">
            <text:p>7,6<text:s text:c="5"/></text:p>
          </table:table-cell>
          <table:table-cell office:value-type="float" office:value="22217" table:style-name="ce134">
            <text:p>22 217</text:p>
          </table:table-cell>
          <table:table-cell office:value-type="float" office:value="8.9449421238047311" table:style-name="ce135">
            <text:p>8,9<text:s text:c="5"/></text:p>
          </table:table-cell>
          <table:table-cell office:value-type="float" office:value="-3203" table:style-name="ce120">
            <text:p><text:s/>-3 203</text:p>
          </table:table-cell>
          <table:table-cell office:value-type="float" office:value="-11.880123140833057" table:style-name="ce121">
            <text:p>-11,9<text:s text:c="3"/></text:p>
          </table:table-cell>
          <table:table-cell office:value-type="float" office:value="1541" table:style-name="ce120">
            <text:p>+1 541</text:p>
          </table:table-cell>
          <table:table-cell office:value-type="float" office:value="6.9361299905477791" table:style-name="ce121">
            <text:p>+6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Outras atividades de serviços</text:p>
          </table:table-cell>
          <table:table-cell office:value-type="float" office:value="23806" table:style-name="ce116">
            <text:p>23 806</text:p>
          </table:table-cell>
          <table:table-cell office:value-type="float" office:value="6.9038718639526016" table:style-name="ce133">
            <text:p>6,9<text:s text:c="5"/></text:p>
          </table:table-cell>
          <table:table-cell office:value-type="float" office:value="24003" table:style-name="ce134">
            <text:p>24 003</text:p>
          </table:table-cell>
          <table:table-cell office:value-type="float" office:value="6.8048830273408702" table:style-name="ce135">
            <text:p>6,8<text:s text:c="5"/></text:p>
          </table:table-cell>
          <table:table-cell office:value-type="float" office:value="17446" table:style-name="ce134">
            <text:p>17 446</text:p>
          </table:table-cell>
          <table:table-cell office:value-type="float" office:value="7.0240563663814797" table:style-name="ce135">
            <text:p>7,0<text:s text:c="5"/></text:p>
          </table:table-cell>
          <table:table-cell office:value-type="float" office:value="-197" table:style-name="ce120">
            <text:p><text:s/>- 197</text:p>
          </table:table-cell>
          <table:table-cell office:value-type="float" office:value="-0.82073074199058449" table:style-name="ce121">
            <text:p>-0,8<text:s text:c="3"/></text:p>
          </table:table-cell>
          <table:table-cell office:value-type="float" office:value="6360" table:style-name="ce120">
            <text:p>+6 360</text:p>
          </table:table-cell>
          <table:table-cell office:value-type="float" office:value="36.455347930757767" table:style-name="ce121">
            <text:p>+36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Sem classificação</text:p>
          </table:table-cell>
          <table:table-cell office:value-type="float" office:value="9643" table:style-name="ce116">
            <text:p>9 643</text:p>
          </table:table-cell>
          <table:table-cell office:value-type="float" office:value="2.7965234135971997" table:style-name="ce133">
            <text:p>2,8<text:s text:c="5"/></text:p>
          </table:table-cell>
          <table:table-cell office:value-type="float" office:value="9358" table:style-name="ce134">
            <text:p>9 358</text:p>
          </table:table-cell>
          <table:table-cell office:value-type="float" office:value="2.6530056813671572" table:style-name="ce135">
            <text:p>2,7<text:s text:c="5"/></text:p>
          </table:table-cell>
          <table:table-cell office:value-type="float" office:value="2950" table:style-name="ce134">
            <text:p>2 950</text:p>
          </table:table-cell>
          <table:table-cell office:value-type="float" office:value="1.1877201811776548" table:style-name="ce135">
            <text:p>1,2<text:s text:c="5"/></text:p>
          </table:table-cell>
          <table:table-cell office:value-type="float" office:value="285" table:style-name="ce120">
            <text:p>+ 285</text:p>
          </table:table-cell>
          <table:table-cell office:value-type="float" office:value="3.045522547552896" table:style-name="ce121">
            <text:p>+3,0<text:s text:c="3"/></text:p>
          </table:table-cell>
          <table:table-cell office:value-type="float" office:value="6693" table:style-name="ce120">
            <text:p>+6 693</text:p>
          </table:table-cell>
          <table:table-cell office:value-type="float" office:value="226.88135593220338" table:style-name="ce121">
            <text:p>+226,9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58"/>
        <table:table-column table:style-name="co16" table:default-cell-style-name="ce58"/>
        <table:table-column table:style-name="co7" table:default-cell-style-name="ce1"/>
        <table:table-column table:style-name="co16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27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463in" svg:y="0.24887in" svg:width="1.98877in" svg:height="0.52682in">
                <draw:text-box>
                  <text:p text:style-name="a64" text:class-names="" text:cond-style-name=""><text:span text:style-name="a62" text:class-names="">OUTUBRO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22">
          <table:table-cell/>
          <table:table-cell office:value-type="string" table:style-name="ce225">
            <text:p>PORTUGAL</text:p>
          </table:table-cell>
          <table:table-cell office:value-type="float" office:value="15294" table:style-name="ce232">
            <text:p>15 294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14398" table:style-name="ce236">
            <text:p>14 398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7896" table:style-name="ce236">
            <text:p>17 896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896" table:style-name="ce113">
            <text:p>+ 896</text:p>
          </table:table-cell>
          <table:table-cell office:value-type="float" office:value="6.223086539797194" table:style-name="ce114">
            <text:p>+6,2<text:s text:c="3"/></text:p>
          </table:table-cell>
          <table:table-cell office:value-type="float" office:value="-2602" table:style-name="ce113">
            <text:p><text:s/>-2 602</text:p>
          </table:table-cell>
          <table:table-cell office:value-type="float" office:value="-14.53956191327671" table:style-name="ce114">
            <text:p>-14,5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15043" table:style-name="ce232">
            <text:p>15 043</text:p>
          </table:table-cell>
          <table:table-cell office:value-type="float" office:value="98.358833529488692" table:style-name="ce214">
            <text:p>98,4<text:s text:c="5"/></text:p>
          </table:table-cell>
          <table:table-cell office:value-type="float" office:value="14163" table:style-name="ce236">
            <text:p>14 163</text:p>
          </table:table-cell>
          <table:table-cell office:value-type="float" office:value="98.36782886512016" table:style-name="ce215">
            <text:p>98,4<text:s text:c="5"/></text:p>
          </table:table-cell>
          <table:table-cell office:value-type="float" office:value="17514" table:style-name="ce236">
            <text:p>17 514</text:p>
          </table:table-cell>
          <table:table-cell office:value-type="float" office:value="97.865444792132323" table:style-name="ce216">
            <text:p>97,9<text:s text:c="5"/></text:p>
          </table:table-cell>
          <table:table-cell office:value-type="float" office:value="880" table:style-name="ce113">
            <text:p>+ 880</text:p>
          </table:table-cell>
          <table:table-cell office:value-type="float" office:value="6.2133728729788889" table:style-name="ce114">
            <text:p>+6,2<text:s text:c="3"/></text:p>
          </table:table-cell>
          <table:table-cell office:value-type="float" office:value="-2471" table:style-name="ce113">
            <text:p><text:s/>-2 471</text:p>
          </table:table-cell>
          <table:table-cell office:value-type="float" office:value="-14.108713029576339" table:style-name="ce114">
            <text:p>-14,1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3372" table:style-name="ce233">
            <text:p>3 372</text:p>
          </table:table-cell>
          <table:table-cell office:value-type="float" office:value="22.04786190663005" table:style-name="ce217">
            <text:p>22,0<text:s text:c="5"/></text:p>
          </table:table-cell>
          <table:table-cell office:value-type="float" office:value="3092" table:style-name="ce237">
            <text:p>3 092</text:p>
          </table:table-cell>
          <table:table-cell office:value-type="float" office:value="21.475204889567994" table:style-name="ce218">
            <text:p>21,5<text:s text:c="5"/></text:p>
          </table:table-cell>
          <table:table-cell office:value-type="float" office:value="3356" table:style-name="ce237">
            <text:p>3 356</text:p>
          </table:table-cell>
          <table:table-cell office:value-type="float" office:value="18.752793920429145" table:style-name="ce219">
            <text:p>18,8<text:s text:c="5"/></text:p>
          </table:table-cell>
          <table:table-cell office:value-type="float" office:value="280" table:style-name="ce120">
            <text:p>+ 280</text:p>
          </table:table-cell>
          <table:table-cell office:value-type="float" office:value="9.0556274256144889" table:style-name="ce121">
            <text:p>+9,1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0.47675804529201427" table:style-name="ce121">
            <text:p>+0,5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4238" table:style-name="ce233">
            <text:p>4 238</text:p>
          </table:table-cell>
          <table:table-cell office:value-type="float" office:value="27.710213155485814" table:style-name="ce217">
            <text:p>27,7<text:s text:c="5"/></text:p>
          </table:table-cell>
          <table:table-cell office:value-type="float" office:value="4254" table:style-name="ce237">
            <text:p>4 254</text:p>
          </table:table-cell>
          <table:table-cell office:value-type="float" office:value="29.54577024586748" table:style-name="ce218">
            <text:p>29,5<text:s text:c="5"/></text:p>
          </table:table-cell>
          <table:table-cell office:value-type="float" office:value="4611" table:style-name="ce237">
            <text:p>4 611</text:p>
          </table:table-cell>
          <table:table-cell office:value-type="float" office:value="25.765534197586053" table:style-name="ce219">
            <text:p>25,8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0.37611659614480486" table:style-name="ce121">
            <text:p>-0,4<text:s text:c="3"/></text:p>
          </table:table-cell>
          <table:table-cell office:value-type="float" office:value="-373" table:style-name="ce120">
            <text:p><text:s/>- 373</text:p>
          </table:table-cell>
          <table:table-cell office:value-type="float" office:value="-8.0893515506397744" table:style-name="ce121">
            <text:p>-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5243" table:style-name="ce233">
            <text:p>5 243</text:p>
          </table:table-cell>
          <table:table-cell office:value-type="float" office:value="34.28141754936577" table:style-name="ce217">
            <text:p>34,3<text:s text:c="5"/></text:p>
          </table:table-cell>
          <table:table-cell office:value-type="float" office:value="4494" table:style-name="ce237">
            <text:p>4 494</text:p>
          </table:table-cell>
          <table:table-cell office:value-type="float" office:value="31.212668426170303" table:style-name="ce218">
            <text:p>31,2<text:s text:c="5"/></text:p>
          </table:table-cell>
          <table:table-cell office:value-type="float" office:value="6754" table:style-name="ce237">
            <text:p>6 754</text:p>
          </table:table-cell>
          <table:table-cell office:value-type="float" office:value="37.740277156906572" table:style-name="ce219">
            <text:p>37,7<text:s text:c="5"/></text:p>
          </table:table-cell>
          <table:table-cell office:value-type="float" office:value="749" table:style-name="ce120">
            <text:p>+ 749</text:p>
          </table:table-cell>
          <table:table-cell office:value-type="float" office:value="16.666666666666664" table:style-name="ce121">
            <text:p>+16,7<text:s text:c="3"/></text:p>
          </table:table-cell>
          <table:table-cell office:value-type="float" office:value="-1511" table:style-name="ce120">
            <text:p><text:s/>-1 511</text:p>
          </table:table-cell>
          <table:table-cell office:value-type="float" office:value="-22.37192774652058" table:style-name="ce121">
            <text:p>-2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1931" table:style-name="ce233">
            <text:p>1 931</text:p>
          </table:table-cell>
          <table:table-cell office:value-type="float" office:value="12.625866352818099" table:style-name="ce217">
            <text:p>12,6<text:s text:c="5"/></text:p>
          </table:table-cell>
          <table:table-cell office:value-type="float" office:value="2055" table:style-name="ce237">
            <text:p>2 055</text:p>
          </table:table-cell>
          <table:table-cell office:value-type="float" office:value="14.272815668842895" table:style-name="ce218">
            <text:p>14,3<text:s text:c="5"/></text:p>
          </table:table-cell>
          <table:table-cell office:value-type="float" office:value="2400" table:style-name="ce237">
            <text:p>2 400</text:p>
          </table:table-cell>
          <table:table-cell office:value-type="float" office:value="13.410818059901656" table:style-name="ce219">
            <text:p>13,4<text:s text:c="5"/></text:p>
          </table:table-cell>
          <table:table-cell office:value-type="float" office:value="-124" table:style-name="ce120">
            <text:p><text:s/>- 124</text:p>
          </table:table-cell>
          <table:table-cell office:value-type="float" office:value="-6.0340632603406323" table:style-name="ce121">
            <text:p>-6,0<text:s text:c="3"/></text:p>
          </table:table-cell>
          <table:table-cell office:value-type="float" office:value="-469" table:style-name="ce120">
            <text:p><text:s/>- 469</text:p>
          </table:table-cell>
          <table:table-cell office:value-type="float" office:value="-19.541666666666664" table:style-name="ce121">
            <text:p>-19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259" table:style-name="ce233">
            <text:p><text:s/>259</text:p>
          </table:table-cell>
          <table:table-cell office:value-type="float" office:value="1.6934745651889631" table:style-name="ce217">
            <text:p>1,7<text:s text:c="5"/></text:p>
          </table:table-cell>
          <table:table-cell office:value-type="float" office:value="268" table:style-name="ce237">
            <text:p><text:s/>268</text:p>
          </table:table-cell>
          <table:table-cell office:value-type="float" office:value="1.8613696346714823" table:style-name="ce218">
            <text:p>1,9<text:s text:c="5"/></text:p>
          </table:table-cell>
          <table:table-cell office:value-type="float" office:value="393" table:style-name="ce237">
            <text:p><text:s/>393</text:p>
          </table:table-cell>
          <table:table-cell office:value-type="float" office:value="2.1960214573088956" table:style-name="ce219">
            <text:p>2,2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3.3582089552238807" table:style-name="ce121">
            <text:p>-3,4<text:s text:c="3"/></text:p>
          </table:table-cell>
          <table:table-cell office:value-type="float" office:value="-134" table:style-name="ce120">
            <text:p><text:s/>- 134</text:p>
          </table:table-cell>
          <table:table-cell office:value-type="float" office:value="-34.096692111959285" table:style-name="ce121">
            <text:p>-34,1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39">
            <text:p>REG.AUTÓNOMAS</text:p>
          </table:table-cell>
          <table:table-cell office:value-type="float" office:value="251" table:style-name="ce232">
            <text:p><text:s/>251</text:p>
          </table:table-cell>
          <table:table-cell office:value-type="float" office:value="1.6411664705113116" table:style-name="ce214">
            <text:p>1,6<text:s text:c="5"/></text:p>
          </table:table-cell>
          <table:table-cell office:value-type="float" office:value="235" table:style-name="ce236">
            <text:p><text:s/>235</text:p>
          </table:table-cell>
          <table:table-cell office:value-type="float" office:value="1.6321711348798444" table:style-name="ce215">
            <text:p>1,6<text:s text:c="5"/></text:p>
          </table:table-cell>
          <table:table-cell office:value-type="float" office:value="382" table:style-name="ce236">
            <text:p><text:s/>382</text:p>
          </table:table-cell>
          <table:table-cell office:value-type="float" office:value="2.1345552078676797" table:style-name="ce216">
            <text:p>2,1<text:s text:c="5"/></text:p>
          </table:table-cell>
          <table:table-cell office:value-type="float" office:value="16" table:style-name="ce113">
            <text:p>+ 16</text:p>
          </table:table-cell>
          <table:table-cell office:value-type="float" office:value="6.8085106382978724" table:style-name="ce114">
            <text:p>+6,8<text:s text:c="3"/></text:p>
          </table:table-cell>
          <table:table-cell office:value-type="float" office:value="-131" table:style-name="ce113">
            <text:p><text:s/>- 131</text:p>
          </table:table-cell>
          <table:table-cell office:value-type="float" office:value="-34.293193717277489" table:style-name="ce114">
            <text:p>-34,3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5" table:style-name="ce233">
            <text:p><text:s/>15</text:p>
          </table:table-cell>
          <table:table-cell office:value-type="float" office:value="9.8077677520596304E-2" table:style-name="ce217">
            <text:p>0,1<text:s text:c="5"/></text:p>
          </table:table-cell>
          <table:table-cell office:value-type="float" office:value="20" table:style-name="ce237">
            <text:p><text:s/>20</text:p>
          </table:table-cell>
          <table:table-cell office:value-type="float" office:value="0.13890818169190164" table:style-name="ce218">
            <text:p>0,1<text:s text:c="5"/></text:p>
          </table:table-cell>
          <table:table-cell office:value-type="float" office:value="21" table:style-name="ce237">
            <text:p><text:s/>21</text:p>
          </table:table-cell>
          <table:table-cell office:value-type="float" office:value="0.11734465802413947" table:style-name="ce219">
            <text:p>0,1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25" table:style-name="ce121">
            <text:p>-25,0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28.571428571428569" table:style-name="ce121">
            <text:p>-28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236" table:style-name="ce233">
            <text:p><text:s/>236</text:p>
          </table:table-cell>
          <table:table-cell office:value-type="float" office:value="1.5430887929907153" table:style-name="ce217">
            <text:p>1,5<text:s text:c="5"/></text:p>
          </table:table-cell>
          <table:table-cell office:value-type="float" office:value="215" table:style-name="ce237">
            <text:p><text:s/>215</text:p>
          </table:table-cell>
          <table:table-cell office:value-type="float" office:value="1.4932629531879427" table:style-name="ce218">
            <text:p>1,5<text:s text:c="5"/></text:p>
          </table:table-cell>
          <table:table-cell office:value-type="float" office:value="361" table:style-name="ce237">
            <text:p><text:s/>361</text:p>
          </table:table-cell>
          <table:table-cell office:value-type="float" office:value="2.0172105498435404" table:style-name="ce219">
            <text:p>2,0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9.7674418604651159" table:style-name="ce121">
            <text:p>+9,8<text:s text:c="3"/></text:p>
          </table:table-cell>
          <table:table-cell office:value-type="float" office:value="-125" table:style-name="ce120">
            <text:p><text:s/>- 125</text:p>
          </table:table-cell>
          <table:table-cell office:value-type="float" office:value="-34.626038781163437" table:style-name="ce121">
            <text:p>-34,6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59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5">
            <text:p>PORTUGAL</text:p>
          </table:table-cell>
          <table:table-cell office:value-type="float" office:value="55246" table:style-name="ce232">
            <text:p>55 246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54769" table:style-name="ce236">
            <text:p>54 769</text:p>
          </table:table-cell>
          <table:table-cell office:value-type="float" office:value="99.999999999999986" table:style-name="ce215">
            <text:p>100,0<text:s text:c="5"/></text:p>
          </table:table-cell>
          <table:table-cell office:value-type="float" office:value="52583" table:style-name="ce236">
            <text:p>52 583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477" table:style-name="ce113">
            <text:p>+ 477</text:p>
          </table:table-cell>
          <table:table-cell office:value-type="float" office:value="0.87093063594369069" table:style-name="ce114">
            <text:p>+0,9<text:s text:c="3"/></text:p>
          </table:table-cell>
          <table:table-cell office:value-type="float" office:value="2663" table:style-name="ce113">
            <text:p>+2 663</text:p>
          </table:table-cell>
          <table:table-cell office:value-type="float" office:value="5.064374417587433" table:style-name="ce114">
            <text:p>+5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52628" table:style-name="ce232">
            <text:p>52 628</text:p>
          </table:table-cell>
          <table:table-cell office:value-type="float" office:value="95.26119538066105" table:style-name="ce214">
            <text:p>95,3<text:s text:c="5"/></text:p>
          </table:table-cell>
          <table:table-cell office:value-type="float" office:value="52001" table:style-name="ce236">
            <text:p>52 001</text:p>
          </table:table-cell>
          <table:table-cell office:value-type="float" office:value="94.946046120980839" table:style-name="ce215">
            <text:p>94,9<text:s text:c="5"/></text:p>
          </table:table-cell>
          <table:table-cell office:value-type="float" office:value="49684" table:style-name="ce236">
            <text:p>49 684</text:p>
          </table:table-cell>
          <table:table-cell office:value-type="float" office:value="94.486811326854692" table:style-name="ce216">
            <text:p>94,5<text:s text:c="5"/></text:p>
          </table:table-cell>
          <table:table-cell office:value-type="float" office:value="627" table:style-name="ce113">
            <text:p>+ 627</text:p>
          </table:table-cell>
          <table:table-cell office:value-type="float" office:value="1.2057460433453202" table:style-name="ce114">
            <text:p>+1,2<text:s text:c="3"/></text:p>
          </table:table-cell>
          <table:table-cell office:value-type="float" office:value="2944" table:style-name="ce113">
            <text:p>+2 944</text:p>
          </table:table-cell>
          <table:table-cell office:value-type="float" office:value="5.9254488366476128" table:style-name="ce114">
            <text:p>+5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7714" table:style-name="ce233">
            <text:p>17 714</text:p>
          </table:table-cell>
          <table:table-cell office:value-type="float" office:value="32.063859826955799" table:style-name="ce217">
            <text:p>32,1<text:s text:c="5"/></text:p>
          </table:table-cell>
          <table:table-cell office:value-type="float" office:value="19318" table:style-name="ce237">
            <text:p>19 318</text:p>
          </table:table-cell>
          <table:table-cell office:value-type="float" office:value="35.271777830524563" table:style-name="ce218">
            <text:p>35,3<text:s text:c="5"/></text:p>
          </table:table-cell>
          <table:table-cell office:value-type="float" office:value="18672" table:style-name="ce237">
            <text:p>18 672</text:p>
          </table:table-cell>
          <table:table-cell office:value-type="float" office:value="35.50957533803701" table:style-name="ce219">
            <text:p>35,5<text:s text:c="5"/></text:p>
          </table:table-cell>
          <table:table-cell office:value-type="float" office:value="-1604" table:style-name="ce120">
            <text:p><text:s/>-1 604</text:p>
          </table:table-cell>
          <table:table-cell office:value-type="float" office:value="-8.3031369707008995" table:style-name="ce121">
            <text:p>-8,3<text:s text:c="3"/></text:p>
          </table:table-cell>
          <table:table-cell office:value-type="float" office:value="-958" table:style-name="ce120">
            <text:p><text:s/>- 958</text:p>
          </table:table-cell>
          <table:table-cell office:value-type="float" office:value="-5.1306769494430169" table:style-name="ce121">
            <text:p>-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7354" table:style-name="ce233">
            <text:p>7 354</text:p>
          </table:table-cell>
          <table:table-cell office:value-type="float" office:value="13.311370958983456" table:style-name="ce217">
            <text:p>13,3<text:s text:c="5"/></text:p>
          </table:table-cell>
          <table:table-cell office:value-type="float" office:value="8200" table:style-name="ce237">
            <text:p>8 200</text:p>
          </table:table-cell>
          <table:table-cell office:value-type="float" office:value="14.971973196516277" table:style-name="ce218">
            <text:p>15,0<text:s text:c="5"/></text:p>
          </table:table-cell>
          <table:table-cell office:value-type="float" office:value="7681" table:style-name="ce237">
            <text:p>7 681</text:p>
          </table:table-cell>
          <table:table-cell office:value-type="float" office:value="14.607382614152865" table:style-name="ce219">
            <text:p>14,6<text:s text:c="5"/></text:p>
          </table:table-cell>
          <table:table-cell office:value-type="float" office:value="-846" table:style-name="ce120">
            <text:p><text:s/>- 846</text:p>
          </table:table-cell>
          <table:table-cell office:value-type="float" office:value="-10.317073170731707" table:style-name="ce121">
            <text:p>-10,3<text:s text:c="3"/></text:p>
          </table:table-cell>
          <table:table-cell office:value-type="float" office:value="-327" table:style-name="ce120">
            <text:p><text:s/>- 327</text:p>
          </table:table-cell>
          <table:table-cell office:value-type="float" office:value="-4.2572581695091785" table:style-name="ce121">
            <text:p>-4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8965" table:style-name="ce233">
            <text:p>18 965</text:p>
          </table:table-cell>
          <table:table-cell office:value-type="float" office:value="34.3282771603374" table:style-name="ce217">
            <text:p>34,3<text:s text:c="5"/></text:p>
          </table:table-cell>
          <table:table-cell office:value-type="float" office:value="18000" table:style-name="ce237">
            <text:p>18 000</text:p>
          </table:table-cell>
          <table:table-cell office:value-type="float" office:value="32.865307016743053" table:style-name="ce218">
            <text:p>32,9<text:s text:c="5"/></text:p>
          </table:table-cell>
          <table:table-cell office:value-type="float" office:value="16330" table:style-name="ce237">
            <text:p>16 330</text:p>
          </table:table-cell>
          <table:table-cell office:value-type="float" office:value="31.055664378221099" table:style-name="ce219">
            <text:p>31,1<text:s text:c="5"/></text:p>
          </table:table-cell>
          <table:table-cell office:value-type="float" office:value="965" table:style-name="ce120">
            <text:p>+ 965</text:p>
          </table:table-cell>
          <table:table-cell office:value-type="float" office:value="5.3611111111111107" table:style-name="ce121">
            <text:p>+5,4<text:s text:c="3"/></text:p>
          </table:table-cell>
          <table:table-cell office:value-type="float" office:value="2635" table:style-name="ce120">
            <text:p>+2 635</text:p>
          </table:table-cell>
          <table:table-cell office:value-type="float" office:value="16.135946111451315" table:style-name="ce121">
            <text:p>+1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2935" table:style-name="ce233">
            <text:p>2 935</text:p>
          </table:table-cell>
          <table:table-cell office:value-type="float" office:value="5.3126018173261409" table:style-name="ce217">
            <text:p>5,3<text:s text:c="5"/></text:p>
          </table:table-cell>
          <table:table-cell office:value-type="float" office:value="2796" table:style-name="ce237">
            <text:p>2 796</text:p>
          </table:table-cell>
          <table:table-cell office:value-type="float" office:value="5.1050776899340864" table:style-name="ce218">
            <text:p>5,1<text:s text:c="5"/></text:p>
          </table:table-cell>
          <table:table-cell office:value-type="float" office:value="3066" table:style-name="ce237">
            <text:p>3 066</text:p>
          </table:table-cell>
          <table:table-cell office:value-type="float" office:value="5.8307818116121179" table:style-name="ce219">
            <text:p>5,8<text:s text:c="5"/></text:p>
          </table:table-cell>
          <table:table-cell office:value-type="float" office:value="139" table:style-name="ce120">
            <text:p>+ 139</text:p>
          </table:table-cell>
          <table:table-cell office:value-type="float" office:value="4.9713876967095851" table:style-name="ce121">
            <text:p>+5,0<text:s text:c="3"/></text:p>
          </table:table-cell>
          <table:table-cell office:value-type="float" office:value="-131" table:style-name="ce120">
            <text:p><text:s/>- 131</text:p>
          </table:table-cell>
          <table:table-cell office:value-type="float" office:value="-4.2726679712981079" table:style-name="ce121">
            <text:p>-4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5660" table:style-name="ce233">
            <text:p>5 660</text:p>
          </table:table-cell>
          <table:table-cell office:value-type="float" office:value="10.245085617058249" table:style-name="ce217">
            <text:p>10,2<text:s text:c="5"/></text:p>
          </table:table-cell>
          <table:table-cell office:value-type="float" office:value="3687" table:style-name="ce237">
            <text:p>3 687</text:p>
          </table:table-cell>
          <table:table-cell office:value-type="float" office:value="6.7319103872628681" table:style-name="ce218">
            <text:p>6,7<text:s text:c="5"/></text:p>
          </table:table-cell>
          <table:table-cell office:value-type="float" office:value="3935" table:style-name="ce237">
            <text:p>3 935</text:p>
          </table:table-cell>
          <table:table-cell office:value-type="float" office:value="7.4834071848315986" table:style-name="ce219">
            <text:p>7,5<text:s text:c="5"/></text:p>
          </table:table-cell>
          <table:table-cell office:value-type="float" office:value="1973" table:style-name="ce120">
            <text:p>+1 973</text:p>
          </table:table-cell>
          <table:table-cell office:value-type="float" office:value="53.51234065636018" table:style-name="ce121">
            <text:p>+53,5<text:s text:c="3"/></text:p>
          </table:table-cell>
          <table:table-cell office:value-type="float" office:value="1725" table:style-name="ce120">
            <text:p>+1 725</text:p>
          </table:table-cell>
          <table:table-cell office:value-type="float" office:value="43.837357052096571" table:style-name="ce121">
            <text:p>+43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2618" table:style-name="ce232">
            <text:p>2 618</text:p>
          </table:table-cell>
          <table:table-cell office:value-type="float" office:value="4.7388046193389561" table:style-name="ce214">
            <text:p>4,7<text:s text:c="5"/></text:p>
          </table:table-cell>
          <table:table-cell office:value-type="float" office:value="2768" table:style-name="ce236">
            <text:p>2 768</text:p>
          </table:table-cell>
          <table:table-cell office:value-type="float" office:value="5.0539538790191534" table:style-name="ce215">
            <text:p>5,1<text:s text:c="5"/></text:p>
          </table:table-cell>
          <table:table-cell office:value-type="float" office:value="2899" table:style-name="ce236">
            <text:p>2 899</text:p>
          </table:table-cell>
          <table:table-cell office:value-type="float" office:value="5.5131886731453132" table:style-name="ce216">
            <text:p>5,5<text:s text:c="5"/></text:p>
          </table:table-cell>
          <table:table-cell office:value-type="float" office:value="-150" table:style-name="ce113">
            <text:p><text:s/>- 150</text:p>
          </table:table-cell>
          <table:table-cell office:value-type="float" office:value="-5.4190751445086702" table:style-name="ce114">
            <text:p>-5,4<text:s text:c="3"/></text:p>
          </table:table-cell>
          <table:table-cell office:value-type="float" office:value="-281" table:style-name="ce113">
            <text:p><text:s/>- 281</text:p>
          </table:table-cell>
          <table:table-cell office:value-type="float" office:value="-9.6929975853742683" table:style-name="ce114">
            <text:p>-9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156" table:style-name="ce233">
            <text:p>1 156</text:p>
          </table:table-cell>
          <table:table-cell office:value-type="float" office:value="2.0924591825652534" table:style-name="ce217">
            <text:p>2,1<text:s text:c="5"/></text:p>
          </table:table-cell>
          <table:table-cell office:value-type="float" office:value="1189" table:style-name="ce237">
            <text:p>1 189</text:p>
          </table:table-cell>
          <table:table-cell office:value-type="float" office:value="2.1709361134948599" table:style-name="ce218">
            <text:p>2,2<text:s text:c="5"/></text:p>
          </table:table-cell>
          <table:table-cell office:value-type="float" office:value="1420" table:style-name="ce237">
            <text:p>1 420</text:p>
          </table:table-cell>
          <table:table-cell office:value-type="float" office:value="2.7004925546279215" table:style-name="ce219">
            <text:p>2,7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2.7754415475189238" table:style-name="ce121">
            <text:p>-2,8<text:s text:c="3"/></text:p>
          </table:table-cell>
          <table:table-cell office:value-type="float" office:value="-264" table:style-name="ce120">
            <text:p><text:s/>- 264</text:p>
          </table:table-cell>
          <table:table-cell office:value-type="float" office:value="-18.591549295774648" table:style-name="ce121">
            <text:p>-1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1462" table:style-name="ce233">
            <text:p>1 462</text:p>
          </table:table-cell>
          <table:table-cell office:value-type="float" office:value="2.6463454367737027" table:style-name="ce217">
            <text:p>2,6<text:s text:c="5"/></text:p>
          </table:table-cell>
          <table:table-cell office:value-type="float" office:value="1579" table:style-name="ce237">
            <text:p>1 579</text:p>
          </table:table-cell>
          <table:table-cell office:value-type="float" office:value="2.8830177655242926" table:style-name="ce218">
            <text:p>2,9<text:s text:c="5"/></text:p>
          </table:table-cell>
          <table:table-cell office:value-type="float" office:value="1479" table:style-name="ce237">
            <text:p>1 479</text:p>
          </table:table-cell>
          <table:table-cell office:value-type="float" office:value="2.8126961185173918" table:style-name="ce219">
            <text:p>2,8<text:s text:c="5"/></text:p>
          </table:table-cell>
          <table:table-cell office:value-type="float" office:value="-117" table:style-name="ce120">
            <text:p><text:s/>- 117</text:p>
          </table:table-cell>
          <table:table-cell office:value-type="float" office:value="-7.4097530082330598" table:style-name="ce121">
            <text:p>-7,4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.1494252873563218" table:style-name="ce121">
            <text:p>-1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5" table:default-cell-style-name="ce58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9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OUTUBRO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<text:s/>Quadro 8 - OFERTAS DE EMPREGO RECEBIDAS, <text:s text:c="2"/>POR <text:s/>REGIÕES<text:s text:c="3"/></text:p>
          </table:table-cell>
          <table:table-cell table:number-columns-repeated="10" table:style-name="ce159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8">
            <text:p>OUTUBR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5">
            <text:p>PORTUGAL</text:p>
          </table:table-cell>
          <table:table-cell office:value-type="float" office:value="11456" table:style-name="ce232">
            <text:p>11 456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11806" table:style-name="ce236">
            <text:p>11 806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1013" table:style-name="ce236">
            <text:p>11 013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350" table:style-name="ce113">
            <text:p><text:s/>- 350</text:p>
          </table:table-cell>
          <table:table-cell office:value-type="float" office:value="-2.9645942740979163" table:style-name="ce114">
            <text:p>-3,0<text:s text:c="3"/></text:p>
          </table:table-cell>
          <table:table-cell office:value-type="float" office:value="443" table:style-name="ce113">
            <text:p>+ 443</text:p>
          </table:table-cell>
          <table:table-cell office:value-type="float" office:value="4.0225188413692905" table:style-name="ce114">
            <text:p>+4,0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39">
            <text:p>CONTINENTE</text:p>
          </table:table-cell>
          <table:table-cell office:value-type="float" office:value="11158" table:style-name="ce232">
            <text:p>11 158</text:p>
          </table:table-cell>
          <table:table-cell office:value-type="float" office:value="97.398743016759781" table:style-name="ce214">
            <text:p>97,4<text:s text:c="5"/></text:p>
          </table:table-cell>
          <table:table-cell office:value-type="float" office:value="11472" table:style-name="ce236">
            <text:p>11 472</text:p>
          </table:table-cell>
          <table:table-cell office:value-type="float" office:value="97.170930035575125" table:style-name="ce215">
            <text:p>97,2<text:s text:c="5"/></text:p>
          </table:table-cell>
          <table:table-cell office:value-type="float" office:value="10602" table:style-name="ce236">
            <text:p>10 602</text:p>
          </table:table-cell>
          <table:table-cell office:value-type="float" office:value="96.268046853718332" table:style-name="ce216">
            <text:p>96,3<text:s text:c="5"/></text:p>
          </table:table-cell>
          <table:table-cell office:value-type="float" office:value="-314" table:style-name="ce113">
            <text:p><text:s/>- 314</text:p>
          </table:table-cell>
          <table:table-cell office:value-type="float" office:value="-2.7370990237099022" table:style-name="ce114">
            <text:p>-2,7<text:s text:c="3"/></text:p>
          </table:table-cell>
          <table:table-cell office:value-type="float" office:value="556" table:style-name="ce113">
            <text:p>+ 556</text:p>
          </table:table-cell>
          <table:table-cell office:value-type="float" office:value="5.2442935295227322" table:style-name="ce114">
            <text:p>+5,2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3813" table:style-name="ce233">
            <text:p>3 813</text:p>
          </table:table-cell>
          <table:table-cell office:value-type="float" office:value="33.283868715083798" table:style-name="ce217">
            <text:p>33,3<text:s text:c="5"/></text:p>
          </table:table-cell>
          <table:table-cell office:value-type="float" office:value="4285" table:style-name="ce237">
            <text:p>4 285</text:p>
          </table:table-cell>
          <table:table-cell office:value-type="float" office:value="36.295104184313061" table:style-name="ce218">
            <text:p>36,3<text:s text:c="5"/></text:p>
          </table:table-cell>
          <table:table-cell office:value-type="float" office:value="3586" table:style-name="ce237">
            <text:p>3 586</text:p>
          </table:table-cell>
          <table:table-cell office:value-type="float" office:value="32.561518205756833" table:style-name="ce219">
            <text:p>32,6<text:s text:c="5"/></text:p>
          </table:table-cell>
          <table:table-cell office:value-type="float" office:value="-472" table:style-name="ce120">
            <text:p><text:s/>- 472</text:p>
          </table:table-cell>
          <table:table-cell office:value-type="float" office:value="-11.015169194865811" table:style-name="ce121">
            <text:p>-11,0<text:s text:c="3"/></text:p>
          </table:table-cell>
          <table:table-cell office:value-type="float" office:value="227" table:style-name="ce120">
            <text:p>+ 227</text:p>
          </table:table-cell>
          <table:table-cell office:value-type="float" office:value="6.3301728945900724" table:style-name="ce121">
            <text:p>+6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3096" table:style-name="ce233">
            <text:p>3 096</text:p>
          </table:table-cell>
          <table:table-cell office:value-type="float" office:value="27.02513966480447" table:style-name="ce217">
            <text:p>27,0<text:s text:c="5"/></text:p>
          </table:table-cell>
          <table:table-cell office:value-type="float" office:value="3472" table:style-name="ce237">
            <text:p>3 472</text:p>
          </table:table-cell>
          <table:table-cell office:value-type="float" office:value="29.40877519905133" table:style-name="ce218">
            <text:p>29,4<text:s text:c="5"/></text:p>
          </table:table-cell>
          <table:table-cell office:value-type="float" office:value="2687" table:style-name="ce237">
            <text:p>2 687</text:p>
          </table:table-cell>
          <table:table-cell office:value-type="float" office:value="24.398438209388903" table:style-name="ce219">
            <text:p>24,4<text:s text:c="5"/></text:p>
          </table:table-cell>
          <table:table-cell office:value-type="float" office:value="-376" table:style-name="ce120">
            <text:p><text:s/>- 376</text:p>
          </table:table-cell>
          <table:table-cell office:value-type="float" office:value="-10.829493087557603" table:style-name="ce121">
            <text:p>-10,8<text:s text:c="3"/></text:p>
          </table:table-cell>
          <table:table-cell office:value-type="float" office:value="409" table:style-name="ce120">
            <text:p>+ 409</text:p>
          </table:table-cell>
          <table:table-cell office:value-type="float" office:value="15.221436546334202" table:style-name="ce121">
            <text:p>+15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3416" table:style-name="ce233">
            <text:p>3 416</text:p>
          </table:table-cell>
          <table:table-cell office:value-type="float" office:value="29.818435754189942" table:style-name="ce217">
            <text:p>29,8<text:s text:c="5"/></text:p>
          </table:table-cell>
          <table:table-cell office:value-type="float" office:value="2760" table:style-name="ce237">
            <text:p>2 760</text:p>
          </table:table-cell>
          <table:table-cell office:value-type="float" office:value="23.377943418600712" table:style-name="ce218">
            <text:p>23,4<text:s text:c="5"/></text:p>
          </table:table-cell>
          <table:table-cell office:value-type="float" office:value="3190" table:style-name="ce237">
            <text:p>3 190</text:p>
          </table:table-cell>
          <table:table-cell office:value-type="float" office:value="28.965767729047485" table:style-name="ce219">
            <text:p>29,0<text:s text:c="5"/></text:p>
          </table:table-cell>
          <table:table-cell office:value-type="float" office:value="656" table:style-name="ce120">
            <text:p>+ 656</text:p>
          </table:table-cell>
          <table:table-cell office:value-type="float" office:value="23.768115942028984" table:style-name="ce121">
            <text:p>+23,8<text:s text:c="3"/></text:p>
          </table:table-cell>
          <table:table-cell office:value-type="float" office:value="226" table:style-name="ce120">
            <text:p>+ 226</text:p>
          </table:table-cell>
          <table:table-cell office:value-type="float" office:value="7.084639498432602" table:style-name="ce121">
            <text:p>+7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603" table:style-name="ce233">
            <text:p><text:s/>603</text:p>
          </table:table-cell>
          <table:table-cell office:value-type="float" office:value="5.2636173184357542" table:style-name="ce217">
            <text:p>5,3<text:s text:c="5"/></text:p>
          </table:table-cell>
          <table:table-cell office:value-type="float" office:value="664" table:style-name="ce237">
            <text:p><text:s/>664</text:p>
          </table:table-cell>
          <table:table-cell office:value-type="float" office:value="5.6242588514314757" table:style-name="ce218">
            <text:p>5,6<text:s text:c="5"/></text:p>
          </table:table-cell>
          <table:table-cell office:value-type="float" office:value="818" table:style-name="ce237">
            <text:p><text:s/>818</text:p>
          </table:table-cell>
          <table:table-cell office:value-type="float" office:value="7.4275855806773814" table:style-name="ce219">
            <text:p>7,4<text:s text:c="5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9.1867469879518069" table:style-name="ce121">
            <text:p>-9,2<text:s text:c="3"/></text:p>
          </table:table-cell>
          <table:table-cell office:value-type="float" office:value="-215" table:style-name="ce120">
            <text:p><text:s/>- 215</text:p>
          </table:table-cell>
          <table:table-cell office:value-type="float" office:value="-26.283618581907092" table:style-name="ce121">
            <text:p>-26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230" table:style-name="ce233">
            <text:p><text:s/>230</text:p>
          </table:table-cell>
          <table:table-cell office:value-type="float" office:value="2.0076815642458103" table:style-name="ce217">
            <text:p>2,0<text:s text:c="5"/></text:p>
          </table:table-cell>
          <table:table-cell office:value-type="float" office:value="291" table:style-name="ce237">
            <text:p><text:s/>291</text:p>
          </table:table-cell>
          <table:table-cell office:value-type="float" office:value="2.4648483821785536" table:style-name="ce218">
            <text:p>2,5<text:s text:c="5"/></text:p>
          </table:table-cell>
          <table:table-cell office:value-type="float" office:value="321" table:style-name="ce237">
            <text:p><text:s/>321</text:p>
          </table:table-cell>
          <table:table-cell office:value-type="float" office:value="2.9147371288477255" table:style-name="ce219">
            <text:p>2,9<text:s text:c="5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20.962199312714777" table:style-name="ce121">
            <text:p>-21,0<text:s text:c="3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28.348909657320871" table:style-name="ce121">
            <text:p>-28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298" table:style-name="ce232">
            <text:p><text:s/>298</text:p>
          </table:table-cell>
          <table:table-cell office:value-type="float" office:value="2.6012569832402233" table:style-name="ce214">
            <text:p>2,6<text:s text:c="5"/></text:p>
          </table:table-cell>
          <table:table-cell office:value-type="float" office:value="334" table:style-name="ce236">
            <text:p><text:s/>334</text:p>
          </table:table-cell>
          <table:table-cell office:value-type="float" office:value="2.8290699644248689" table:style-name="ce215">
            <text:p>2,8<text:s text:c="5"/></text:p>
          </table:table-cell>
          <table:table-cell office:value-type="float" office:value="411" table:style-name="ce236">
            <text:p><text:s/>411</text:p>
          </table:table-cell>
          <table:table-cell office:value-type="float" office:value="3.7319531462816671" table:style-name="ce216">
            <text:p>3,7<text:s text:c="5"/></text:p>
          </table:table-cell>
          <table:table-cell office:value-type="float" office:value="-36" table:style-name="ce113">
            <text:p><text:s/>- 36</text:p>
          </table:table-cell>
          <table:table-cell office:value-type="float" office:value="-10.778443113772456" table:style-name="ce114">
            <text:p>-10,8<text:s text:c="3"/></text:p>
          </table:table-cell>
          <table:table-cell office:value-type="float" office:value="-113" table:style-name="ce113">
            <text:p><text:s/>- 113</text:p>
          </table:table-cell>
          <table:table-cell office:value-type="float" office:value="-27.493917274939172" table:style-name="ce114">
            <text:p>-27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37" table:style-name="ce233">
            <text:p><text:s/>137</text:p>
          </table:table-cell>
          <table:table-cell office:value-type="float" office:value="1.1958798882681565" table:style-name="ce217">
            <text:p>1,2<text:s text:c="5"/></text:p>
          </table:table-cell>
          <table:table-cell office:value-type="float" office:value="168" table:style-name="ce237">
            <text:p><text:s/>168</text:p>
          </table:table-cell>
          <table:table-cell office:value-type="float" office:value="1.4230052515669998" table:style-name="ce218">
            <text:p>1,4<text:s text:c="5"/></text:p>
          </table:table-cell>
          <table:table-cell office:value-type="float" office:value="168" table:style-name="ce237">
            <text:p><text:s/>168</text:p>
          </table:table-cell>
          <table:table-cell office:value-type="float" office:value="1.5254698992100244" table:style-name="ce219">
            <text:p>1,5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8.452380952380953" table:style-name="ce121">
            <text:p>-18,5<text:s text:c="3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8.452380952380953" table:style-name="ce121">
            <text:p>-18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161" table:style-name="ce233">
            <text:p><text:s/>161</text:p>
          </table:table-cell>
          <table:table-cell office:value-type="float" office:value="1.405377094972067" table:style-name="ce217">
            <text:p>1,4<text:s text:c="5"/></text:p>
          </table:table-cell>
          <table:table-cell office:value-type="float" office:value="166" table:style-name="ce237">
            <text:p><text:s/>166</text:p>
          </table:table-cell>
          <table:table-cell office:value-type="float" office:value="1.4060647128578689" table:style-name="ce218">
            <text:p>1,4<text:s text:c="5"/></text:p>
          </table:table-cell>
          <table:table-cell office:value-type="float" office:value="243" table:style-name="ce237">
            <text:p><text:s/>243</text:p>
          </table:table-cell>
          <table:table-cell office:value-type="float" office:value="2.2064832470716427" table:style-name="ce219">
            <text:p>2,2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3.0120481927710845" table:style-name="ce121">
            <text:p>-3,0<text:s text:c="3"/></text:p>
          </table:table-cell>
          <table:table-cell office:value-type="float" office:value="-82" table:style-name="ce120">
            <text:p><text:s/>- 82</text:p>
          </table:table-cell>
          <table:table-cell office:value-type="float" office:value="-33.744855967078195" table:style-name="ce121">
            <text:p>-33,7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9"/>
          <table:table-cell office:value-type="string" table:style-name="ce162">
            <text:p>CONTINENTE</text:p>
          </table:table-cell>
          <table:table-cell table:style-name="ce162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5">
            <text:p>Total</text:p>
          </table:table-cell>
          <table:table-cell office:value-type="float" office:value="11158" table:style-name="ce109">
            <text:p>11 158</text:p>
          </table:table-cell>
          <table:table-cell office:value-type="float" office:value="100" table:style-name="ce200">
            <text:p>100,0<text:s text:c="5"/></text:p>
          </table:table-cell>
          <table:table-cell office:value-type="float" office:value="11472" table:style-name="ce149">
            <text:p>11 472</text:p>
          </table:table-cell>
          <table:table-cell office:value-type="float" office:value="100" table:style-name="ce203">
            <text:p>100,0<text:s text:c="5"/></text:p>
          </table:table-cell>
          <table:table-cell office:value-type="float" office:value="10602" table:style-name="ce111">
            <text:p>10 602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-314" table:style-name="ce113">
            <text:p><text:s/>- 314</text:p>
          </table:table-cell>
          <table:table-cell office:value-type="float" office:value="-2.7370990237099022" table:style-name="ce114">
            <text:p>-2,7<text:s text:c="3"/></text:p>
          </table:table-cell>
          <table:table-cell office:value-type="float" office:value="556" table:style-name="ce113">
            <text:p>+ 556</text:p>
          </table:table-cell>
          <table:table-cell office:value-type="float" office:value="5.2442935295227322" table:style-name="ce114">
            <text:p>+5,2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6">
            <text:p>1- Repres. do poder legislativo e de órgãos exec., dirigentes, dire. e gestores execu.</text:p>
          </table:table-cell>
          <table:table-cell office:value-type="float" office:value="78" table:style-name="ce116">
            <text:p><text:s/>78</text:p>
          </table:table-cell>
          <table:table-cell office:value-type="float" office:value="0.69905000896217961" table:style-name="ce201">
            <text:p>0,7<text:s text:c="5"/></text:p>
          </table:table-cell>
          <table:table-cell office:value-type="float" office:value="45" table:style-name="ce150">
            <text:p><text:s/>45</text:p>
          </table:table-cell>
          <table:table-cell office:value-type="float" office:value="0.39225941422594141" table:style-name="ce204">
            <text:p>0,4<text:s text:c="5"/></text:p>
          </table:table-cell>
          <table:table-cell office:value-type="float" office:value="53" table:style-name="ce118">
            <text:p><text:s/>53</text:p>
          </table:table-cell>
          <table:table-cell office:value-type="float" office:value="0.4999056781739295" table:style-name="ce207">
            <text:p>0,5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73.333333333333329" table:style-name="ce121">
            <text:p>+73,3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47.169811320754718" table:style-name="ce121">
            <text:p>+47,2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6">
            <text:p>2- Especialistas das atividades intelectuais e científicas</text:p>
          </table:table-cell>
          <table:table-cell office:value-type="float" office:value="1009" table:style-name="ce116">
            <text:p>1 009</text:p>
          </table:table-cell>
          <table:table-cell office:value-type="float" office:value="9.0428392184979387" table:style-name="ce201">
            <text:p>9,0<text:s text:c="5"/></text:p>
          </table:table-cell>
          <table:table-cell office:value-type="float" office:value="779" table:style-name="ce150">
            <text:p><text:s/>779</text:p>
          </table:table-cell>
          <table:table-cell office:value-type="float" office:value="6.7904463040446297" table:style-name="ce204">
            <text:p>6,8<text:s text:c="5"/></text:p>
          </table:table-cell>
          <table:table-cell office:value-type="float" office:value="978" table:style-name="ce118">
            <text:p><text:s/>978</text:p>
          </table:table-cell>
          <table:table-cell office:value-type="float" office:value="9.2246745897000562" table:style-name="ce207">
            <text:p>9,2<text:s text:c="5"/></text:p>
          </table:table-cell>
          <table:table-cell office:value-type="float" office:value="230" table:style-name="ce120">
            <text:p>+ 230</text:p>
          </table:table-cell>
          <table:table-cell office:value-type="float" office:value="29.525032092426191" table:style-name="ce121">
            <text:p>+29,5<text:s text:c="3"/></text:p>
          </table:table-cell>
          <table:table-cell office:value-type="float" office:value="31" table:style-name="ce120">
            <text:p>+ 31</text:p>
          </table:table-cell>
          <table:table-cell office:value-type="float" office:value="3.1697341513292434" table:style-name="ce121">
            <text:p>+3,2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3- Técnicos e profissões de nível intermédio</text:p>
          </table:table-cell>
          <table:table-cell office:value-type="float" office:value="985" table:style-name="ce116">
            <text:p><text:s/>985</text:p>
          </table:table-cell>
          <table:table-cell office:value-type="float" office:value="8.8277469080480362" table:style-name="ce201">
            <text:p>8,8<text:s text:c="5"/></text:p>
          </table:table-cell>
          <table:table-cell office:value-type="float" office:value="577" table:style-name="ce150">
            <text:p><text:s/>577</text:p>
          </table:table-cell>
          <table:table-cell office:value-type="float" office:value="5.0296373779637378" table:style-name="ce204">
            <text:p>5,0<text:s text:c="5"/></text:p>
          </table:table-cell>
          <table:table-cell office:value-type="float" office:value="654" table:style-name="ce118">
            <text:p><text:s/>654</text:p>
          </table:table-cell>
          <table:table-cell office:value-type="float" office:value="6.1686474250141483" table:style-name="ce207">
            <text:p>6,2<text:s text:c="5"/></text:p>
          </table:table-cell>
          <table:table-cell office:value-type="float" office:value="408" table:style-name="ce120">
            <text:p>+ 408</text:p>
          </table:table-cell>
          <table:table-cell office:value-type="float" office:value="70.710571923743501" table:style-name="ce121">
            <text:p>+70,7<text:s text:c="3"/></text:p>
          </table:table-cell>
          <table:table-cell office:value-type="float" office:value="331" table:style-name="ce120">
            <text:p>+ 331</text:p>
          </table:table-cell>
          <table:table-cell office:value-type="float" office:value="50.611620795107036" table:style-name="ce121">
            <text:p>+50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4- Pessoal administrativo</text:p>
          </table:table-cell>
          <table:table-cell office:value-type="float" office:value="820" table:style-name="ce116">
            <text:p><text:s/>820</text:p>
          </table:table-cell>
          <table:table-cell office:value-type="float" office:value="7.3489872737049655" table:style-name="ce201">
            <text:p>7,3<text:s text:c="5"/></text:p>
          </table:table-cell>
          <table:table-cell office:value-type="float" office:value="674" table:style-name="ce150">
            <text:p><text:s/>674</text:p>
          </table:table-cell>
          <table:table-cell office:value-type="float" office:value="5.8751743375174339" table:style-name="ce204">
            <text:p>5,9<text:s text:c="5"/></text:p>
          </table:table-cell>
          <table:table-cell office:value-type="float" office:value="922" table:style-name="ce118">
            <text:p><text:s/>922</text:p>
          </table:table-cell>
          <table:table-cell office:value-type="float" office:value="8.6964723637049612" table:style-name="ce207">
            <text:p>8,7<text:s text:c="5"/></text:p>
          </table:table-cell>
          <table:table-cell office:value-type="float" office:value="146" table:style-name="ce120">
            <text:p>+ 146</text:p>
          </table:table-cell>
          <table:table-cell office:value-type="float" office:value="21.66172106824926" table:style-name="ce121">
            <text:p>+21,7<text:s text:c="3"/></text:p>
          </table:table-cell>
          <table:table-cell office:value-type="float" office:value="-102" table:style-name="ce120">
            <text:p><text:s/>- 102</text:p>
          </table:table-cell>
          <table:table-cell office:value-type="float" office:value="-11.062906724511931" table:style-name="ce121">
            <text:p>-11,1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5- Trabalhadores dos serviços pessoais, de proteção e segurança e vendedores</text:p>
          </table:table-cell>
          <table:table-cell office:value-type="float" office:value="1803" table:style-name="ce116">
            <text:p>1 803</text:p>
          </table:table-cell>
          <table:table-cell office:value-type="float" office:value="16.158809822548843" table:style-name="ce201">
            <text:p>16,2<text:s text:c="5"/></text:p>
          </table:table-cell>
          <table:table-cell office:value-type="float" office:value="1759" table:style-name="ce150">
            <text:p>1 759</text:p>
          </table:table-cell>
          <table:table-cell office:value-type="float" office:value="15.332984658298464" table:style-name="ce204">
            <text:p>15,3<text:s text:c="5"/></text:p>
          </table:table-cell>
          <table:table-cell office:value-type="float" office:value="2049" table:style-name="ce118">
            <text:p>2 049</text:p>
          </table:table-cell>
          <table:table-cell office:value-type="float" office:value="19.326542161856253" table:style-name="ce207">
            <text:p>19,3<text:s text:c="5"/></text:p>
          </table:table-cell>
          <table:table-cell office:value-type="float" office:value="44" table:style-name="ce120">
            <text:p>+ 44</text:p>
          </table:table-cell>
          <table:table-cell office:value-type="float" office:value="2.5014212620807279" table:style-name="ce121">
            <text:p>+2,5<text:s text:c="3"/></text:p>
          </table:table-cell>
          <table:table-cell office:value-type="float" office:value="-246" table:style-name="ce120">
            <text:p><text:s/>- 246</text:p>
          </table:table-cell>
          <table:table-cell office:value-type="float" office:value="-12.005856515373353" table:style-name="ce121">
            <text:p>-12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6- Agricultores e trabalhadores qualificados da agricultura, da pesca e da floresta</text:p>
          </table:table-cell>
          <table:table-cell office:value-type="float" office:value="205" table:style-name="ce116">
            <text:p><text:s/>205</text:p>
          </table:table-cell>
          <table:table-cell office:value-type="float" office:value="1.8372468184262414" table:style-name="ce201">
            <text:p>1,8<text:s text:c="5"/></text:p>
          </table:table-cell>
          <table:table-cell office:value-type="float" office:value="192" table:style-name="ce150">
            <text:p><text:s/>192</text:p>
          </table:table-cell>
          <table:table-cell office:value-type="float" office:value="1.6736401673640167" table:style-name="ce204">
            <text:p>1,7<text:s text:c="5"/></text:p>
          </table:table-cell>
          <table:table-cell office:value-type="float" office:value="264" table:style-name="ce118">
            <text:p><text:s/>264</text:p>
          </table:table-cell>
          <table:table-cell office:value-type="float" office:value="2.4900962082625919" table:style-name="ce207">
            <text:p>2,5<text:s text:c="5"/></text:p>
          </table:table-cell>
          <table:table-cell office:value-type="float" office:value="13" table:style-name="ce120">
            <text:p>+ 13</text:p>
          </table:table-cell>
          <table:table-cell office:value-type="float" office:value="6.770833333333333" table:style-name="ce121">
            <text:p>+6,8<text:s text:c="3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22.348484848484848" table:style-name="ce121">
            <text:p>-22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7- Trabalhadores qualificados da indústria, construção e artífices</text:p>
          </table:table-cell>
          <table:table-cell office:value-type="float" office:value="2070" table:style-name="ce116">
            <text:p>2 070</text:p>
          </table:table-cell>
          <table:table-cell office:value-type="float" office:value="18.551711776303996" table:style-name="ce201">
            <text:p>18,6<text:s text:c="5"/></text:p>
          </table:table-cell>
          <table:table-cell office:value-type="float" office:value="1839" table:style-name="ce150">
            <text:p>1 839</text:p>
          </table:table-cell>
          <table:table-cell office:value-type="float" office:value="16.030334728033473" table:style-name="ce204">
            <text:p>16,0<text:s text:c="5"/></text:p>
          </table:table-cell>
          <table:table-cell office:value-type="float" office:value="1925" table:style-name="ce118">
            <text:p>1 925</text:p>
          </table:table-cell>
          <table:table-cell office:value-type="float" office:value="18.156951518581398" table:style-name="ce207">
            <text:p>18,2<text:s text:c="5"/></text:p>
          </table:table-cell>
          <table:table-cell office:value-type="float" office:value="231" table:style-name="ce120">
            <text:p>+ 231</text:p>
          </table:table-cell>
          <table:table-cell office:value-type="float" office:value="12.561174551386623" table:style-name="ce121">
            <text:p>+12,6<text:s text:c="3"/></text:p>
          </table:table-cell>
          <table:table-cell office:value-type="float" office:value="145" table:style-name="ce120">
            <text:p>+ 145</text:p>
          </table:table-cell>
          <table:table-cell office:value-type="float" office:value="7.5324675324675319" table:style-name="ce121">
            <text:p>+7,5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8- Operadores de instalações e máquinas e trabalhadores da montagem</text:p>
          </table:table-cell>
          <table:table-cell office:value-type="float" office:value="1187" table:style-name="ce116">
            <text:p>1 187</text:p>
          </table:table-cell>
          <table:table-cell office:value-type="float" office:value="10.638107187668041" table:style-name="ce201">
            <text:p>10,6<text:s text:c="5"/></text:p>
          </table:table-cell>
          <table:table-cell office:value-type="float" office:value="1200" table:style-name="ce150">
            <text:p>1 200</text:p>
          </table:table-cell>
          <table:table-cell office:value-type="float" office:value="10.460251046025103" table:style-name="ce204">
            <text:p>10,5<text:s text:c="5"/></text:p>
          </table:table-cell>
          <table:table-cell office:value-type="float" office:value="911" table:style-name="ce118">
            <text:p><text:s/>911</text:p>
          </table:table-cell>
          <table:table-cell office:value-type="float" office:value="8.5927183550273547" table:style-name="ce207">
            <text:p>8,6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1.0833333333333335" table:style-name="ce121">
            <text:p>-1,1<text:s text:c="3"/></text:p>
          </table:table-cell>
          <table:table-cell office:value-type="float" office:value="276" table:style-name="ce120">
            <text:p>+ 276</text:p>
          </table:table-cell>
          <table:table-cell office:value-type="float" office:value="30.296377607025249" table:style-name="ce121">
            <text:p>+30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9- Trabalhadores não qualificados</text:p>
          </table:table-cell>
          <table:table-cell office:value-type="float" office:value="2998" table:style-name="ce116">
            <text:p>2 998</text:p>
          </table:table-cell>
          <table:table-cell office:value-type="float" office:value="26.868614447033519" table:style-name="ce201">
            <text:p>26,9<text:s text:c="5"/></text:p>
          </table:table-cell>
          <table:table-cell office:value-type="float" office:value="4403" table:style-name="ce150">
            <text:p>4 403</text:p>
          </table:table-cell>
          <table:table-cell office:value-type="float" office:value="38.380404463040449" table:style-name="ce204">
            <text:p>38,4<text:s text:c="5"/></text:p>
          </table:table-cell>
          <table:table-cell office:value-type="float" office:value="2843" table:style-name="ce118">
            <text:p>2 843</text:p>
          </table:table-cell>
          <table:table-cell office:value-type="float" office:value="26.815695151858137" table:style-name="ce207">
            <text:p>26,8<text:s text:c="5"/></text:p>
          </table:table-cell>
          <table:table-cell office:value-type="float" office:value="-1405" table:style-name="ce120">
            <text:p><text:s/>-1 405</text:p>
          </table:table-cell>
          <table:table-cell office:value-type="float" office:value="-31.910061321826028" table:style-name="ce121">
            <text:p>-31,9<text:s text:c="3"/></text:p>
          </table:table-cell>
          <table:table-cell office:value-type="float" office:value="155" table:style-name="ce120">
            <text:p>+ 155</text:p>
          </table:table-cell>
          <table:table-cell office:value-type="float" office:value="5.4519873373197321" table:style-name="ce121">
            <text:p>+5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2.6886538806237679E-2" table:style-name="ce201">
            <text:p>0,0<text:s text:c="5"/></text:p>
          </table:table-cell>
          <table:table-cell office:value-type="float" office:value="4" table:style-name="ce150">
            <text:p><text:s/>4</text:p>
          </table:table-cell>
          <table:table-cell office:value-type="float" office:value="3.4867503486750349E-2" table:style-name="ce204">
            <text:p>0,0<text:s text:c="5"/></text:p>
          </table:table-cell>
          <table:table-cell office:value-type="float" office:value="3" table:style-name="ce118">
            <text:p><text:s/>3</text:p>
          </table:table-cell>
          <table:table-cell office:value-type="float" office:value="2.8296547821165818E-2" table:style-name="ce207">
            <text:p>0,0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25" table:style-name="ce121">
            <text:p>-25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1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04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121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OUTUBRO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0 - OFERTAS DE EMPREGO <text:s/>RECEBIDAS, <text:s text:c="3"/>POR ATIVIDADE 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11158" table:style-name="ce109">
            <text:p>11 158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1472" table:style-name="ce111">
            <text:p>11 47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0602" table:style-name="ce111">
            <text:p>10 60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314" table:style-name="ce113">
            <text:p><text:s/>- 314</text:p>
          </table:table-cell>
          <table:table-cell office:value-type="float" office:value="-2.7370990237099022" table:style-name="ce114">
            <text:p>-2,7<text:s text:c="3"/></text:p>
          </table:table-cell>
          <table:table-cell office:value-type="float" office:value="556" table:style-name="ce113">
            <text:p>+ 556</text:p>
          </table:table-cell>
          <table:table-cell office:value-type="float" office:value="5.2442935295227322" table:style-name="ce114">
            <text:p>+5,2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244" table:style-name="ce109">
            <text:p><text:s/>244</text:p>
          </table:table-cell>
          <table:table-cell office:value-type="float" office:value="2.186771822907331" table:style-name="ce110">
            <text:p>2,2<text:s text:c="5"/></text:p>
          </table:table-cell>
          <table:table-cell office:value-type="float" office:value="213" table:style-name="ce111">
            <text:p><text:s/>213</text:p>
          </table:table-cell>
          <table:table-cell office:value-type="float" office:value="1.856694560669456" table:style-name="ce112">
            <text:p>1,9<text:s text:c="5"/></text:p>
          </table:table-cell>
          <table:table-cell office:value-type="float" office:value="443" table:style-name="ce111">
            <text:p><text:s/>443</text:p>
          </table:table-cell>
          <table:table-cell office:value-type="float" office:value="4.1784568949254854" table:style-name="ce112">
            <text:p>4,2<text:s text:c="5"/></text:p>
          </table:table-cell>
          <table:table-cell office:value-type="float" office:value="31" table:style-name="ce113">
            <text:p>+ 31</text:p>
          </table:table-cell>
          <table:table-cell office:value-type="float" office:value="14.553990610328638" table:style-name="ce114">
            <text:p>+14,6<text:s text:c="3"/></text:p>
          </table:table-cell>
          <table:table-cell office:value-type="float" office:value="-199" table:style-name="ce113">
            <text:p><text:s/>- 199</text:p>
          </table:table-cell>
          <table:table-cell office:value-type="float" office:value="-44.920993227990969" table:style-name="ce114">
            <text:p>-44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3292" table:style-name="ce127">
            <text:p>3 292</text:p>
          </table:table-cell>
          <table:table-cell office:value-type="float" office:value="29.503495250044807" table:style-name="ce128">
            <text:p>29,5<text:s text:c="5"/></text:p>
          </table:table-cell>
          <table:table-cell office:value-type="float" office:value="2994" table:style-name="ce111">
            <text:p>2 994</text:p>
          </table:table-cell>
          <table:table-cell office:value-type="float" office:value="26.098326359832637" table:style-name="ce112">
            <text:p>26,1<text:s text:c="5"/></text:p>
          </table:table-cell>
          <table:table-cell office:value-type="float" office:value="2904" table:style-name="ce111">
            <text:p>2 904</text:p>
          </table:table-cell>
          <table:table-cell office:value-type="float" office:value="27.391058290888509" table:style-name="ce112">
            <text:p>27,4<text:s text:c="5"/></text:p>
          </table:table-cell>
          <table:table-cell office:value-type="float" office:value="298" table:style-name="ce113">
            <text:p>+ 298</text:p>
          </table:table-cell>
          <table:table-cell office:value-type="float" office:value="9.9532398129592519" table:style-name="ce114">
            <text:p>+10,0<text:s text:c="3"/></text:p>
          </table:table-cell>
          <table:table-cell office:value-type="float" office:value="388" table:style-name="ce113">
            <text:p>+ 388</text:p>
          </table:table-cell>
          <table:table-cell office:value-type="float" office:value="13.360881542699724" table:style-name="ce114">
            <text:p>+13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17" table:style-name="ce116">
            <text:p><text:s/>17</text:p>
          </table:table-cell>
          <table:table-cell office:value-type="float" office:value="0.15235705323534682" table:style-name="ce117">
            <text:p>0,2<text:s text:c="5"/></text:p>
          </table:table-cell>
          <table:table-cell office:value-type="float" office:value="14" table:style-name="ce118">
            <text:p><text:s/>14</text:p>
          </table:table-cell>
          <table:table-cell office:value-type="float" office:value="0.12203626220362622" table:style-name="ce119">
            <text:p>0,1<text:s text:c="5"/></text:p>
          </table:table-cell>
          <table:table-cell office:value-type="float" office:value="23" table:style-name="ce118">
            <text:p><text:s/>23</text:p>
          </table:table-cell>
          <table:table-cell office:value-type="float" office:value="0.21694019996227129" table:style-name="ce119">
            <text:p>0,2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21.428571428571427" table:style-name="ce121">
            <text:p>+21,4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26.086956521739129" table:style-name="ce121">
            <text:p>-26,1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312" table:style-name="ce116">
            <text:p><text:s/>312</text:p>
          </table:table-cell>
          <table:table-cell office:value-type="float" office:value="2.7962000358487185" table:style-name="ce117">
            <text:p>2,8<text:s text:c="5"/></text:p>
          </table:table-cell>
          <table:table-cell office:value-type="float" office:value="283" table:style-name="ce118">
            <text:p><text:s/>283</text:p>
          </table:table-cell>
          <table:table-cell office:value-type="float" office:value="2.4668758716875869" table:style-name="ce119">
            <text:p>2,5<text:s text:c="5"/></text:p>
          </table:table-cell>
          <table:table-cell office:value-type="float" office:value="354" table:style-name="ce118">
            <text:p><text:s/>354</text:p>
          </table:table-cell>
          <table:table-cell office:value-type="float" office:value="3.3389926428975669" table:style-name="ce119">
            <text:p>3,3<text:s text:c="5"/></text:p>
          </table:table-cell>
          <table:table-cell office:value-type="float" office:value="29" table:style-name="ce120">
            <text:p>+ 29</text:p>
          </table:table-cell>
          <table:table-cell office:value-type="float" office:value="10.247349823321555" table:style-name="ce121">
            <text:p>+10,2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11.864406779661017" table:style-name="ce121">
            <text:p>-11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116" table:style-name="ce116">
            <text:p><text:s/>116</text:p>
          </table:table-cell>
          <table:table-cell office:value-type="float" office:value="1.0396128338411903" table:style-name="ce152">
            <text:p>1,0<text:s text:c="5"/></text:p>
          </table:table-cell>
          <table:table-cell office:value-type="float" office:value="106" table:style-name="ce153">
            <text:p><text:s/>106</text:p>
          </table:table-cell>
          <table:table-cell office:value-type="float" office:value="0.92398884239888424" table:style-name="ce154">
            <text:p>0,9<text:s text:c="5"/></text:p>
          </table:table-cell>
          <table:table-cell office:value-type="float" office:value="77" table:style-name="ce118">
            <text:p><text:s/>77</text:p>
          </table:table-cell>
          <table:table-cell office:value-type="float" office:value="0.72627806074325596" table:style-name="ce154">
            <text:p>0,7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9.433962264150944" table:style-name="ce121">
            <text:p>+9,4<text:s text:c="3"/></text:p>
          </table:table-cell>
          <table:table-cell office:value-type="float" office:value="39" table:style-name="ce120">
            <text:p>+ 39</text:p>
          </table:table-cell>
          <table:table-cell office:value-type="float" office:value="50.649350649350644" table:style-name="ce121">
            <text:p>+50,6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327" table:style-name="ce116">
            <text:p><text:s/>327</text:p>
          </table:table-cell>
          <table:table-cell office:value-type="float" office:value="2.9306327298799069" table:style-name="ce133">
            <text:p>2,9<text:s text:c="5"/></text:p>
          </table:table-cell>
          <table:table-cell office:value-type="float" office:value="335" table:style-name="ce134">
            <text:p><text:s/>335</text:p>
          </table:table-cell>
          <table:table-cell office:value-type="float" office:value="2.9201534170153418" table:style-name="ce135">
            <text:p>2,9<text:s text:c="5"/></text:p>
          </table:table-cell>
          <table:table-cell office:value-type="float" office:value="255" table:style-name="ce118">
            <text:p><text:s/>255</text:p>
          </table:table-cell>
          <table:table-cell office:value-type="float" office:value="2.4052065647990948" table:style-name="ce135">
            <text:p>2,4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.3880597014925375" table:style-name="ce121">
            <text:p>-2,4<text:s text:c="3"/></text:p>
          </table:table-cell>
          <table:table-cell office:value-type="float" office:value="72" table:style-name="ce120">
            <text:p>+ 72</text:p>
          </table:table-cell>
          <table:table-cell office:value-type="float" office:value="28.235294117647058" table:style-name="ce121">
            <text:p>+28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94" table:style-name="ce116">
            <text:p><text:s/>194</text:p>
          </table:table-cell>
          <table:table-cell office:value-type="float" office:value="1.7386628428033697" table:style-name="ce133">
            <text:p>1,7<text:s text:c="5"/></text:p>
          </table:table-cell>
          <table:table-cell office:value-type="float" office:value="170" table:style-name="ce134">
            <text:p><text:s/>170</text:p>
          </table:table-cell>
          <table:table-cell office:value-type="float" office:value="1.4818688981868899" table:style-name="ce135">
            <text:p>1,5<text:s text:c="5"/></text:p>
          </table:table-cell>
          <table:table-cell office:value-type="float" office:value="123" table:style-name="ce118">
            <text:p><text:s/>123</text:p>
          </table:table-cell>
          <table:table-cell office:value-type="float" office:value="1.1601584606677986" table:style-name="ce135">
            <text:p>1,2<text:s text:c="5"/></text:p>
          </table:table-cell>
          <table:table-cell office:value-type="float" office:value="24" table:style-name="ce120">
            <text:p>+ 24</text:p>
          </table:table-cell>
          <table:table-cell office:value-type="float" office:value="14.117647058823529" table:style-name="ce121">
            <text:p>+14,1<text:s text:c="3"/></text:p>
          </table:table-cell>
          <table:table-cell office:value-type="float" office:value="71" table:style-name="ce120">
            <text:p>+ 71</text:p>
          </table:table-cell>
          <table:table-cell office:value-type="float" office:value="57.72357723577236" table:style-name="ce121">
            <text:p>+57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68" table:style-name="ce116">
            <text:p><text:s/>68</text:p>
          </table:table-cell>
          <table:table-cell office:value-type="float" office:value="0.60942821294138727" table:style-name="ce133">
            <text:p>0,6<text:s text:c="5"/></text:p>
          </table:table-cell>
          <table:table-cell office:value-type="float" office:value="71" table:style-name="ce134">
            <text:p><text:s/>71</text:p>
          </table:table-cell>
          <table:table-cell office:value-type="float" office:value="0.61889818688981868" table:style-name="ce135">
            <text:p>0,6<text:s text:c="5"/></text:p>
          </table:table-cell>
          <table:table-cell office:value-type="float" office:value="85" table:style-name="ce118">
            <text:p><text:s/>85</text:p>
          </table:table-cell>
          <table:table-cell office:value-type="float" office:value="0.80173552159969808" table:style-name="ce135">
            <text:p>0,8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4.225352112676056" table:style-name="ce121">
            <text:p>-4,2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20" table:style-name="ce121">
            <text:p>-20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49" table:style-name="ce116">
            <text:p><text:s/>49</text:p>
          </table:table-cell>
          <table:table-cell office:value-type="float" office:value="0.43914680050188204" table:style-name="ce133">
            <text:p>0,4<text:s text:c="5"/></text:p>
          </table:table-cell>
          <table:table-cell office:value-type="float" office:value="19" table:style-name="ce134">
            <text:p><text:s/>19</text:p>
          </table:table-cell>
          <table:table-cell office:value-type="float" office:value="0.16562064156206416" table:style-name="ce135">
            <text:p>0,2<text:s text:c="5"/></text:p>
          </table:table-cell>
          <table:table-cell office:value-type="float" office:value="49" table:style-name="ce118">
            <text:p><text:s/>49</text:p>
          </table:table-cell>
          <table:table-cell office:value-type="float" office:value="0.46217694774570839" table:style-name="ce135">
            <text:p>0,5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157.89473684210526" table:style-name="ce121">
            <text:p>+157,9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77" table:style-name="ce116">
            <text:p><text:s/>77</text:p>
          </table:table-cell>
          <table:table-cell office:value-type="float" office:value="0.69008782936010038" table:style-name="ce133">
            <text:p>0,7<text:s text:c="5"/></text:p>
          </table:table-cell>
          <table:table-cell office:value-type="float" office:value="89" table:style-name="ce134">
            <text:p><text:s/>89</text:p>
          </table:table-cell>
          <table:table-cell office:value-type="float" office:value="0.77580195258019524" table:style-name="ce135">
            <text:p>0,8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66968496510092435" table:style-name="ce135">
            <text:p>0,7<text:s text:c="5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13.48314606741573" table:style-name="ce121">
            <text:p>-13,5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8.4507042253521121" table:style-name="ce121">
            <text:p>+8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12" table:style-name="ce116">
            <text:p><text:s/>112</text:p>
          </table:table-cell>
          <table:table-cell office:value-type="float" office:value="1.0037641154328731" table:style-name="ce133">
            <text:p>1,0<text:s text:c="5"/></text:p>
          </table:table-cell>
          <table:table-cell office:value-type="float" office:value="142" table:style-name="ce134">
            <text:p><text:s/>142</text:p>
          </table:table-cell>
          <table:table-cell office:value-type="float" office:value="1.2377963737796374" table:style-name="ce135">
            <text:p>1,2<text:s text:c="5"/></text:p>
          </table:table-cell>
          <table:table-cell office:value-type="float" office:value="112" table:style-name="ce118">
            <text:p><text:s/>112</text:p>
          </table:table-cell>
          <table:table-cell office:value-type="float" office:value="1.0564044519901905" table:style-name="ce135">
            <text:p>1,1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21.12676056338028" table:style-name="ce121">
            <text:p>-21,1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328" table:style-name="ce116">
            <text:p><text:s/>328</text:p>
          </table:table-cell>
          <table:table-cell office:value-type="float" office:value="2.9395949094819862" table:style-name="ce133">
            <text:p>2,9<text:s text:c="5"/></text:p>
          </table:table-cell>
          <table:table-cell office:value-type="float" office:value="267" table:style-name="ce134">
            <text:p><text:s/>267</text:p>
          </table:table-cell>
          <table:table-cell office:value-type="float" office:value="2.3274058577405854" table:style-name="ce135">
            <text:p>2,3<text:s text:c="5"/></text:p>
          </table:table-cell>
          <table:table-cell office:value-type="float" office:value="226" table:style-name="ce118">
            <text:p><text:s/>226</text:p>
          </table:table-cell>
          <table:table-cell office:value-type="float" office:value="2.1316732691944917" table:style-name="ce135">
            <text:p>2,1<text:s text:c="5"/></text:p>
          </table:table-cell>
          <table:table-cell office:value-type="float" office:value="61" table:style-name="ce120">
            <text:p>+ 61</text:p>
          </table:table-cell>
          <table:table-cell office:value-type="float" office:value="22.846441947565545" table:style-name="ce121">
            <text:p>+22,8<text:s text:c="3"/></text:p>
          </table:table-cell>
          <table:table-cell office:value-type="float" office:value="102" table:style-name="ce120">
            <text:p>+ 102</text:p>
          </table:table-cell>
          <table:table-cell office:value-type="float" office:value="45.132743362831853" table:style-name="ce121">
            <text:p>+45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128" table:style-name="ce116">
            <text:p><text:s/>128</text:p>
          </table:table-cell>
          <table:table-cell office:value-type="float" office:value="1.1471589890661409" table:style-name="ce133">
            <text:p>1,1<text:s text:c="5"/></text:p>
          </table:table-cell>
          <table:table-cell office:value-type="float" office:value="84" table:style-name="ce134">
            <text:p><text:s/>84</text:p>
          </table:table-cell>
          <table:table-cell office:value-type="float" office:value="0.73221757322175729" table:style-name="ce135">
            <text:p>0,7<text:s text:c="5"/></text:p>
          </table:table-cell>
          <table:table-cell office:value-type="float" office:value="70" table:style-name="ce118">
            <text:p><text:s/>70</text:p>
          </table:table-cell>
          <table:table-cell office:value-type="float" office:value="0.66025278249386909" table:style-name="ce135">
            <text:p>0,7<text:s text:c="5"/></text:p>
          </table:table-cell>
          <table:table-cell office:value-type="float" office:value="44" table:style-name="ce120">
            <text:p>+ 44</text:p>
          </table:table-cell>
          <table:table-cell office:value-type="float" office:value="52.380952380952387" table:style-name="ce121">
            <text:p>+52,4<text:s text:c="3"/></text:p>
          </table:table-cell>
          <table:table-cell office:value-type="float" office:value="58" table:style-name="ce120">
            <text:p>+ 58</text:p>
          </table:table-cell>
          <table:table-cell office:value-type="float" office:value="82.857142857142861" table:style-name="ce121">
            <text:p>+82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7" table:style-name="ce116">
            <text:p><text:s/>37</text:p>
          </table:table-cell>
          <table:table-cell office:value-type="float" office:value="0.33160064527693134" table:style-name="ce133">
            <text:p>0,3<text:s text:c="5"/></text:p>
          </table:table-cell>
          <table:table-cell office:value-type="float" office:value="41" table:style-name="ce134">
            <text:p><text:s/>41</text:p>
          </table:table-cell>
          <table:table-cell office:value-type="float" office:value="0.35739191073919108" table:style-name="ce135">
            <text:p>0,4<text:s text:c="5"/></text:p>
          </table:table-cell>
          <table:table-cell office:value-type="float" office:value="53" table:style-name="ce118">
            <text:p><text:s/>53</text:p>
          </table:table-cell>
          <table:table-cell office:value-type="float" office:value="0.4999056781739295" table:style-name="ce135">
            <text:p>0,5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9.7560975609756095" table:style-name="ce121">
            <text:p>-9,8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30.188679245283019" table:style-name="ce121">
            <text:p>-30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225" table:style-name="ce116">
            <text:p><text:s/>225</text:p>
          </table:table-cell>
          <table:table-cell office:value-type="float" office:value="2.0164904104678256" table:style-name="ce133">
            <text:p>2,0<text:s text:c="5"/></text:p>
          </table:table-cell>
          <table:table-cell office:value-type="float" office:value="328" table:style-name="ce134">
            <text:p><text:s/>328</text:p>
          </table:table-cell>
          <table:table-cell office:value-type="float" office:value="2.8591352859135286" table:style-name="ce135">
            <text:p>2,9<text:s text:c="5"/></text:p>
          </table:table-cell>
          <table:table-cell office:value-type="float" office:value="235" table:style-name="ce118">
            <text:p><text:s/>235</text:p>
          </table:table-cell>
          <table:table-cell office:value-type="float" office:value="2.2165629126579893" table:style-name="ce135">
            <text:p>2,2<text:s text:c="5"/></text:p>
          </table:table-cell>
          <table:table-cell office:value-type="float" office:value="-103" table:style-name="ce120">
            <text:p><text:s/>- 103</text:p>
          </table:table-cell>
          <table:table-cell office:value-type="float" office:value="-31.402439024390244" table:style-name="ce121">
            <text:p>-31,4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4.2553191489361701" table:style-name="ce121">
            <text:p>-4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56" table:style-name="ce116">
            <text:p><text:s/>56</text:p>
          </table:table-cell>
          <table:table-cell office:value-type="float" office:value="0.50188205771643657" table:style-name="ce133">
            <text:p>0,5<text:s text:c="5"/></text:p>
          </table:table-cell>
          <table:table-cell office:value-type="float" office:value="55" table:style-name="ce134">
            <text:p><text:s/>55</text:p>
          </table:table-cell>
          <table:table-cell office:value-type="float" office:value="0.47942817294281731" table:style-name="ce135">
            <text:p>0,5<text:s text:c="5"/></text:p>
          </table:table-cell>
          <table:table-cell office:value-type="float" office:value="89" table:style-name="ce118">
            <text:p><text:s/>89</text:p>
          </table:table-cell>
          <table:table-cell office:value-type="float" office:value="0.83946425202791919" table:style-name="ce135">
            <text:p>0,8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.8181818181818181" table:style-name="ce121">
            <text:p>+1,8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37.078651685393261" table:style-name="ce121">
            <text:p>-37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1246" table:style-name="ce116">
            <text:p>1 246</text:p>
          </table:table-cell>
          <table:table-cell office:value-type="float" office:value="11.166875784190715" table:style-name="ce133">
            <text:p>11,2<text:s text:c="5"/></text:p>
          </table:table-cell>
          <table:table-cell office:value-type="float" office:value="990" table:style-name="ce134">
            <text:p><text:s/>990</text:p>
          </table:table-cell>
          <table:table-cell office:value-type="float" office:value="8.6297071129707117" table:style-name="ce135">
            <text:p>8,6<text:s text:c="5"/></text:p>
          </table:table-cell>
          <table:table-cell office:value-type="float" office:value="1082" table:style-name="ce118">
            <text:p>1 082</text:p>
          </table:table-cell>
          <table:table-cell office:value-type="float" office:value="10.205621580833805" table:style-name="ce135">
            <text:p>10,2<text:s text:c="5"/></text:p>
          </table:table-cell>
          <table:table-cell office:value-type="float" office:value="256" table:style-name="ce120">
            <text:p>+ 256</text:p>
          </table:table-cell>
          <table:table-cell office:value-type="float" office:value="25.858585858585858" table:style-name="ce121">
            <text:p>+25,9<text:s text:c="3"/></text:p>
          </table:table-cell>
          <table:table-cell office:value-type="float" office:value="164" table:style-name="ce120">
            <text:p>+ 164</text:p>
          </table:table-cell>
          <table:table-cell office:value-type="float" office:value="15.157116451016636" table:style-name="ce121">
            <text:p>+15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2">
            <text:p>Serviços</text:p>
          </table:table-cell>
          <table:table-cell office:value-type="float" office:value="7622" table:style-name="ce127">
            <text:p>7 622</text:p>
          </table:table-cell>
          <table:table-cell office:value-type="float" office:value="68.309732927047861" table:style-name="ce128">
            <text:p>68,3<text:s text:c="5"/></text:p>
          </table:table-cell>
          <table:table-cell office:value-type="float" office:value="8265" table:style-name="ce129">
            <text:p>8 265</text:p>
          </table:table-cell>
          <table:table-cell office:value-type="float" office:value="72.044979079497907" table:style-name="ce130">
            <text:p>72,0<text:s text:c="5"/></text:p>
          </table:table-cell>
          <table:table-cell office:value-type="float" office:value="7255" table:style-name="ce129">
            <text:p>7 255</text:p>
          </table:table-cell>
          <table:table-cell office:value-type="float" office:value="68.430484814186002" table:style-name="ce130">
            <text:p>68,4<text:s text:c="5"/></text:p>
          </table:table-cell>
          <table:table-cell office:value-type="float" office:value="-643" table:style-name="ce113">
            <text:p><text:s/>- 643</text:p>
          </table:table-cell>
          <table:table-cell office:value-type="float" office:value="-7.7797943133696315" table:style-name="ce114">
            <text:p>-7,8<text:s text:c="3"/></text:p>
          </table:table-cell>
          <table:table-cell office:value-type="float" office:value="367" table:style-name="ce113">
            <text:p>+ 367</text:p>
          </table:table-cell>
          <table:table-cell office:value-type="float" office:value="5.0585802894555476" table:style-name="ce114">
            <text:p>+5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237" table:style-name="ce116">
            <text:p><text:s/>237</text:p>
          </table:table-cell>
          <table:table-cell office:value-type="float" office:value="2.1240365656927764" table:style-name="ce133">
            <text:p>2,1<text:s text:c="5"/></text:p>
          </table:table-cell>
          <table:table-cell office:value-type="float" office:value="215" table:style-name="ce134">
            <text:p><text:s/>215</text:p>
          </table:table-cell>
          <table:table-cell office:value-type="float" office:value="1.8741283124128312" table:style-name="ce135">
            <text:p>1,9<text:s text:c="5"/></text:p>
          </table:table-cell>
          <table:table-cell office:value-type="float" office:value="192" table:style-name="ce134">
            <text:p><text:s/>192</text:p>
          </table:table-cell>
          <table:table-cell office:value-type="float" office:value="1.8109790605546123" table:style-name="ce135">
            <text:p>1,8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10.232558139534884" table:style-name="ce121">
            <text:p>+10,2<text:s text:c="3"/></text:p>
          </table:table-cell>
          <table:table-cell office:value-type="float" office:value="45" table:style-name="ce120">
            <text:p>+ 45</text:p>
          </table:table-cell>
          <table:table-cell office:value-type="float" office:value="23.4375" table:style-name="ce121">
            <text:p>+23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1573" table:style-name="ce116">
            <text:p>1 573</text:p>
          </table:table-cell>
          <table:table-cell office:value-type="float" office:value="14.097508514070622" table:style-name="ce133">
            <text:p>14,1<text:s text:c="5"/></text:p>
          </table:table-cell>
          <table:table-cell office:value-type="float" office:value="981" table:style-name="ce134">
            <text:p><text:s/>981</text:p>
          </table:table-cell>
          <table:table-cell office:value-type="float" office:value="8.5512552301255234" table:style-name="ce135">
            <text:p>8,6<text:s text:c="5"/></text:p>
          </table:table-cell>
          <table:table-cell office:value-type="float" office:value="1388" table:style-name="ce134">
            <text:p>1 388</text:p>
          </table:table-cell>
          <table:table-cell office:value-type="float" office:value="13.091869458592717" table:style-name="ce135">
            <text:p>13,1<text:s text:c="5"/></text:p>
          </table:table-cell>
          <table:table-cell office:value-type="float" office:value="592" table:style-name="ce120">
            <text:p>+ 592</text:p>
          </table:table-cell>
          <table:table-cell office:value-type="float" office:value="60.346585117227313" table:style-name="ce121">
            <text:p>+60,3<text:s text:c="3"/></text:p>
          </table:table-cell>
          <table:table-cell office:value-type="float" office:value="185" table:style-name="ce120">
            <text:p>+ 185</text:p>
          </table:table-cell>
          <table:table-cell office:value-type="float" office:value="13.328530259365994" table:style-name="ce121">
            <text:p>+13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Transportes e armazenagem</text:p>
          </table:table-cell>
          <table:table-cell office:value-type="float" office:value="170" table:style-name="ce116">
            <text:p><text:s/>170</text:p>
          </table:table-cell>
          <table:table-cell office:value-type="float" office:value="1.5235705323534683" table:style-name="ce152">
            <text:p>1,5<text:s text:c="5"/></text:p>
          </table:table-cell>
          <table:table-cell office:value-type="float" office:value="158" table:style-name="ce134">
            <text:p><text:s/>158</text:p>
          </table:table-cell>
          <table:table-cell office:value-type="float" office:value="1.3772663877266387" table:style-name="ce154">
            <text:p>1,4<text:s text:c="5"/></text:p>
          </table:table-cell>
          <table:table-cell office:value-type="float" office:value="241" table:style-name="ce134">
            <text:p><text:s/>241</text:p>
          </table:table-cell>
          <table:table-cell office:value-type="float" office:value="2.2731560083003206" table:style-name="ce154">
            <text:p>2,3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7.59493670886076" table:style-name="ce121">
            <text:p>+7,6<text:s text:c="3"/></text:p>
          </table:table-cell>
          <table:table-cell office:value-type="float" office:value="-71" table:style-name="ce120">
            <text:p><text:s/>- 71</text:p>
          </table:table-cell>
          <table:table-cell office:value-type="float" office:value="-29.460580912863072" table:style-name="ce121">
            <text:p>-29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lojamento, restauração e similares</text:p>
          </table:table-cell>
          <table:table-cell office:value-type="float" office:value="820" table:style-name="ce116">
            <text:p><text:s/>820</text:p>
          </table:table-cell>
          <table:table-cell office:value-type="float" office:value="7.3489872737049655" table:style-name="ce133">
            <text:p>7,3<text:s text:c="5"/></text:p>
          </table:table-cell>
          <table:table-cell office:value-type="float" office:value="1817" table:style-name="ce134">
            <text:p>1 817</text:p>
          </table:table-cell>
          <table:table-cell office:value-type="float" office:value="15.838563458856344" table:style-name="ce135">
            <text:p>15,8<text:s text:c="5"/></text:p>
          </table:table-cell>
          <table:table-cell office:value-type="float" office:value="1100" table:style-name="ce134">
            <text:p>1 100</text:p>
          </table:table-cell>
          <table:table-cell office:value-type="float" office:value="10.375400867760799" table:style-name="ce135">
            <text:p>10,4<text:s text:c="5"/></text:p>
          </table:table-cell>
          <table:table-cell office:value-type="float" office:value="-997" table:style-name="ce120">
            <text:p><text:s/>- 997</text:p>
          </table:table-cell>
          <table:table-cell office:value-type="float" office:value="-54.870665932856355" table:style-name="ce121">
            <text:p>-54,9<text:s text:c="3"/></text:p>
          </table:table-cell>
          <table:table-cell office:value-type="float" office:value="-280" table:style-name="ce120">
            <text:p><text:s/>- 280</text:p>
          </table:table-cell>
          <table:table-cell office:value-type="float" office:value="-25.454545454545453" table:style-name="ce121">
            <text:p>-25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60" table:style-name="ce116">
            <text:p><text:s/>160</text:p>
          </table:table-cell>
          <table:table-cell office:value-type="float" office:value="1.4339487363326762" table:style-name="ce133">
            <text:p>1,4<text:s text:c="5"/></text:p>
          </table:table-cell>
          <table:table-cell office:value-type="float" office:value="187" table:style-name="ce134">
            <text:p><text:s/>187</text:p>
          </table:table-cell>
          <table:table-cell office:value-type="float" office:value="1.6300557880055788" table:style-name="ce135">
            <text:p>1,6<text:s text:c="5"/></text:p>
          </table:table-cell>
          <table:table-cell office:value-type="float" office:value="180" table:style-name="ce134">
            <text:p><text:s/>180</text:p>
          </table:table-cell>
          <table:table-cell office:value-type="float" office:value="1.6977928692699491" table:style-name="ce135">
            <text:p>1,7<text:s text:c="5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14.438502673796791" table:style-name="ce121">
            <text:p>-14,4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11.111111111111111" table:style-name="ce121">
            <text:p>-11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35" table:style-name="ce116">
            <text:p><text:s/>35</text:p>
          </table:table-cell>
          <table:table-cell office:value-type="float" office:value="0.31367628607277293" table:style-name="ce133">
            <text:p>0,3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0.27022315202231523" table:style-name="ce135">
            <text:p>0,3<text:s text:c="5"/></text:p>
          </table:table-cell>
          <table:table-cell office:value-type="float" office:value="70" table:style-name="ce134">
            <text:p><text:s/>70</text:p>
          </table:table-cell>
          <table:table-cell office:value-type="float" office:value="0.66025278249386909" table:style-name="ce135">
            <text:p>0,7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12.903225806451612" table:style-name="ce121">
            <text:p>+12,9<text:s text:c="3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50" table:style-name="ce121">
            <text:p>-50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2439" table:style-name="ce116">
            <text:p>2 439</text:p>
          </table:table-cell>
          <table:table-cell office:value-type="float" office:value="21.858756049471232" table:style-name="ce133">
            <text:p>21,9<text:s text:c="5"/></text:p>
          </table:table-cell>
          <table:table-cell office:value-type="float" office:value="3024" table:style-name="ce134">
            <text:p>3 024</text:p>
          </table:table-cell>
          <table:table-cell office:value-type="float" office:value="26.359832635983267" table:style-name="ce135">
            <text:p>26,4<text:s text:c="5"/></text:p>
          </table:table-cell>
          <table:table-cell office:value-type="float" office:value="1997" table:style-name="ce134">
            <text:p>1 997</text:p>
          </table:table-cell>
          <table:table-cell office:value-type="float" office:value="18.836068666289378" table:style-name="ce135">
            <text:p>18,8<text:s text:c="5"/></text:p>
          </table:table-cell>
          <table:table-cell office:value-type="float" office:value="-585" table:style-name="ce120">
            <text:p><text:s/>- 585</text:p>
          </table:table-cell>
          <table:table-cell office:value-type="float" office:value="-19.345238095238095" table:style-name="ce121">
            <text:p>-19,3<text:s text:c="3"/></text:p>
          </table:table-cell>
          <table:table-cell office:value-type="float" office:value="442" table:style-name="ce120">
            <text:p>+ 442</text:p>
          </table:table-cell>
          <table:table-cell office:value-type="float" office:value="22.13319979969955" table:style-name="ce121">
            <text:p>+22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808" table:style-name="ce116">
            <text:p><text:s/>808</text:p>
          </table:table-cell>
          <table:table-cell office:value-type="float" office:value="7.2414411184800143" table:style-name="ce133">
            <text:p>7,2<text:s text:c="5"/></text:p>
          </table:table-cell>
          <table:table-cell office:value-type="float" office:value="459" table:style-name="ce134">
            <text:p><text:s/>459</text:p>
          </table:table-cell>
          <table:table-cell office:value-type="float" office:value="4.0010460251046025" table:style-name="ce135">
            <text:p>4,0<text:s text:c="5"/></text:p>
          </table:table-cell>
          <table:table-cell office:value-type="float" office:value="551" table:style-name="ce134">
            <text:p><text:s/>551</text:p>
          </table:table-cell>
          <table:table-cell office:value-type="float" office:value="5.1971326164874547" table:style-name="ce135">
            <text:p>5,2<text:s text:c="5"/></text:p>
          </table:table-cell>
          <table:table-cell office:value-type="float" office:value="349" table:style-name="ce120">
            <text:p>+ 349</text:p>
          </table:table-cell>
          <table:table-cell office:value-type="float" office:value="76.034858387799559" table:style-name="ce121">
            <text:p>+76,0<text:s text:c="3"/></text:p>
          </table:table-cell>
          <table:table-cell office:value-type="float" office:value="257" table:style-name="ce120">
            <text:p>+ 257</text:p>
          </table:table-cell>
          <table:table-cell office:value-type="float" office:value="46.64246823956443" table:style-name="ce121">
            <text:p>+46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1131" table:style-name="ce116">
            <text:p>1 131</text:p>
          </table:table-cell>
          <table:table-cell office:value-type="float" office:value="10.136225129951605" table:style-name="ce133">
            <text:p>10,1<text:s text:c="5"/></text:p>
          </table:table-cell>
          <table:table-cell office:value-type="float" office:value="1136" table:style-name="ce134">
            <text:p>1 136</text:p>
          </table:table-cell>
          <table:table-cell office:value-type="float" office:value="9.9023709902370989" table:style-name="ce135">
            <text:p>9,9<text:s text:c="5"/></text:p>
          </table:table-cell>
          <table:table-cell office:value-type="float" office:value="1214" table:style-name="ce134">
            <text:p>1 214</text:p>
          </table:table-cell>
          <table:table-cell office:value-type="float" office:value="11.450669684965101" table:style-name="ce135">
            <text:p>11,5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0.44014084507042256" table:style-name="ce121">
            <text:p>-0,4<text:s text:c="3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6.8369028006589785" table:style-name="ce121">
            <text:p>-6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249" table:style-name="ce116">
            <text:p><text:s/>249</text:p>
          </table:table-cell>
          <table:table-cell office:value-type="float" office:value="2.2315827209177272" table:style-name="ce133">
            <text:p>2,2<text:s text:c="5"/></text:p>
          </table:table-cell>
          <table:table-cell office:value-type="float" office:value="257" table:style-name="ce134">
            <text:p><text:s/>257</text:p>
          </table:table-cell>
          <table:table-cell office:value-type="float" office:value="2.2402370990237097" table:style-name="ce135">
            <text:p>2,2<text:s text:c="5"/></text:p>
          </table:table-cell>
          <table:table-cell office:value-type="float" office:value="322" table:style-name="ce134">
            <text:p><text:s/>322</text:p>
          </table:table-cell>
          <table:table-cell office:value-type="float" office:value="3.0371627994717976" table:style-name="ce135">
            <text:p>3,0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3.1128404669260701" table:style-name="ce121">
            <text:p>-3,1<text:s text:c="3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22.670807453416149" table:style-name="ce121">
            <text:p>-2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31" table:default-cell-style-name="ce1" table:visibility="collapse"/>
        <table:table-column table:style-name="co32" table:default-cell-style-name="ce1"/>
        <table:table-column table:style-name="co26" table:default-cell-style-name="ce1"/>
        <table:table-column table:style-name="co33" table:default-cell-style-name="ce1"/>
        <table:table-column table:style-name="co26" table:default-cell-style-name="ce58"/>
        <table:table-column table:style-name="co10" table:default-cell-style-name="ce58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4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OUTUBRO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5">
            <text:p>PORTUGAL</text:p>
          </table:table-cell>
          <table:table-cell office:value-type="float" office:value="6974" table:style-name="ce232">
            <text:p>6 974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8244" table:style-name="ce236">
            <text:p>8 244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7521" table:style-name="ce236">
            <text:p>7 52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1270" table:style-name="ce113">
            <text:p><text:s/>-1 270</text:p>
          </table:table-cell>
          <table:table-cell office:value-type="float" office:value="-15.405143134400776" table:style-name="ce114">
            <text:p>-15,4<text:s text:c="3"/></text:p>
          </table:table-cell>
          <table:table-cell office:value-type="float" office:value="-547" table:style-name="ce113">
            <text:p><text:s/>- 547</text:p>
          </table:table-cell>
          <table:table-cell office:value-type="float" office:value="-7.2729690200771175" table:style-name="ce114">
            <text:p>-7,3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39">
            <text:p>CONTINENTE</text:p>
          </table:table-cell>
          <table:table-cell office:value-type="float" office:value="6773" table:style-name="ce232">
            <text:p>6 773</text:p>
          </table:table-cell>
          <table:table-cell office:value-type="float" office:value="97.117866360768573" table:style-name="ce214">
            <text:p>97,1<text:s text:c="5"/></text:p>
          </table:table-cell>
          <table:table-cell office:value-type="float" office:value="7984" table:style-name="ce236">
            <text:p>7 984</text:p>
          </table:table-cell>
          <table:table-cell office:value-type="float" office:value="96.84619116933527" table:style-name="ce215">
            <text:p>96,8<text:s text:c="5"/></text:p>
          </table:table-cell>
          <table:table-cell office:value-type="float" office:value="7248" table:style-name="ce236">
            <text:p>7 248</text:p>
          </table:table-cell>
          <table:table-cell office:value-type="float" office:value="96.370163542082167" table:style-name="ce216">
            <text:p>96,4<text:s text:c="5"/></text:p>
          </table:table-cell>
          <table:table-cell office:value-type="float" office:value="-1211" table:style-name="ce113">
            <text:p><text:s/>-1 211</text:p>
          </table:table-cell>
          <table:table-cell office:value-type="float" office:value="-15.167835671342687" table:style-name="ce114">
            <text:p>-15,2<text:s text:c="3"/></text:p>
          </table:table-cell>
          <table:table-cell office:value-type="float" office:value="-475" table:style-name="ce113">
            <text:p><text:s/>- 475</text:p>
          </table:table-cell>
          <table:table-cell office:value-type="float" office:value="-6.5535320088300226" table:style-name="ce114">
            <text:p>-6,6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0">
            <text:p>Norte</text:p>
          </table:table-cell>
          <table:table-cell office:value-type="float" office:value="2759" table:style-name="ce233">
            <text:p>2 759</text:p>
          </table:table-cell>
          <table:table-cell office:value-type="float" office:value="39.561227416117006" table:style-name="ce217">
            <text:p>39,6<text:s text:c="5"/></text:p>
          </table:table-cell>
          <table:table-cell office:value-type="float" office:value="3347" table:style-name="ce237">
            <text:p>3 347</text:p>
          </table:table-cell>
          <table:table-cell office:value-type="float" office:value="40.599223677826295" table:style-name="ce218">
            <text:p>40,6<text:s text:c="5"/></text:p>
          </table:table-cell>
          <table:table-cell office:value-type="float" office:value="2745" table:style-name="ce237">
            <text:p>2 745</text:p>
          </table:table-cell>
          <table:table-cell office:value-type="float" office:value="36.497806142800158" table:style-name="ce219">
            <text:p>36,5<text:s text:c="5"/></text:p>
          </table:table-cell>
          <table:table-cell office:value-type="float" office:value="-588" table:style-name="ce120">
            <text:p><text:s/>- 588</text:p>
          </table:table-cell>
          <table:table-cell office:value-type="float" office:value="-17.567971317597848" table:style-name="ce121">
            <text:p>-17,6<text:s text:c="3"/></text:p>
          </table:table-cell>
          <table:table-cell office:value-type="float" office:value="14" table:style-name="ce120">
            <text:p>+ 14</text:p>
          </table:table-cell>
          <table:table-cell office:value-type="float" office:value="0.51001821493624777" table:style-name="ce121">
            <text:p>+0,5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0">
            <text:p>Centro</text:p>
          </table:table-cell>
          <table:table-cell office:value-type="float" office:value="2052" table:style-name="ce233">
            <text:p>2 052</text:p>
          </table:table-cell>
          <table:table-cell office:value-type="float" office:value="29.423573272153714" table:style-name="ce217">
            <text:p>29,4<text:s text:c="5"/></text:p>
          </table:table-cell>
          <table:table-cell office:value-type="float" office:value="2412" table:style-name="ce237">
            <text:p>2 412</text:p>
          </table:table-cell>
          <table:table-cell office:value-type="float" office:value="29.257641921397383" table:style-name="ce218">
            <text:p>29,3<text:s text:c="5"/></text:p>
          </table:table-cell>
          <table:table-cell office:value-type="float" office:value="2037" table:style-name="ce237">
            <text:p>2 037</text:p>
          </table:table-cell>
          <table:table-cell office:value-type="float" office:value="27.084164339848428" table:style-name="ce219">
            <text:p>27,1<text:s text:c="5"/></text:p>
          </table:table-cell>
          <table:table-cell office:value-type="float" office:value="-360" table:style-name="ce120">
            <text:p><text:s/>- 360</text:p>
          </table:table-cell>
          <table:table-cell office:value-type="float" office:value="-14.925373134328357" table:style-name="ce121">
            <text:p>-14,9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0.73637702503681879" table:style-name="ce121">
            <text:p>+0,7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501" table:style-name="ce233">
            <text:p>1 501</text:p>
          </table:table-cell>
          <table:table-cell office:value-type="float" office:value="21.522798967593921" table:style-name="ce217">
            <text:p>21,5<text:s text:c="5"/></text:p>
          </table:table-cell>
          <table:table-cell office:value-type="float" office:value="1650" table:style-name="ce237">
            <text:p>1 650</text:p>
          </table:table-cell>
          <table:table-cell office:value-type="float" office:value="20.014556040756915" table:style-name="ce218">
            <text:p>20,0<text:s text:c="5"/></text:p>
          </table:table-cell>
          <table:table-cell office:value-type="float" office:value="1888" table:style-name="ce237">
            <text:p>1 888</text:p>
          </table:table-cell>
          <table:table-cell office:value-type="float" office:value="25.103044807871296" table:style-name="ce219">
            <text:p>25,1<text:s text:c="5"/></text:p>
          </table:table-cell>
          <table:table-cell office:value-type="float" office:value="-149" table:style-name="ce120">
            <text:p><text:s/>- 149</text:p>
          </table:table-cell>
          <table:table-cell office:value-type="float" office:value="-9.0303030303030294" table:style-name="ce121">
            <text:p>-9,0<text:s text:c="3"/></text:p>
          </table:table-cell>
          <table:table-cell office:value-type="float" office:value="-387" table:style-name="ce120">
            <text:p><text:s/>- 387</text:p>
          </table:table-cell>
          <table:table-cell office:value-type="float" office:value="-20.497881355932204" table:style-name="ce121">
            <text:p>-20,5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313" table:style-name="ce233">
            <text:p><text:s/>313</text:p>
          </table:table-cell>
          <table:table-cell office:value-type="float" office:value="4.4880986521365065" table:style-name="ce217">
            <text:p>4,5<text:s text:c="5"/></text:p>
          </table:table-cell>
          <table:table-cell office:value-type="float" office:value="348" table:style-name="ce237">
            <text:p><text:s/>348</text:p>
          </table:table-cell>
          <table:table-cell office:value-type="float" office:value="4.2212518195050945" table:style-name="ce218">
            <text:p>4,2<text:s text:c="5"/></text:p>
          </table:table-cell>
          <table:table-cell office:value-type="float" office:value="401" table:style-name="ce237">
            <text:p><text:s/>401</text:p>
          </table:table-cell>
          <table:table-cell office:value-type="float" office:value="5.3317378008243583" table:style-name="ce219">
            <text:p>5,3<text:s text:c="5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10.057471264367816" table:style-name="ce121">
            <text:p>-10,1<text:s text:c="3"/></text:p>
          </table:table-cell>
          <table:table-cell office:value-type="float" office:value="-88" table:style-name="ce120">
            <text:p><text:s/>- 88</text:p>
          </table:table-cell>
          <table:table-cell office:value-type="float" office:value="-21.945137157107229" table:style-name="ce121">
            <text:p>-21,9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148" table:style-name="ce233">
            <text:p><text:s/>148</text:p>
          </table:table-cell>
          <table:table-cell office:value-type="float" office:value="2.1221680527674218" table:style-name="ce217">
            <text:p>2,1<text:s text:c="5"/></text:p>
          </table:table-cell>
          <table:table-cell office:value-type="float" office:value="227" table:style-name="ce237">
            <text:p><text:s/>227</text:p>
          </table:table-cell>
          <table:table-cell office:value-type="float" office:value="2.7535177098495875" table:style-name="ce218">
            <text:p>2,8<text:s text:c="5"/></text:p>
          </table:table-cell>
          <table:table-cell office:value-type="float" office:value="177" table:style-name="ce237">
            <text:p><text:s/>177</text:p>
          </table:table-cell>
          <table:table-cell office:value-type="float" office:value="2.3534104507379339" table:style-name="ce219">
            <text:p>2,4<text:s text:c="5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34.801762114537446" table:style-name="ce121">
            <text:p>-34,8<text:s text:c="3"/></text:p>
          </table:table-cell>
          <table:table-cell office:value-type="float" office:value="-29" table:style-name="ce120">
            <text:p><text:s/>- 29</text:p>
          </table:table-cell>
          <table:table-cell office:value-type="float" office:value="-16.38418079096045" table:style-name="ce121">
            <text:p>-16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39">
            <text:p>REG.AUTÓNOMAS</text:p>
          </table:table-cell>
          <table:table-cell office:value-type="float" office:value="201" table:style-name="ce232">
            <text:p><text:s/>201</text:p>
          </table:table-cell>
          <table:table-cell office:value-type="float" office:value="2.882133639231431" table:style-name="ce214">
            <text:p>2,9<text:s text:c="5"/></text:p>
          </table:table-cell>
          <table:table-cell office:value-type="float" office:value="260" table:style-name="ce236">
            <text:p><text:s/>260</text:p>
          </table:table-cell>
          <table:table-cell office:value-type="float" office:value="3.1538088306647261" table:style-name="ce215">
            <text:p>3,2<text:s text:c="5"/></text:p>
          </table:table-cell>
          <table:table-cell office:value-type="float" office:value="273" table:style-name="ce236">
            <text:p><text:s/>273</text:p>
          </table:table-cell>
          <table:table-cell office:value-type="float" office:value="3.6298364579178304" table:style-name="ce216">
            <text:p>3,6<text:s text:c="5"/></text:p>
          </table:table-cell>
          <table:table-cell office:value-type="float" office:value="-59" table:style-name="ce113">
            <text:p><text:s/>- 59</text:p>
          </table:table-cell>
          <table:table-cell office:value-type="float" office:value="-22.692307692307693" table:style-name="ce114">
            <text:p>-22,7<text:s text:c="3"/></text:p>
          </table:table-cell>
          <table:table-cell office:value-type="float" office:value="-72" table:style-name="ce113">
            <text:p><text:s/>- 72</text:p>
          </table:table-cell>
          <table:table-cell office:value-type="float" office:value="-26.373626373626376" table:style-name="ce114">
            <text:p>-26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16" table:style-name="ce233">
            <text:p><text:s/>116</text:p>
          </table:table-cell>
          <table:table-cell office:value-type="float" office:value="1.6633209062231142" table:style-name="ce217">
            <text:p>1,7<text:s text:c="5"/></text:p>
          </table:table-cell>
          <table:table-cell office:value-type="float" office:value="149" table:style-name="ce237">
            <text:p><text:s/>149</text:p>
          </table:table-cell>
          <table:table-cell office:value-type="float" office:value="1.80737506065017" table:style-name="ce218">
            <text:p>1,8<text:s text:c="5"/></text:p>
          </table:table-cell>
          <table:table-cell office:value-type="float" office:value="135" table:style-name="ce237">
            <text:p><text:s/>135</text:p>
          </table:table-cell>
          <table:table-cell office:value-type="float" office:value="1.7949740725967291" table:style-name="ce219">
            <text:p>1,8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22.14765100671141" table:style-name="ce121">
            <text:p>-22,1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4.074074074074074" table:style-name="ce121">
            <text:p>-14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85" table:style-name="ce233">
            <text:p><text:s/>85</text:p>
          </table:table-cell>
          <table:table-cell office:value-type="float" office:value="1.2188127330083165" table:style-name="ce217">
            <text:p>1,2<text:s text:c="5"/></text:p>
          </table:table-cell>
          <table:table-cell office:value-type="float" office:value="111" table:style-name="ce237">
            <text:p><text:s/>111</text:p>
          </table:table-cell>
          <table:table-cell office:value-type="float" office:value="1.3464337700145561" table:style-name="ce218">
            <text:p>1,3<text:s text:c="5"/></text:p>
          </table:table-cell>
          <table:table-cell office:value-type="float" office:value="138" table:style-name="ce237">
            <text:p><text:s/>138</text:p>
          </table:table-cell>
          <table:table-cell office:value-type="float" office:value="1.834862385321101" table:style-name="ce219">
            <text:p>1,8<text:s text:c="5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23.423423423423422" table:style-name="ce121">
            <text:p>-23,4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38.405797101449274" table:style-name="ce121">
            <text:p>-38,4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5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7"/>
          <table:table-cell table:style-name="ce198"/>
          <table:table-cell table:style-name="ce197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6773" table:style-name="ce109">
            <text:p>6 773</text:p>
          </table:table-cell>
          <table:table-cell office:value-type="float" office:value="100.00000000000001" table:style-name="ce110">
            <text:p>100,0<text:s text:c="5"/></text:p>
          </table:table-cell>
          <table:table-cell office:value-type="float" office:value="7984" table:style-name="ce149">
            <text:p>7 98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248" table:style-name="ce111">
            <text:p>7 24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11" table:style-name="ce194">
            <text:p><text:s/>-1 211</text:p>
          </table:table-cell>
          <table:table-cell office:value-type="float" office:value="-15.167835671342687" table:style-name="ce114">
            <text:p>-15,2<text:s text:c="3"/></text:p>
          </table:table-cell>
          <table:table-cell office:value-type="float" office:value="-475" table:style-name="ce194">
            <text:p><text:s/>- 475</text:p>
          </table:table-cell>
          <table:table-cell office:value-type="float" office:value="-6.5535320088300226" table:style-name="ce114">
            <text:p>-6,6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38" table:style-name="ce116">
            <text:p><text:s/>38</text:p>
          </table:table-cell>
          <table:table-cell office:value-type="float" office:value="0.56105123283626168" table:style-name="ce117">
            <text:p>0,6<text:s text:c="5"/></text:p>
          </table:table-cell>
          <table:table-cell office:value-type="float" office:value="19" table:style-name="ce150">
            <text:p><text:s/>19</text:p>
          </table:table-cell>
          <table:table-cell office:value-type="float" office:value="0.23797595190380763" table:style-name="ce151">
            <text:p>0,2<text:s text:c="5"/></text:p>
          </table:table-cell>
          <table:table-cell office:value-type="float" office:value="27" table:style-name="ce118">
            <text:p><text:s/>27</text:p>
          </table:table-cell>
          <table:table-cell office:value-type="float" office:value="0.37251655629139074" table:style-name="ce119">
            <text:p>0,4<text:s text:c="5"/></text:p>
          </table:table-cell>
          <table:table-cell office:value-type="float" office:value="19" table:style-name="ce195">
            <text:p>+ 19</text:p>
          </table:table-cell>
          <table:table-cell office:value-type="float" office:value="100" table:style-name="ce121">
            <text:p>+100,0<text:s text:c="3"/></text:p>
          </table:table-cell>
          <table:table-cell office:value-type="float" office:value="11" table:style-name="ce195">
            <text:p>+ 11</text:p>
          </table:table-cell>
          <table:table-cell office:value-type="float" office:value="40.74074074074074" table:style-name="ce121">
            <text:p>+40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669" table:style-name="ce116">
            <text:p><text:s/>669</text:p>
          </table:table-cell>
          <table:table-cell office:value-type="float" office:value="9.8774545991436593" table:style-name="ce117">
            <text:p>9,9<text:s text:c="5"/></text:p>
          </table:table-cell>
          <table:table-cell office:value-type="float" office:value="526" table:style-name="ce150">
            <text:p><text:s/>526</text:p>
          </table:table-cell>
          <table:table-cell office:value-type="float" office:value="6.5881763527054105" table:style-name="ce151">
            <text:p>6,6<text:s text:c="5"/></text:p>
          </table:table-cell>
          <table:table-cell office:value-type="float" office:value="799" table:style-name="ce118">
            <text:p><text:s/>799</text:p>
          </table:table-cell>
          <table:table-cell office:value-type="float" office:value="11.02373068432671" table:style-name="ce119">
            <text:p>11,0<text:s text:c="5"/></text:p>
          </table:table-cell>
          <table:table-cell office:value-type="float" office:value="143" table:style-name="ce195">
            <text:p>+ 143</text:p>
          </table:table-cell>
          <table:table-cell office:value-type="float" office:value="27.186311787072242" table:style-name="ce121">
            <text:p>+27,2<text:s text:c="3"/></text:p>
          </table:table-cell>
          <table:table-cell office:value-type="float" office:value="-130" table:style-name="ce195">
            <text:p><text:s/>- 130</text:p>
          </table:table-cell>
          <table:table-cell office:value-type="float" office:value="-16.270337922403002" table:style-name="ce121">
            <text:p>-16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398" table:style-name="ce116">
            <text:p><text:s/>398</text:p>
          </table:table-cell>
          <table:table-cell office:value-type="float" office:value="5.8762734386534774" table:style-name="ce117">
            <text:p>5,9<text:s text:c="5"/></text:p>
          </table:table-cell>
          <table:table-cell office:value-type="float" office:value="312" table:style-name="ce150">
            <text:p><text:s/>312</text:p>
          </table:table-cell>
          <table:table-cell office:value-type="float" office:value="3.9078156312625247" table:style-name="ce151">
            <text:p>3,9<text:s text:c="5"/></text:p>
          </table:table-cell>
          <table:table-cell office:value-type="float" office:value="477" table:style-name="ce118">
            <text:p><text:s/>477</text:p>
          </table:table-cell>
          <table:table-cell office:value-type="float" office:value="6.5811258278145699" table:style-name="ce119">
            <text:p>6,6<text:s text:c="5"/></text:p>
          </table:table-cell>
          <table:table-cell office:value-type="float" office:value="86" table:style-name="ce195">
            <text:p>+ 86</text:p>
          </table:table-cell>
          <table:table-cell office:value-type="float" office:value="27.564102564102566" table:style-name="ce121">
            <text:p>+27,6<text:s text:c="3"/></text:p>
          </table:table-cell>
          <table:table-cell office:value-type="float" office:value="-79" table:style-name="ce195">
            <text:p><text:s/>- 79</text:p>
          </table:table-cell>
          <table:table-cell office:value-type="float" office:value="-16.561844863731658" table:style-name="ce121">
            <text:p>-16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587" table:style-name="ce116">
            <text:p><text:s/>587</text:p>
          </table:table-cell>
          <table:table-cell office:value-type="float" office:value="8.6667650967075147" table:style-name="ce117">
            <text:p>8,7<text:s text:c="5"/></text:p>
          </table:table-cell>
          <table:table-cell office:value-type="float" office:value="564" table:style-name="ce150">
            <text:p><text:s/>564</text:p>
          </table:table-cell>
          <table:table-cell office:value-type="float" office:value="7.0641282565130261" table:style-name="ce151">
            <text:p>7,1<text:s text:c="5"/></text:p>
          </table:table-cell>
          <table:table-cell office:value-type="float" office:value="731" table:style-name="ce118">
            <text:p><text:s/>731</text:p>
          </table:table-cell>
          <table:table-cell office:value-type="float" office:value="10.085540838852097" table:style-name="ce119">
            <text:p>10,1<text:s text:c="5"/></text:p>
          </table:table-cell>
          <table:table-cell office:value-type="float" office:value="23" table:style-name="ce195">
            <text:p>+ 23</text:p>
          </table:table-cell>
          <table:table-cell office:value-type="float" office:value="4.0780141843971638" table:style-name="ce121">
            <text:p>+4,1<text:s text:c="3"/></text:p>
          </table:table-cell>
          <table:table-cell office:value-type="float" office:value="-144" table:style-name="ce195">
            <text:p><text:s/>- 144</text:p>
          </table:table-cell>
          <table:table-cell office:value-type="float" office:value="-19.699042407660738" table:style-name="ce121">
            <text:p>-19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975" table:style-name="ce116">
            <text:p><text:s/>975</text:p>
          </table:table-cell>
          <table:table-cell office:value-type="float" office:value="14.395393474088291" table:style-name="ce117">
            <text:p>14,4<text:s text:c="5"/></text:p>
          </table:table-cell>
          <table:table-cell office:value-type="float" office:value="1162" table:style-name="ce150">
            <text:p>1 162</text:p>
          </table:table-cell>
          <table:table-cell office:value-type="float" office:value="14.554108216432866" table:style-name="ce151">
            <text:p>14,6<text:s text:c="5"/></text:p>
          </table:table-cell>
          <table:table-cell office:value-type="float" office:value="1337" table:style-name="ce118">
            <text:p>1 337</text:p>
          </table:table-cell>
          <table:table-cell office:value-type="float" office:value="18.446467991169978" table:style-name="ce119">
            <text:p>18,4<text:s text:c="5"/></text:p>
          </table:table-cell>
          <table:table-cell office:value-type="float" office:value="-187" table:style-name="ce195">
            <text:p><text:s/>- 187</text:p>
          </table:table-cell>
          <table:table-cell office:value-type="float" office:value="-16.092943201376936" table:style-name="ce121">
            <text:p>-16,1<text:s text:c="3"/></text:p>
          </table:table-cell>
          <table:table-cell office:value-type="float" office:value="-362" table:style-name="ce195">
            <text:p><text:s/>- 362</text:p>
          </table:table-cell>
          <table:table-cell office:value-type="float" office:value="-27.075542258788332" table:style-name="ce121">
            <text:p>-2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24" table:style-name="ce116">
            <text:p><text:s/>124</text:p>
          </table:table-cell>
          <table:table-cell office:value-type="float" office:value="1.8307987597814854" table:style-name="ce117">
            <text:p>1,8<text:s text:c="5"/></text:p>
          </table:table-cell>
          <table:table-cell office:value-type="float" office:value="142" table:style-name="ce150">
            <text:p><text:s/>142</text:p>
          </table:table-cell>
          <table:table-cell office:value-type="float" office:value="1.7785571142284569" table:style-name="ce151">
            <text:p>1,8<text:s text:c="5"/></text:p>
          </table:table-cell>
          <table:table-cell office:value-type="float" office:value="168" table:style-name="ce118">
            <text:p><text:s/>168</text:p>
          </table:table-cell>
          <table:table-cell office:value-type="float" office:value="2.3178807947019866" table:style-name="ce119">
            <text:p>2,3<text:s text:c="5"/></text:p>
          </table:table-cell>
          <table:table-cell office:value-type="float" office:value="-18" table:style-name="ce195">
            <text:p><text:s/>- 18</text:p>
          </table:table-cell>
          <table:table-cell office:value-type="float" office:value="-12.676056338028168" table:style-name="ce121">
            <text:p>-12,7<text:s text:c="3"/></text:p>
          </table:table-cell>
          <table:table-cell office:value-type="float" office:value="-44" table:style-name="ce195">
            <text:p><text:s/>- 44</text:p>
          </table:table-cell>
          <table:table-cell office:value-type="float" office:value="-26.190476190476193" table:style-name="ce121">
            <text:p>-26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920" table:style-name="ce116">
            <text:p><text:s/>920</text:p>
          </table:table-cell>
          <table:table-cell office:value-type="float" office:value="13.58334563708844" table:style-name="ce117">
            <text:p>13,6<text:s text:c="5"/></text:p>
          </table:table-cell>
          <table:table-cell office:value-type="float" office:value="880" table:style-name="ce150">
            <text:p><text:s/>880</text:p>
          </table:table-cell>
          <table:table-cell office:value-type="float" office:value="11.022044088176353" table:style-name="ce151">
            <text:p>11,0<text:s text:c="5"/></text:p>
          </table:table-cell>
          <table:table-cell office:value-type="float" office:value="831" table:style-name="ce118">
            <text:p><text:s/>831</text:p>
          </table:table-cell>
          <table:table-cell office:value-type="float" office:value="11.465231788079471" table:style-name="ce119">
            <text:p>11,5<text:s text:c="5"/></text:p>
          </table:table-cell>
          <table:table-cell office:value-type="float" office:value="40" table:style-name="ce195">
            <text:p>+ 40</text:p>
          </table:table-cell>
          <table:table-cell office:value-type="float" office:value="4.5454545454545459" table:style-name="ce121">
            <text:p>+4,5<text:s text:c="3"/></text:p>
          </table:table-cell>
          <table:table-cell office:value-type="float" office:value="89" table:style-name="ce195">
            <text:p>+ 89</text:p>
          </table:table-cell>
          <table:table-cell office:value-type="float" office:value="10.709987966305656" table:style-name="ce121">
            <text:p>+10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777" table:style-name="ce116">
            <text:p><text:s/>777</text:p>
          </table:table-cell>
          <table:table-cell office:value-type="float" office:value="11.472021260888823" table:style-name="ce117">
            <text:p>11,5<text:s text:c="5"/></text:p>
          </table:table-cell>
          <table:table-cell office:value-type="float" office:value="775" table:style-name="ce150">
            <text:p><text:s/>775</text:p>
          </table:table-cell>
          <table:table-cell office:value-type="float" office:value="9.7069138276553115" table:style-name="ce151">
            <text:p>9,7<text:s text:c="5"/></text:p>
          </table:table-cell>
          <table:table-cell office:value-type="float" office:value="607" table:style-name="ce118">
            <text:p><text:s/>607</text:p>
          </table:table-cell>
          <table:table-cell office:value-type="float" office:value="8.3747240618101539" table:style-name="ce119">
            <text:p>8,4<text:s text:c="5"/></text:p>
          </table:table-cell>
          <table:table-cell office:value-type="float" office:value="2" table:style-name="ce195">
            <text:p>+ 2</text:p>
          </table:table-cell>
          <table:table-cell office:value-type="float" office:value="0.25806451612903225" table:style-name="ce121">
            <text:p>+0,3<text:s text:c="3"/></text:p>
          </table:table-cell>
          <table:table-cell office:value-type="float" office:value="170" table:style-name="ce195">
            <text:p>+ 170</text:p>
          </table:table-cell>
          <table:table-cell office:value-type="float" office:value="28.006589785831959" table:style-name="ce121">
            <text:p>+28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2279" table:style-name="ce116">
            <text:p>2 279</text:p>
          </table:table-cell>
          <table:table-cell office:value-type="float" office:value="33.648309464048424" table:style-name="ce117">
            <text:p>33,6<text:s text:c="5"/></text:p>
          </table:table-cell>
          <table:table-cell office:value-type="float" office:value="3600" table:style-name="ce150">
            <text:p>3 600</text:p>
          </table:table-cell>
          <table:table-cell office:value-type="float" office:value="45.09018036072144" table:style-name="ce151">
            <text:p>45,1<text:s text:c="5"/></text:p>
          </table:table-cell>
          <table:table-cell office:value-type="float" office:value="2269" table:style-name="ce118">
            <text:p>2 269</text:p>
          </table:table-cell>
          <table:table-cell office:value-type="float" office:value="31.305187637969095" table:style-name="ce119">
            <text:p>31,3<text:s text:c="5"/></text:p>
          </table:table-cell>
          <table:table-cell office:value-type="float" office:value="-1321" table:style-name="ce195">
            <text:p><text:s/>-1 321</text:p>
          </table:table-cell>
          <table:table-cell office:value-type="float" office:value="-36.694444444444443" table:style-name="ce121">
            <text:p>-36,7<text:s text:c="3"/></text:p>
          </table:table-cell>
          <table:table-cell office:value-type="float" office:value="10" table:style-name="ce195">
            <text:p>+ 10</text:p>
          </table:table-cell>
          <table:table-cell office:value-type="float" office:value="0.44072278536800352" table:style-name="ce121">
            <text:p>+0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6" table:style-name="ce116">
            <text:p><text:s/>6</text:p>
          </table:table-cell>
          <table:table-cell office:value-type="float" office:value="8.8587036763620258E-2" table:style-name="ce117">
            <text:p>0,1<text:s text:c="5"/></text:p>
          </table:table-cell>
          <table:table-cell office:value-type="float" office:value="4" table:style-name="ce150">
            <text:p><text:s/>4</text:p>
          </table:table-cell>
          <table:table-cell office:value-type="float" office:value="5.0100200400801598E-2" table:style-name="ce151">
            <text:p>0,1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2.759381898454746E-2" table:style-name="ce119">
            <text:p>0,0<text:s text:c="5"/></text:p>
          </table:table-cell>
          <table:table-cell office:value-type="float" office:value="2" table:style-name="ce195">
            <text:p>+ 2</text:p>
          </table:table-cell>
          <table:table-cell office:value-type="string" table:style-name="ce254">
            <text:p>-</text:p>
          </table:table-cell>
          <table:table-cell office:value-type="float" office:value="4" table:style-name="ce195">
            <text:p>+ 4</text:p>
          </table:table-cell>
          <table:table-cell office:value-type="float" office:value="200" table:style-name="ce121">
            <text:p>+20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5">
            <text:p>+ 0</text:p>
          </table:table-cell>
          <table:table-cell office:value-type="string" table:style-name="ce254">
            <text:p>-</text:p>
          </table:table-cell>
          <table:table-cell office:value-type="float" office:value="0" table:style-name="ce195">
            <text:p>+ 0</text:p>
          </table:table-cell>
          <table:table-cell office:value-type="string" table:style-name="ce254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6"/>
          <table:table-cell table:style-name="ce199"/>
          <table:table-cell table:style-name="ce196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1402in" svg:y="0.23291in" svg:width="1.93444in" svg:height="0.51942in">
                <draw:text-box>
                  <text:p text:style-name="a122" text:class-names="" text:cond-style-name=""><text:span text:style-name="a120" text:class-names="">OUTUBRO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2323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3 <text:s/>- <text:s/>COLOCAÇÕES EFETUADAS, <text:s text:c="2"/>POR <text:s/>ATIVIDADE <text:s/>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OUTUBR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SETEMBR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OUTUBR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6773" table:style-name="ce109">
            <text:p>6 77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7984" table:style-name="ce111">
            <text:p>7 984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7248" table:style-name="ce111">
            <text:p>7 24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11" table:style-name="ce113">
            <text:p><text:s/>-1 211</text:p>
          </table:table-cell>
          <table:table-cell office:value-type="float" office:value="-15.167835671342687" table:style-name="ce114">
            <text:p>-15,2<text:s text:c="3"/></text:p>
          </table:table-cell>
          <table:table-cell office:value-type="float" office:value="-475" table:style-name="ce113">
            <text:p><text:s/>- 475</text:p>
          </table:table-cell>
          <table:table-cell office:value-type="float" office:value="-6.5535320088300226" table:style-name="ce114">
            <text:p>-6,6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179" table:style-name="ce109">
            <text:p><text:s/>179</text:p>
          </table:table-cell>
          <table:table-cell office:value-type="float" office:value="2.6428465967813377" table:style-name="ce110">
            <text:p>2,6<text:s text:c="5"/></text:p>
          </table:table-cell>
          <table:table-cell office:value-type="float" office:value="152" table:style-name="ce111">
            <text:p><text:s/>152</text:p>
          </table:table-cell>
          <table:table-cell office:value-type="float" office:value="1.903807615230461" table:style-name="ce112">
            <text:p>1,9<text:s text:c="5"/></text:p>
          </table:table-cell>
          <table:table-cell office:value-type="float" office:value="254" table:style-name="ce111">
            <text:p><text:s/>254</text:p>
          </table:table-cell>
          <table:table-cell office:value-type="float" office:value="3.5044150110375276" table:style-name="ce112">
            <text:p>3,5<text:s text:c="5"/></text:p>
          </table:table-cell>
          <table:table-cell office:value-type="float" office:value="27" table:style-name="ce113">
            <text:p>+ 27</text:p>
          </table:table-cell>
          <table:table-cell office:value-type="float" office:value="17.763157894736842" table:style-name="ce114">
            <text:p>+17,8<text:s text:c="3"/></text:p>
          </table:table-cell>
          <table:table-cell office:value-type="float" office:value="-75" table:style-name="ce113">
            <text:p><text:s/>- 75</text:p>
          </table:table-cell>
          <table:table-cell office:value-type="float" office:value="-29.527559055118108" table:style-name="ce114">
            <text:p>-29,5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818" table:style-name="ce127">
            <text:p>1 818</text:p>
          </table:table-cell>
          <table:table-cell office:value-type="float" office:value="26.841872139376939" table:style-name="ce128">
            <text:p>26,8<text:s text:c="5"/></text:p>
          </table:table-cell>
          <table:table-cell office:value-type="float" office:value="1622" table:style-name="ce111">
            <text:p>1 622</text:p>
          </table:table-cell>
          <table:table-cell office:value-type="float" office:value="20.315631262525049" table:style-name="ce112">
            <text:p>20,3<text:s text:c="5"/></text:p>
          </table:table-cell>
          <table:table-cell office:value-type="float" office:value="1683" table:style-name="ce111">
            <text:p>1 683</text:p>
          </table:table-cell>
          <table:table-cell office:value-type="float" office:value="23.22019867549669" table:style-name="ce112">
            <text:p>23,2<text:s text:c="5"/></text:p>
          </table:table-cell>
          <table:table-cell office:value-type="float" office:value="196" table:style-name="ce113">
            <text:p>+ 196</text:p>
          </table:table-cell>
          <table:table-cell office:value-type="float" office:value="12.083847102342787" table:style-name="ce114">
            <text:p>+12,1<text:s text:c="3"/></text:p>
          </table:table-cell>
          <table:table-cell office:value-type="float" office:value="135" table:style-name="ce113">
            <text:p>+ 135</text:p>
          </table:table-cell>
          <table:table-cell office:value-type="float" office:value="8.0213903743315509" table:style-name="ce114">
            <text:p>+8,0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9" table:style-name="ce116">
            <text:p><text:s/>9</text:p>
          </table:table-cell>
          <table:table-cell office:value-type="float" office:value="0.13288055514543037" table:style-name="ce117">
            <text:p>0,1<text:s text:c="5"/></text:p>
          </table:table-cell>
          <table:table-cell office:value-type="float" office:value="8" table:style-name="ce118">
            <text:p><text:s/>8</text:p>
          </table:table-cell>
          <table:table-cell office:value-type="float" office:value="0.1002004008016032" table:style-name="ce119">
            <text:p>0,1<text:s text:c="5"/></text:p>
          </table:table-cell>
          <table:table-cell office:value-type="float" office:value="9" table:style-name="ce118">
            <text:p><text:s/>9</text:p>
          </table:table-cell>
          <table:table-cell office:value-type="float" office:value="0.12417218543046359" table:style-name="ce119">
            <text:p>0,1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2.5" table:style-name="ce121">
            <text:p>+12,5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229" table:style-name="ce116">
            <text:p><text:s/>229</text:p>
          </table:table-cell>
          <table:table-cell office:value-type="float" office:value="3.3810719031448397" table:style-name="ce117">
            <text:p>3,4<text:s text:c="5"/></text:p>
          </table:table-cell>
          <table:table-cell office:value-type="float" office:value="204" table:style-name="ce118">
            <text:p><text:s/>204</text:p>
          </table:table-cell>
          <table:table-cell office:value-type="float" office:value="2.555110220440882" table:style-name="ce119">
            <text:p>2,6<text:s text:c="5"/></text:p>
          </table:table-cell>
          <table:table-cell office:value-type="float" office:value="243" table:style-name="ce118">
            <text:p><text:s/>243</text:p>
          </table:table-cell>
          <table:table-cell office:value-type="float" office:value="3.3526490066225163" table:style-name="ce119">
            <text:p>3,4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12.254901960784313" table:style-name="ce121">
            <text:p>+12,3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5.761316872427984" table:style-name="ce121">
            <text:p>-5,8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95" table:style-name="ce116">
            <text:p><text:s/>95</text:p>
          </table:table-cell>
          <table:table-cell office:value-type="float" office:value="1.402628082090654" table:style-name="ce152">
            <text:p>1,4<text:s text:c="5"/></text:p>
          </table:table-cell>
          <table:table-cell office:value-type="float" office:value="67" table:style-name="ce153">
            <text:p><text:s/>67</text:p>
          </table:table-cell>
          <table:table-cell office:value-type="float" office:value="0.83917835671342678" table:style-name="ce154">
            <text:p>0,8<text:s text:c="5"/></text:p>
          </table:table-cell>
          <table:table-cell office:value-type="float" office:value="68" table:style-name="ce118">
            <text:p><text:s/>68</text:p>
          </table:table-cell>
          <table:table-cell office:value-type="float" office:value="0.93818984547461359" table:style-name="ce154">
            <text:p>0,9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41.791044776119399" table:style-name="ce121">
            <text:p>+41,8<text:s text:c="3"/></text:p>
          </table:table-cell>
          <table:table-cell office:value-type="float" office:value="27" table:style-name="ce120">
            <text:p>+ 27</text:p>
          </table:table-cell>
          <table:table-cell office:value-type="float" office:value="39.705882352941174" table:style-name="ce121">
            <text:p>+39,7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258" table:style-name="ce116">
            <text:p><text:s/>258</text:p>
          </table:table-cell>
          <table:table-cell office:value-type="float" office:value="3.8092425808356709" table:style-name="ce133">
            <text:p>3,8<text:s text:c="5"/></text:p>
          </table:table-cell>
          <table:table-cell office:value-type="float" office:value="221" table:style-name="ce134">
            <text:p><text:s/>221</text:p>
          </table:table-cell>
          <table:table-cell office:value-type="float" office:value="2.7680360721442887" table:style-name="ce135">
            <text:p>2,8<text:s text:c="5"/></text:p>
          </table:table-cell>
          <table:table-cell office:value-type="float" office:value="213" table:style-name="ce118">
            <text:p><text:s/>213</text:p>
          </table:table-cell>
          <table:table-cell office:value-type="float" office:value="2.9387417218543046" table:style-name="ce135">
            <text:p>2,9<text:s text:c="5"/></text:p>
          </table:table-cell>
          <table:table-cell office:value-type="float" office:value="37" table:style-name="ce120">
            <text:p>+ 37</text:p>
          </table:table-cell>
          <table:table-cell office:value-type="float" office:value="16.742081447963798" table:style-name="ce121">
            <text:p>+16,7<text:s text:c="3"/></text:p>
          </table:table-cell>
          <table:table-cell office:value-type="float" office:value="45" table:style-name="ce120">
            <text:p>+ 45</text:p>
          </table:table-cell>
          <table:table-cell office:value-type="float" office:value="21.12676056338028" table:style-name="ce121">
            <text:p>+21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22" table:style-name="ce116">
            <text:p><text:s/>122</text:p>
          </table:table-cell>
          <table:table-cell office:value-type="float" office:value="1.8012697475269452" table:style-name="ce133">
            <text:p>1,8<text:s text:c="5"/></text:p>
          </table:table-cell>
          <table:table-cell office:value-type="float" office:value="143" table:style-name="ce134">
            <text:p><text:s/>143</text:p>
          </table:table-cell>
          <table:table-cell office:value-type="float" office:value="1.7910821643286574" table:style-name="ce135">
            <text:p>1,8<text:s text:c="5"/></text:p>
          </table:table-cell>
          <table:table-cell office:value-type="float" office:value="109" table:style-name="ce118">
            <text:p><text:s/>109</text:p>
          </table:table-cell>
          <table:table-cell office:value-type="float" office:value="1.5038631346578366" table:style-name="ce135">
            <text:p>1,5<text:s text:c="5"/></text:p>
          </table:table-cell>
          <table:table-cell office:value-type="float" office:value="-21" table:style-name="ce120">
            <text:p><text:s/>- 21</text:p>
          </table:table-cell>
          <table:table-cell office:value-type="float" office:value="-14.685314685314685" table:style-name="ce121">
            <text:p>-14,7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11.926605504587156" table:style-name="ce121">
            <text:p>+11,9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43" table:style-name="ce116">
            <text:p><text:s/>43</text:p>
          </table:table-cell>
          <table:table-cell office:value-type="float" office:value="0.63487376347261182" table:style-name="ce133">
            <text:p>0,6<text:s text:c="5"/></text:p>
          </table:table-cell>
          <table:table-cell office:value-type="float" office:value="20" table:style-name="ce134">
            <text:p><text:s/>20</text:p>
          </table:table-cell>
          <table:table-cell office:value-type="float" office:value="0.25050100200400799" table:style-name="ce135">
            <text:p>0,3<text:s text:c="5"/></text:p>
          </table:table-cell>
          <table:table-cell office:value-type="float" office:value="52" table:style-name="ce118">
            <text:p><text:s/>52</text:p>
          </table:table-cell>
          <table:table-cell office:value-type="float" office:value="0.717439293598234" table:style-name="ce135">
            <text:p>0,7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114.99999999999999" table:style-name="ce121">
            <text:p>+115,0<text:s text:c="3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17.307692307692307" table:style-name="ce121">
            <text:p>-17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35" table:style-name="ce116">
            <text:p><text:s/>35</text:p>
          </table:table-cell>
          <table:table-cell office:value-type="float" office:value="0.51675771445445151" table:style-name="ce133">
            <text:p>0,5<text:s text:c="5"/></text:p>
          </table:table-cell>
          <table:table-cell office:value-type="float" office:value="13" table:style-name="ce134">
            <text:p><text:s/>13</text:p>
          </table:table-cell>
          <table:table-cell office:value-type="float" office:value="0.16282565130260521" table:style-name="ce135">
            <text:p>0,2<text:s text:c="5"/></text:p>
          </table:table-cell>
          <table:table-cell office:value-type="float" office:value="28" table:style-name="ce118">
            <text:p><text:s/>28</text:p>
          </table:table-cell>
          <table:table-cell office:value-type="float" office:value="0.38631346578366449" table:style-name="ce135">
            <text:p>0,4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169.23076923076923" table:style-name="ce121">
            <text:p>+169,2<text:s text:c="3"/></text:p>
          </table:table-cell>
          <table:table-cell office:value-type="float" office:value="7" table:style-name="ce120">
            <text:p>+ 7</text:p>
          </table:table-cell>
          <table:table-cell office:value-type="float" office:value="25" table:style-name="ce121">
            <text:p>+25,0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54" table:style-name="ce116">
            <text:p><text:s/>54</text:p>
          </table:table-cell>
          <table:table-cell office:value-type="float" office:value="0.7972833308725823" table:style-name="ce133">
            <text:p>0,8<text:s text:c="5"/></text:p>
          </table:table-cell>
          <table:table-cell office:value-type="float" office:value="76" table:style-name="ce134">
            <text:p><text:s/>76</text:p>
          </table:table-cell>
          <table:table-cell office:value-type="float" office:value="0.95190380761523052" table:style-name="ce135">
            <text:p>1,0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64845474613686538" table:style-name="ce135">
            <text:p>0,6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28.947368421052634" table:style-name="ce121">
            <text:p>-28,9<text:s text:c="3"/></text:p>
          </table:table-cell>
          <table:table-cell office:value-type="float" office:value="7" table:style-name="ce120">
            <text:p>+ 7</text:p>
          </table:table-cell>
          <table:table-cell office:value-type="float" office:value="14.893617021276595" table:style-name="ce121">
            <text:p>+14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78" table:style-name="ce116">
            <text:p><text:s/>78</text:p>
          </table:table-cell>
          <table:table-cell office:value-type="float" office:value="1.1516314779270633" table:style-name="ce133">
            <text:p>1,2<text:s text:c="5"/></text:p>
          </table:table-cell>
          <table:table-cell office:value-type="float" office:value="67" table:style-name="ce134">
            <text:p><text:s/>67</text:p>
          </table:table-cell>
          <table:table-cell office:value-type="float" office:value="0.83917835671342678" table:style-name="ce135">
            <text:p>0,8<text:s text:c="5"/></text:p>
          </table:table-cell>
          <table:table-cell office:value-type="float" office:value="51" table:style-name="ce118">
            <text:p><text:s/>51</text:p>
          </table:table-cell>
          <table:table-cell office:value-type="float" office:value="0.70364238410596025" table:style-name="ce135">
            <text:p>0,7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16.417910447761194" table:style-name="ce121">
            <text:p>+16,4<text:s text:c="3"/></text:p>
          </table:table-cell>
          <table:table-cell office:value-type="float" office:value="27" table:style-name="ce120">
            <text:p>+ 27</text:p>
          </table:table-cell>
          <table:table-cell office:value-type="float" office:value="52.941176470588239" table:style-name="ce121">
            <text:p>+52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75" table:style-name="ce116">
            <text:p><text:s/>175</text:p>
          </table:table-cell>
          <table:table-cell office:value-type="float" office:value="2.5837885722722573" table:style-name="ce133">
            <text:p>2,6<text:s text:c="5"/></text:p>
          </table:table-cell>
          <table:table-cell office:value-type="float" office:value="156" table:style-name="ce134">
            <text:p><text:s/>156</text:p>
          </table:table-cell>
          <table:table-cell office:value-type="float" office:value="1.9539078156312624" table:style-name="ce135">
            <text:p>2,0<text:s text:c="5"/></text:p>
          </table:table-cell>
          <table:table-cell office:value-type="float" office:value="154" table:style-name="ce118">
            <text:p><text:s/>154</text:p>
          </table:table-cell>
          <table:table-cell office:value-type="float" office:value="2.1247240618101548" table:style-name="ce135">
            <text:p>2,1<text:s text:c="5"/></text:p>
          </table:table-cell>
          <table:table-cell office:value-type="float" office:value="19" table:style-name="ce120">
            <text:p>+ 19</text:p>
          </table:table-cell>
          <table:table-cell office:value-type="float" office:value="12.179487179487179" table:style-name="ce121">
            <text:p>+12,2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13.636363636363635" table:style-name="ce121">
            <text:p>+13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71" table:style-name="ce116">
            <text:p><text:s/>71</text:p>
          </table:table-cell>
          <table:table-cell office:value-type="float" office:value="1.0482799350361731" table:style-name="ce133">
            <text:p>1,0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61372745490981961" table:style-name="ce135">
            <text:p>0,6<text:s text:c="5"/></text:p>
          </table:table-cell>
          <table:table-cell office:value-type="float" office:value="48" table:style-name="ce118">
            <text:p><text:s/>48</text:p>
          </table:table-cell>
          <table:table-cell office:value-type="float" office:value="0.66225165562913912" table:style-name="ce135">
            <text:p>0,7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44.897959183673471" table:style-name="ce121">
            <text:p>+44,9<text:s text:c="3"/></text:p>
          </table:table-cell>
          <table:table-cell office:value-type="float" office:value="23" table:style-name="ce120">
            <text:p>+ 23</text:p>
          </table:table-cell>
          <table:table-cell office:value-type="float" office:value="47.916666666666671" table:style-name="ce121">
            <text:p>+47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3" table:style-name="ce116">
            <text:p><text:s/>33</text:p>
          </table:table-cell>
          <table:table-cell office:value-type="float" office:value="0.48722870219991138" table:style-name="ce133">
            <text:p>0,5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35070140280561124" table:style-name="ce135">
            <text:p>0,4<text:s text:c="5"/></text:p>
          </table:table-cell>
          <table:table-cell office:value-type="float" office:value="72" table:style-name="ce118">
            <text:p><text:s/>72</text:p>
          </table:table-cell>
          <table:table-cell office:value-type="float" office:value="0.99337748344370869" table:style-name="ce135">
            <text:p>1,0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17.857142857142858" table:style-name="ce121">
            <text:p>+17,9<text:s text:c="3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54.166666666666664" table:style-name="ce121">
            <text:p>-54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67" table:style-name="ce116">
            <text:p><text:s/>167</text:p>
          </table:table-cell>
          <table:table-cell office:value-type="float" office:value="2.465672523254097" table:style-name="ce133">
            <text:p>2,5<text:s text:c="5"/></text:p>
          </table:table-cell>
          <table:table-cell office:value-type="float" office:value="200" table:style-name="ce134">
            <text:p><text:s/>200</text:p>
          </table:table-cell>
          <table:table-cell office:value-type="float" office:value="2.5050100200400802" table:style-name="ce135">
            <text:p>2,5<text:s text:c="5"/></text:p>
          </table:table-cell>
          <table:table-cell office:value-type="float" office:value="151" table:style-name="ce118">
            <text:p><text:s/>151</text:p>
          </table:table-cell>
          <table:table-cell office:value-type="float" office:value="2.083333333333333" table:style-name="ce135">
            <text:p>2,1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16.5" table:style-name="ce121">
            <text:p>-16,5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10.596026490066226" table:style-name="ce121">
            <text:p>+10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45" table:style-name="ce116">
            <text:p><text:s/>45</text:p>
          </table:table-cell>
          <table:table-cell office:value-type="float" office:value="0.6644027757271519" table:style-name="ce133">
            <text:p>0,7<text:s text:c="5"/></text:p>
          </table:table-cell>
          <table:table-cell office:value-type="float" office:value="39" table:style-name="ce134">
            <text:p><text:s/>39</text:p>
          </table:table-cell>
          <table:table-cell office:value-type="float" office:value="0.48847695390781559" table:style-name="ce135">
            <text:p>0,5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64845474613686538" table:style-name="ce135">
            <text:p>0,6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15.384615384615385" table:style-name="ce121">
            <text:p>+15,4<text:s text:c="3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4.2553191489361701" table:style-name="ce121">
            <text:p>-4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404" table:style-name="ce116">
            <text:p><text:s/>404</text:p>
          </table:table-cell>
          <table:table-cell office:value-type="float" office:value="5.9648604754170966" table:style-name="ce133">
            <text:p>6,0<text:s text:c="5"/></text:p>
          </table:table-cell>
          <table:table-cell office:value-type="float" office:value="331" table:style-name="ce134">
            <text:p><text:s/>331</text:p>
          </table:table-cell>
          <table:table-cell office:value-type="float" office:value="4.145791583166333" table:style-name="ce135">
            <text:p>4,1<text:s text:c="5"/></text:p>
          </table:table-cell>
          <table:table-cell office:value-type="float" office:value="391" table:style-name="ce118">
            <text:p><text:s/>391</text:p>
          </table:table-cell>
          <table:table-cell office:value-type="float" office:value="5.3945916114790284" table:style-name="ce135">
            <text:p>5,4<text:s text:c="5"/></text:p>
          </table:table-cell>
          <table:table-cell office:value-type="float" office:value="73" table:style-name="ce120">
            <text:p>+ 73</text:p>
          </table:table-cell>
          <table:table-cell office:value-type="float" office:value="22.054380664652566" table:style-name="ce121">
            <text:p>+22,1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3.3248081841432229" table:style-name="ce121">
            <text:p>+3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2">
            <text:p>Serviços</text:p>
          </table:table-cell>
          <table:table-cell office:value-type="float" office:value="4776" table:style-name="ce127">
            <text:p>4 776</text:p>
          </table:table-cell>
          <table:table-cell office:value-type="float" office:value="70.515281263841729" table:style-name="ce128">
            <text:p>70,5<text:s text:c="5"/></text:p>
          </table:table-cell>
          <table:table-cell office:value-type="float" office:value="6210" table:style-name="ce129">
            <text:p>6 210</text:p>
          </table:table-cell>
          <table:table-cell office:value-type="float" office:value="77.780561122244478" table:style-name="ce130">
            <text:p>77,8<text:s text:c="5"/></text:p>
          </table:table-cell>
          <table:table-cell office:value-type="float" office:value="5311" table:style-name="ce129">
            <text:p>5 311</text:p>
          </table:table-cell>
          <table:table-cell office:value-type="float" office:value="73.275386313465788" table:style-name="ce130">
            <text:p>73,3<text:s text:c="5"/></text:p>
          </table:table-cell>
          <table:table-cell office:value-type="float" office:value="-1434" table:style-name="ce113">
            <text:p><text:s/>-1 434</text:p>
          </table:table-cell>
          <table:table-cell office:value-type="float" office:value="-23.091787439613526" table:style-name="ce114">
            <text:p>-23,1<text:s text:c="3"/></text:p>
          </table:table-cell>
          <table:table-cell office:value-type="float" office:value="-535" table:style-name="ce113">
            <text:p><text:s/>- 535</text:p>
          </table:table-cell>
          <table:table-cell office:value-type="float" office:value="-10.073432498587836" table:style-name="ce114">
            <text:p>-10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21" table:style-name="ce116">
            <text:p><text:s/>121</text:p>
          </table:table-cell>
          <table:table-cell office:value-type="float" office:value="1.7865052413996754" table:style-name="ce133">
            <text:p>1,8<text:s text:c="5"/></text:p>
          </table:table-cell>
          <table:table-cell office:value-type="float" office:value="77" table:style-name="ce134">
            <text:p><text:s/>77</text:p>
          </table:table-cell>
          <table:table-cell office:value-type="float" office:value="0.96442885771543074" table:style-name="ce135">
            <text:p>1,0<text:s text:c="5"/></text:p>
          </table:table-cell>
          <table:table-cell office:value-type="float" office:value="126" table:style-name="ce134">
            <text:p><text:s/>126</text:p>
          </table:table-cell>
          <table:table-cell office:value-type="float" office:value="1.73841059602649" table:style-name="ce135">
            <text:p>1,7<text:s text:c="5"/></text:p>
          </table:table-cell>
          <table:table-cell office:value-type="float" office:value="44" table:style-name="ce120">
            <text:p>+ 44</text:p>
          </table:table-cell>
          <table:table-cell office:value-type="float" office:value="57.142857142857139" table:style-name="ce121">
            <text:p>+57,1<text:s text:c="3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3.9682539682539679" table:style-name="ce121">
            <text:p>-4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927" table:style-name="ce116">
            <text:p><text:s/>927</text:p>
          </table:table-cell>
          <table:table-cell office:value-type="float" office:value="13.68669717997933" table:style-name="ce133">
            <text:p>13,7<text:s text:c="5"/></text:p>
          </table:table-cell>
          <table:table-cell office:value-type="float" office:value="650" table:style-name="ce134">
            <text:p><text:s/>650</text:p>
          </table:table-cell>
          <table:table-cell office:value-type="float" office:value="8.1412825651302612" table:style-name="ce135">
            <text:p>8,1<text:s text:c="5"/></text:p>
          </table:table-cell>
          <table:table-cell office:value-type="float" office:value="1074" table:style-name="ce134">
            <text:p>1 074</text:p>
          </table:table-cell>
          <table:table-cell office:value-type="float" office:value="14.817880794701988" table:style-name="ce135">
            <text:p>14,8<text:s text:c="5"/></text:p>
          </table:table-cell>
          <table:table-cell office:value-type="float" office:value="277" table:style-name="ce120">
            <text:p>+ 277</text:p>
          </table:table-cell>
          <table:table-cell office:value-type="float" office:value="42.615384615384613" table:style-name="ce121">
            <text:p>+42,6<text:s text:c="3"/></text:p>
          </table:table-cell>
          <table:table-cell office:value-type="float" office:value="-147" table:style-name="ce120">
            <text:p><text:s/>- 147</text:p>
          </table:table-cell>
          <table:table-cell office:value-type="float" office:value="-13.687150837988826" table:style-name="ce121">
            <text:p>-13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84" table:style-name="ce116">
            <text:p><text:s/>84</text:p>
          </table:table-cell>
          <table:table-cell office:value-type="float" office:value="1.2402185146906834" table:style-name="ce152">
            <text:p>1,2<text:s text:c="5"/></text:p>
          </table:table-cell>
          <table:table-cell office:value-type="float" office:value="95" table:style-name="ce134">
            <text:p><text:s/>95</text:p>
          </table:table-cell>
          <table:table-cell office:value-type="float" office:value="1.189879759519038" table:style-name="ce154">
            <text:p>1,2<text:s text:c="5"/></text:p>
          </table:table-cell>
          <table:table-cell office:value-type="float" office:value="129" table:style-name="ce134">
            <text:p><text:s/>129</text:p>
          </table:table-cell>
          <table:table-cell office:value-type="float" office:value="1.7798013245033113" table:style-name="ce154">
            <text:p>1,8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11.578947368421053" table:style-name="ce121">
            <text:p>-11,6<text:s text:c="3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34.883720930232556" table:style-name="ce121">
            <text:p>-3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6">
            <text:p>Alojamento, restauração e similares</text:p>
          </table:table-cell>
          <table:table-cell office:value-type="float" office:value="442" table:style-name="ce116">
            <text:p><text:s/>442</text:p>
          </table:table-cell>
          <table:table-cell office:value-type="float" office:value="6.525911708253358" table:style-name="ce133">
            <text:p>6,5<text:s text:c="5"/></text:p>
          </table:table-cell>
          <table:table-cell office:value-type="float" office:value="1454" table:style-name="ce134">
            <text:p>1 454</text:p>
          </table:table-cell>
          <table:table-cell office:value-type="float" office:value="18.211422845691384" table:style-name="ce135">
            <text:p>18,2<text:s text:c="5"/></text:p>
          </table:table-cell>
          <table:table-cell office:value-type="float" office:value="687" table:style-name="ce134">
            <text:p><text:s/>687</text:p>
          </table:table-cell>
          <table:table-cell office:value-type="float" office:value="9.4784768211920536" table:style-name="ce135">
            <text:p>9,5<text:s text:c="5"/></text:p>
          </table:table-cell>
          <table:table-cell office:value-type="float" office:value="-1012" table:style-name="ce120">
            <text:p><text:s/>-1 012</text:p>
          </table:table-cell>
          <table:table-cell office:value-type="float" office:value="-69.601100412654745" table:style-name="ce121">
            <text:p>-69,6<text:s text:c="3"/></text:p>
          </table:table-cell>
          <table:table-cell office:value-type="float" office:value="-245" table:style-name="ce120">
            <text:p><text:s/>- 245</text:p>
          </table:table-cell>
          <table:table-cell office:value-type="float" office:value="-35.662299854439595" table:style-name="ce121">
            <text:p>-35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14" table:style-name="ce116">
            <text:p><text:s/>114</text:p>
          </table:table-cell>
          <table:table-cell office:value-type="float" office:value="1.6831536985087849" table:style-name="ce133">
            <text:p>1,7<text:s text:c="5"/></text:p>
          </table:table-cell>
          <table:table-cell office:value-type="float" office:value="142" table:style-name="ce134">
            <text:p><text:s/>142</text:p>
          </table:table-cell>
          <table:table-cell office:value-type="float" office:value="1.7785571142284569" table:style-name="ce135">
            <text:p>1,8<text:s text:c="5"/></text:p>
          </table:table-cell>
          <table:table-cell office:value-type="float" office:value="148" table:style-name="ce134">
            <text:p><text:s/>148</text:p>
          </table:table-cell>
          <table:table-cell office:value-type="float" office:value="2.0419426048565121" table:style-name="ce135">
            <text:p>2,0<text:s text:c="5"/></text:p>
          </table:table-cell>
          <table:table-cell office:value-type="float" office:value="-28" table:style-name="ce120">
            <text:p><text:s/>- 28</text:p>
          </table:table-cell>
          <table:table-cell office:value-type="float" office:value="-19.718309859154928" table:style-name="ce121">
            <text:p>-19,7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22.972972972972975" table:style-name="ce121">
            <text:p>-23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15" table:style-name="ce116">
            <text:p><text:s/>15</text:p>
          </table:table-cell>
          <table:table-cell office:value-type="float" office:value="0.22146759190905066" table:style-name="ce133">
            <text:p>0,2<text:s text:c="5"/></text:p>
          </table:table-cell>
          <table:table-cell office:value-type="float" office:value="24" table:style-name="ce134">
            <text:p><text:s/>24</text:p>
          </table:table-cell>
          <table:table-cell office:value-type="float" office:value="0.30060120240480964" table:style-name="ce135">
            <text:p>0,3<text:s text:c="5"/></text:p>
          </table:table-cell>
          <table:table-cell office:value-type="float" office:value="19" table:style-name="ce134">
            <text:p><text:s/>19</text:p>
          </table:table-cell>
          <table:table-cell office:value-type="float" office:value="0.26214128035320089" table:style-name="ce135">
            <text:p>0,3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37.5" table:style-name="ce121">
            <text:p>-37,5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21.052631578947366" table:style-name="ce121">
            <text:p>-21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793" table:style-name="ce116">
            <text:p>1 793</text:p>
          </table:table-cell>
          <table:table-cell office:value-type="float" office:value="26.472759486195187" table:style-name="ce133">
            <text:p>26,5<text:s text:c="5"/></text:p>
          </table:table-cell>
          <table:table-cell office:value-type="float" office:value="2564" table:style-name="ce134">
            <text:p>2 564</text:p>
          </table:table-cell>
          <table:table-cell office:value-type="float" office:value="32.114228456913828" table:style-name="ce135">
            <text:p>32,1<text:s text:c="5"/></text:p>
          </table:table-cell>
          <table:table-cell office:value-type="float" office:value="1647" table:style-name="ce134">
            <text:p>1 647</text:p>
          </table:table-cell>
          <table:table-cell office:value-type="float" office:value="22.723509933774835" table:style-name="ce135">
            <text:p>22,7<text:s text:c="5"/></text:p>
          </table:table-cell>
          <table:table-cell office:value-type="float" office:value="-771" table:style-name="ce120">
            <text:p><text:s/>- 771</text:p>
          </table:table-cell>
          <table:table-cell office:value-type="float" office:value="-30.070202808112324" table:style-name="ce121">
            <text:p>-30,1<text:s text:c="3"/></text:p>
          </table:table-cell>
          <table:table-cell office:value-type="float" office:value="146" table:style-name="ce120">
            <text:p>+ 146</text:p>
          </table:table-cell>
          <table:table-cell office:value-type="float" office:value="8.8646023072252582" table:style-name="ce121">
            <text:p>+8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304" table:style-name="ce116">
            <text:p><text:s/>304</text:p>
          </table:table-cell>
          <table:table-cell office:value-type="float" office:value="4.4884098626900935" table:style-name="ce133">
            <text:p>4,5<text:s text:c="5"/></text:p>
          </table:table-cell>
          <table:table-cell office:value-type="float" office:value="297" table:style-name="ce134">
            <text:p><text:s/>297</text:p>
          </table:table-cell>
          <table:table-cell office:value-type="float" office:value="3.7199398797595191" table:style-name="ce135">
            <text:p>3,7<text:s text:c="5"/></text:p>
          </table:table-cell>
          <table:table-cell office:value-type="float" office:value="341" table:style-name="ce134">
            <text:p><text:s/>341</text:p>
          </table:table-cell>
          <table:table-cell office:value-type="float" office:value="4.7047461368653423" table:style-name="ce135">
            <text:p>4,7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2.3569023569023568" table:style-name="ce121">
            <text:p>+2,4<text:s text:c="3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10.850439882697946" table:style-name="ce121">
            <text:p>-10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848" table:style-name="ce116">
            <text:p><text:s/>848</text:p>
          </table:table-cell>
          <table:table-cell office:value-type="float" office:value="12.520301195924995" table:style-name="ce133">
            <text:p>12,5<text:s text:c="5"/></text:p>
          </table:table-cell>
          <table:table-cell office:value-type="float" office:value="782" table:style-name="ce134">
            <text:p><text:s/>782</text:p>
          </table:table-cell>
          <table:table-cell office:value-type="float" office:value="9.7945891783567127" table:style-name="ce135">
            <text:p>9,8<text:s text:c="5"/></text:p>
          </table:table-cell>
          <table:table-cell office:value-type="float" office:value="951" table:style-name="ce134">
            <text:p><text:s/>951</text:p>
          </table:table-cell>
          <table:table-cell office:value-type="float" office:value="13.120860927152316" table:style-name="ce135">
            <text:p>13,1<text:s text:c="5"/></text:p>
          </table:table-cell>
          <table:table-cell office:value-type="float" office:value="66" table:style-name="ce120">
            <text:p>+ 66</text:p>
          </table:table-cell>
          <table:table-cell office:value-type="float" office:value="8.4398976982097178" table:style-name="ce121">
            <text:p>+8,4<text:s text:c="3"/></text:p>
          </table:table-cell>
          <table:table-cell office:value-type="float" office:value="-103" table:style-name="ce120">
            <text:p><text:s/>- 103</text:p>
          </table:table-cell>
          <table:table-cell office:value-type="float" office:value="-10.830704521556257" table:style-name="ce121">
            <text:p>-10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128" table:style-name="ce116">
            <text:p><text:s/>128</text:p>
          </table:table-cell>
          <table:table-cell office:value-type="float" office:value="1.8898567842905656" table:style-name="ce133">
            <text:p>1,9<text:s text:c="5"/></text:p>
          </table:table-cell>
          <table:table-cell office:value-type="float" office:value="125" table:style-name="ce134">
            <text:p><text:s/>125</text:p>
          </table:table-cell>
          <table:table-cell office:value-type="float" office:value="1.5656312625250499" table:style-name="ce135">
            <text:p>1,6<text:s text:c="5"/></text:p>
          </table:table-cell>
          <table:table-cell office:value-type="float" office:value="189" table:style-name="ce134">
            <text:p><text:s/>189</text:p>
          </table:table-cell>
          <table:table-cell office:value-type="float" office:value="2.6076158940397351" table:style-name="ce135">
            <text:p>2,6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2.4" table:style-name="ce121">
            <text:p>+2,4<text:s text:c="3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32.275132275132272" table:style-name="ce121">
            <text:p>-32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João Alface</dc:creator>
    <meta:creation-date>2014-01-15T09:56:08Z</meta:creation-date>
    <dc:date>2020-11-05T11:19:44Z</dc:date>
    <meta:print-date>2020-11-04T15:09:29Z</meta:print-date>
  </office:meta>
</office:document-meta>
</file>